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break-before="page"/>
    </style:style>
    <style:style style:name="P2" style:family="paragraph" style:parent-style-name="Preformatted_20_Text">
      <style:text-properties officeooo:paragraph-rsid="00040711"/>
    </style:style>
    <style:style style:name="P3" style:family="paragraph" style:parent-style-name="Preformatted_20_Text">
      <style:text-properties fo:language="hsb" fo:country="DE" officeooo:paragraph-rsid="00040711"/>
    </style:style>
    <style:style style:name="P4" style:family="paragraph" style:parent-style-name="Preformatted_20_Text">
      <style:text-properties fo:language="hsb" fo:country="DE" officeooo:paragraph-rsid="0005ba19"/>
    </style:style>
    <style:style style:name="P5" style:family="paragraph" style:parent-style-name="Preformatted_20_Text">
      <style:text-properties fo:language="hsb" fo:country="DE" officeooo:paragraph-rsid="000838f7"/>
    </style:style>
    <style:style style:name="P6" style:family="paragraph" style:parent-style-name="Preformatted_20_Text">
      <style:text-properties fo:language="hsb" fo:country="DE" officeooo:paragraph-rsid="000a767c"/>
    </style:style>
    <style:style style:name="P7" style:family="paragraph" style:parent-style-name="Preformatted_20_Text">
      <style:text-properties fo:language="hsb" fo:country="DE" officeooo:paragraph-rsid="000e3e5a"/>
    </style:style>
    <style:style style:name="P8" style:family="paragraph" style:parent-style-name="Preformatted_20_Text">
      <style:text-properties fo:language="hsb" fo:country="DE" officeooo:paragraph-rsid="0011945c"/>
    </style:style>
    <style:style style:name="P9" style:family="paragraph" style:parent-style-name="Preformatted_20_Text">
      <style:text-properties fo:language="hsb" fo:country="DE" officeooo:paragraph-rsid="00130114"/>
    </style:style>
    <style:style style:name="P10" style:family="paragraph" style:parent-style-name="Preformatted_20_Text">
      <style:text-properties fo:language="hsb" fo:country="DE" officeooo:paragraph-rsid="001378c2"/>
    </style:style>
    <style:style style:name="P11" style:family="paragraph" style:parent-style-name="Preformatted_20_Text">
      <style:text-properties fo:language="hsb" fo:country="DE" officeooo:paragraph-rsid="0015f939"/>
    </style:style>
    <style:style style:name="P12" style:family="paragraph" style:parent-style-name="Preformatted_20_Text">
      <style:text-properties fo:language="hsb" fo:country="DE" officeooo:paragraph-rsid="001850c6"/>
    </style:style>
    <style:style style:name="P13" style:family="paragraph" style:parent-style-name="Preformatted_20_Text">
      <style:text-properties fo:language="hsb" fo:country="DE" officeooo:paragraph-rsid="0019b66f"/>
    </style:style>
    <style:style style:name="P14" style:family="paragraph" style:parent-style-name="Preformatted_20_Text">
      <style:text-properties fo:language="hsb" fo:country="DE" officeooo:paragraph-rsid="001ac5f6"/>
    </style:style>
    <style:style style:name="P15" style:family="paragraph" style:parent-style-name="Preformatted_20_Text">
      <style:text-properties fo:language="hsb" fo:country="DE" officeooo:paragraph-rsid="001cb492"/>
    </style:style>
    <style:style style:name="P16" style:family="paragraph" style:parent-style-name="Preformatted_20_Text">
      <style:text-properties fo:language="hsb" fo:country="DE" officeooo:paragraph-rsid="001ef1a5"/>
    </style:style>
    <style:style style:name="P17" style:family="paragraph" style:parent-style-name="Preformatted_20_Text">
      <style:text-properties fo:language="hsb" fo:country="DE" officeooo:paragraph-rsid="00212de4"/>
    </style:style>
    <style:style style:name="P18" style:family="paragraph" style:parent-style-name="Preformatted_20_Text">
      <style:text-properties fo:language="hsb" fo:country="DE" officeooo:paragraph-rsid="0022fd9a"/>
    </style:style>
    <style:style style:name="P19" style:family="paragraph" style:parent-style-name="Preformatted_20_Text">
      <style:text-properties fo:language="hsb" fo:country="DE" officeooo:paragraph-rsid="00244f1f"/>
    </style:style>
    <style:style style:name="P20" style:family="paragraph" style:parent-style-name="Preformatted_20_Text">
      <style:text-properties fo:language="hsb" fo:country="DE" officeooo:paragraph-rsid="002bfe57"/>
    </style:style>
    <style:style style:name="P21" style:family="paragraph" style:parent-style-name="Preformatted_20_Text">
      <style:text-properties fo:language="hsb" fo:country="DE" officeooo:paragraph-rsid="002e31d7"/>
    </style:style>
    <style:style style:name="P22" style:family="paragraph" style:parent-style-name="Preformatted_20_Text">
      <style:text-properties fo:language="hsb" fo:country="DE" officeooo:paragraph-rsid="002e5336"/>
    </style:style>
    <style:style style:name="P23" style:family="paragraph" style:parent-style-name="Preformatted_20_Text">
      <style:text-properties fo:language="hsb" fo:country="DE" officeooo:paragraph-rsid="002f9371"/>
    </style:style>
    <style:style style:name="P24" style:family="paragraph" style:parent-style-name="Preformatted_20_Text">
      <style:text-properties fo:language="hsb" fo:country="DE" officeooo:paragraph-rsid="003199c2"/>
    </style:style>
    <style:style style:name="P25" style:family="paragraph" style:parent-style-name="Preformatted_20_Text">
      <style:text-properties officeooo:paragraph-rsid="00046310"/>
    </style:style>
    <style:style style:name="P26" style:family="paragraph" style:parent-style-name="Preformatted_20_Text">
      <style:text-properties officeooo:paragraph-rsid="00048005"/>
    </style:style>
    <style:style style:name="P27" style:family="paragraph" style:parent-style-name="Preformatted_20_Text">
      <style:text-properties officeooo:paragraph-rsid="0005ba19"/>
    </style:style>
    <style:style style:name="P28" style:family="paragraph" style:parent-style-name="Preformatted_20_Text">
      <style:text-properties officeooo:paragraph-rsid="00073705"/>
    </style:style>
    <style:style style:name="P29" style:family="paragraph" style:parent-style-name="Preformatted_20_Text">
      <style:text-properties officeooo:paragraph-rsid="000838f7"/>
    </style:style>
    <style:style style:name="P30" style:family="paragraph" style:parent-style-name="Preformatted_20_Text">
      <style:text-properties officeooo:paragraph-rsid="0009a6ff"/>
    </style:style>
    <style:style style:name="P31" style:family="paragraph" style:parent-style-name="Preformatted_20_Text">
      <style:text-properties officeooo:paragraph-rsid="000a767c"/>
    </style:style>
    <style:style style:name="P32" style:family="paragraph" style:parent-style-name="Preformatted_20_Text">
      <style:text-properties officeooo:paragraph-rsid="000c483f"/>
    </style:style>
    <style:style style:name="P33" style:family="paragraph" style:parent-style-name="Preformatted_20_Text">
      <style:text-properties officeooo:paragraph-rsid="000e3e5a"/>
    </style:style>
    <style:style style:name="P34" style:family="paragraph" style:parent-style-name="Preformatted_20_Text">
      <style:text-properties officeooo:paragraph-rsid="00100ef0"/>
    </style:style>
    <style:style style:name="P35" style:family="paragraph" style:parent-style-name="Preformatted_20_Text">
      <style:text-properties officeooo:paragraph-rsid="00111113"/>
    </style:style>
    <style:style style:name="P36" style:family="paragraph" style:parent-style-name="Preformatted_20_Text">
      <style:text-properties officeooo:paragraph-rsid="0011945c"/>
    </style:style>
    <style:style style:name="P37" style:family="paragraph" style:parent-style-name="Preformatted_20_Text">
      <style:text-properties officeooo:paragraph-rsid="00130114"/>
    </style:style>
    <style:style style:name="P38" style:family="paragraph" style:parent-style-name="Preformatted_20_Text">
      <style:text-properties officeooo:paragraph-rsid="001378c2"/>
    </style:style>
    <style:style style:name="P39" style:family="paragraph" style:parent-style-name="Preformatted_20_Text">
      <style:text-properties officeooo:paragraph-rsid="00139eb0"/>
    </style:style>
    <style:style style:name="P40" style:family="paragraph" style:parent-style-name="Preformatted_20_Text">
      <style:text-properties officeooo:paragraph-rsid="00150320"/>
    </style:style>
    <style:style style:name="P41" style:family="paragraph" style:parent-style-name="Preformatted_20_Text">
      <style:text-properties officeooo:paragraph-rsid="0015f939"/>
    </style:style>
    <style:style style:name="P42" style:family="paragraph" style:parent-style-name="Preformatted_20_Text">
      <style:text-properties officeooo:paragraph-rsid="001850c6"/>
    </style:style>
    <style:style style:name="P43" style:family="paragraph" style:parent-style-name="Preformatted_20_Text">
      <style:text-properties officeooo:paragraph-rsid="0019b66f"/>
    </style:style>
    <style:style style:name="P44" style:family="paragraph" style:parent-style-name="Preformatted_20_Text">
      <style:text-properties officeooo:paragraph-rsid="001ac5f6"/>
    </style:style>
    <style:style style:name="P45" style:family="paragraph" style:parent-style-name="Preformatted_20_Text">
      <style:text-properties officeooo:paragraph-rsid="001bb2dd"/>
    </style:style>
    <style:style style:name="P46" style:family="paragraph" style:parent-style-name="Preformatted_20_Text">
      <style:text-properties officeooo:paragraph-rsid="001cb492"/>
    </style:style>
    <style:style style:name="P47" style:family="paragraph" style:parent-style-name="Preformatted_20_Text">
      <style:text-properties officeooo:paragraph-rsid="001d8349"/>
    </style:style>
    <style:style style:name="P48" style:family="paragraph" style:parent-style-name="Preformatted_20_Text">
      <style:text-properties officeooo:paragraph-rsid="001ef1a5"/>
    </style:style>
    <style:style style:name="P49" style:family="paragraph" style:parent-style-name="Preformatted_20_Text">
      <style:text-properties officeooo:paragraph-rsid="001ff40a"/>
    </style:style>
    <style:style style:name="P50" style:family="paragraph" style:parent-style-name="Preformatted_20_Text">
      <style:text-properties officeooo:paragraph-rsid="00212de4"/>
    </style:style>
    <style:style style:name="P51" style:family="paragraph" style:parent-style-name="Preformatted_20_Text">
      <style:text-properties officeooo:paragraph-rsid="00218c46"/>
    </style:style>
    <style:style style:name="P52" style:family="paragraph" style:parent-style-name="Preformatted_20_Text">
      <style:text-properties officeooo:paragraph-rsid="0022fd9a"/>
    </style:style>
    <style:style style:name="P53" style:family="paragraph" style:parent-style-name="Preformatted_20_Text">
      <style:text-properties officeooo:paragraph-rsid="00244f1f"/>
    </style:style>
    <style:style style:name="P54" style:family="paragraph" style:parent-style-name="Preformatted_20_Text">
      <style:text-properties officeooo:paragraph-rsid="00253ee8"/>
    </style:style>
    <style:style style:name="P55" style:family="paragraph" style:parent-style-name="Preformatted_20_Text">
      <style:text-properties officeooo:paragraph-rsid="0026f8bd"/>
    </style:style>
    <style:style style:name="P56" style:family="paragraph" style:parent-style-name="Preformatted_20_Text">
      <style:text-properties officeooo:paragraph-rsid="00288b59"/>
    </style:style>
    <style:style style:name="P57" style:family="paragraph" style:parent-style-name="Preformatted_20_Text">
      <style:text-properties officeooo:paragraph-rsid="0029f5d3"/>
    </style:style>
    <style:style style:name="P58" style:family="paragraph" style:parent-style-name="Preformatted_20_Text">
      <style:text-properties officeooo:paragraph-rsid="002a8264"/>
    </style:style>
    <style:style style:name="P59" style:family="paragraph" style:parent-style-name="Preformatted_20_Text">
      <style:text-properties officeooo:paragraph-rsid="002bfe57"/>
    </style:style>
    <style:style style:name="P60" style:family="paragraph" style:parent-style-name="Preformatted_20_Text">
      <style:text-properties officeooo:paragraph-rsid="002c59a7"/>
    </style:style>
    <style:style style:name="P61" style:family="paragraph" style:parent-style-name="Preformatted_20_Text">
      <style:text-properties officeooo:paragraph-rsid="002c7431"/>
    </style:style>
    <style:style style:name="P62" style:family="paragraph" style:parent-style-name="Preformatted_20_Text">
      <style:text-properties officeooo:paragraph-rsid="002e04c6"/>
    </style:style>
    <style:style style:name="P63" style:family="paragraph" style:parent-style-name="Preformatted_20_Text">
      <style:text-properties officeooo:paragraph-rsid="002e31d7"/>
    </style:style>
    <style:style style:name="P64" style:family="paragraph" style:parent-style-name="Preformatted_20_Text">
      <style:text-properties officeooo:paragraph-rsid="002e4562"/>
    </style:style>
    <style:style style:name="P65" style:family="paragraph" style:parent-style-name="Preformatted_20_Text">
      <style:text-properties officeooo:paragraph-rsid="002e4f61"/>
    </style:style>
    <style:style style:name="P66" style:family="paragraph" style:parent-style-name="Preformatted_20_Text">
      <style:text-properties officeooo:paragraph-rsid="002e5336"/>
    </style:style>
    <style:style style:name="P67" style:family="paragraph" style:parent-style-name="Preformatted_20_Text">
      <style:text-properties officeooo:paragraph-rsid="002eca68"/>
    </style:style>
    <style:style style:name="P68" style:family="paragraph" style:parent-style-name="Preformatted_20_Text">
      <style:text-properties officeooo:paragraph-rsid="002f9371"/>
    </style:style>
    <style:style style:name="P69" style:family="paragraph" style:parent-style-name="Preformatted_20_Text">
      <style:text-properties officeooo:paragraph-rsid="00318ad0"/>
    </style:style>
    <style:style style:name="P70" style:family="paragraph" style:parent-style-name="Preformatted_20_Text">
      <style:text-properties officeooo:paragraph-rsid="003199c2"/>
    </style:style>
    <style:style style:name="T1" style:family="text">
      <style:text-properties fo:language="hsb" fo:country="DE"/>
    </style:style>
    <style:style style:name="T2" style:family="text">
      <style:text-properties fo:language="hsb" fo:country="DE" officeooo:rsid="00040711"/>
    </style:style>
    <style:style style:name="T3" style:family="text">
      <style:text-properties fo:language="hsb" fo:country="DE" officeooo:rsid="00073705"/>
    </style:style>
    <style:style style:name="T4" style:family="text">
      <style:text-properties fo:language="hsb" fo:country="DE" officeooo:rsid="000838f7"/>
    </style:style>
    <style:style style:name="T5" style:family="text">
      <style:text-properties fo:language="hsb" fo:country="DE" officeooo:rsid="000a767c"/>
    </style:style>
    <style:style style:name="T6" style:family="text">
      <style:text-properties officeooo:rsid="00040711"/>
    </style:style>
    <style:style style:name="T7" style:family="text">
      <style:text-properties officeooo:rsid="00046310"/>
    </style:style>
    <style:style style:name="T8" style:family="text">
      <style:text-properties officeooo:rsid="00048005"/>
    </style:style>
    <style:style style:name="T9" style:family="text">
      <style:text-properties officeooo:rsid="00073705"/>
    </style:style>
    <style:style style:name="T10" style:family="text">
      <style:text-properties officeooo:rsid="000838f7"/>
    </style:style>
    <style:style style:name="T11" style:family="text">
      <style:text-properties officeooo:rsid="0009a6ff"/>
    </style:style>
    <style:style style:name="T12" style:family="text">
      <style:text-properties officeooo:rsid="000a767c"/>
    </style:style>
    <style:style style:name="T13" style:family="text">
      <style:text-properties officeooo:rsid="000c483f"/>
    </style:style>
    <style:style style:name="T14" style:family="text">
      <style:text-properties officeooo:rsid="000e3e5a"/>
    </style:style>
    <style:style style:name="T15" style:family="text">
      <style:text-properties officeooo:rsid="00100ef0"/>
    </style:style>
    <style:style style:name="T16" style:family="text">
      <style:text-properties officeooo:rsid="00111113"/>
    </style:style>
    <style:style style:name="T17" style:family="text">
      <style:text-properties officeooo:rsid="0011945c"/>
    </style:style>
    <style:style style:name="T18" style:family="text">
      <style:text-properties officeooo:rsid="00130114"/>
    </style:style>
    <style:style style:name="T19" style:family="text">
      <style:text-properties officeooo:rsid="001378c2"/>
    </style:style>
    <style:style style:name="T20" style:family="text">
      <style:text-properties officeooo:rsid="00139eb0"/>
    </style:style>
    <style:style style:name="T21" style:family="text">
      <style:text-properties officeooo:rsid="00150320"/>
    </style:style>
    <style:style style:name="T22" style:family="text">
      <style:text-properties officeooo:rsid="0015f939"/>
    </style:style>
    <style:style style:name="T23" style:family="text">
      <style:text-properties officeooo:rsid="001850c6"/>
    </style:style>
    <style:style style:name="T24" style:family="text">
      <style:text-properties officeooo:rsid="0019b66f"/>
    </style:style>
    <style:style style:name="T25" style:family="text">
      <style:text-properties officeooo:rsid="001ac5f6"/>
    </style:style>
    <style:style style:name="T26" style:family="text">
      <style:text-properties officeooo:rsid="001bb2dd"/>
    </style:style>
    <style:style style:name="T27" style:family="text">
      <style:text-properties officeooo:rsid="001cb492"/>
    </style:style>
    <style:style style:name="T28" style:family="text">
      <style:text-properties officeooo:rsid="001d8349"/>
    </style:style>
    <style:style style:name="T29" style:family="text">
      <style:text-properties officeooo:rsid="001ef1a5"/>
    </style:style>
    <style:style style:name="T30" style:family="text">
      <style:text-properties officeooo:rsid="001ff40a"/>
    </style:style>
    <style:style style:name="T31" style:family="text">
      <style:text-properties officeooo:rsid="00212de4"/>
    </style:style>
    <style:style style:name="T32" style:family="text">
      <style:text-properties officeooo:rsid="00218c46"/>
    </style:style>
    <style:style style:name="T33" style:family="text">
      <style:text-properties officeooo:rsid="0022fd9a"/>
    </style:style>
    <style:style style:name="T34" style:family="text">
      <style:text-properties officeooo:rsid="00244f1f"/>
    </style:style>
    <style:style style:name="T35" style:family="text">
      <style:text-properties officeooo:rsid="00253ee8"/>
    </style:style>
    <style:style style:name="T36" style:family="text">
      <style:text-properties officeooo:rsid="0026f8bd"/>
    </style:style>
    <style:style style:name="T37" style:family="text">
      <style:text-properties officeooo:rsid="00288b59"/>
    </style:style>
    <style:style style:name="T38" style:family="text">
      <style:text-properties officeooo:rsid="0029f5d3"/>
    </style:style>
    <style:style style:name="T39" style:family="text">
      <style:text-properties officeooo:rsid="002a8264"/>
    </style:style>
    <style:style style:name="T40" style:family="text">
      <style:text-properties officeooo:rsid="002bfe57"/>
    </style:style>
    <style:style style:name="T41" style:family="text">
      <style:text-properties officeooo:rsid="002c59a7"/>
    </style:style>
    <style:style style:name="T42" style:family="text">
      <style:text-properties officeooo:rsid="002c7431"/>
    </style:style>
    <style:style style:name="T43" style:family="text">
      <style:text-properties officeooo:rsid="002e04c6"/>
    </style:style>
    <style:style style:name="T44" style:family="text">
      <style:text-properties officeooo:rsid="002e31d7"/>
    </style:style>
    <style:style style:name="T45" style:family="text">
      <style:text-properties officeooo:rsid="002e4562"/>
    </style:style>
    <style:style style:name="T46" style:family="text">
      <style:text-properties officeooo:rsid="002e4f61"/>
    </style:style>
    <style:style style:name="T47" style:family="text">
      <style:text-properties officeooo:rsid="002e5336"/>
    </style:style>
    <style:style style:name="T48" style:family="text">
      <style:text-properties officeooo:rsid="002eca68"/>
    </style:style>
    <style:style style:name="T49" style:family="text">
      <style:text-properties officeooo:rsid="002f9371"/>
    </style:style>
    <style:style style:name="T50" style:family="text">
      <style:text-properties officeooo:rsid="00318ad0"/>
    </style:style>
    <style:style style:name="T51" style:family="text">
      <style:text-properties officeooo:rsid="003199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text:p>
      <text:p text:style-name="Preformatted_20_Text">%----------------------------------- </text:p>
      <text:p text:style-name="Preformatted_20_Text">% https://digital.slub-dresden.de/data/kitodo/BibltojeZ_478590679/BibltojeZ_478590679_tif/jpegs/00001660.tif.large.jpg </text:p>
      <text:p text:style-name="Preformatted_20_Text">%----------------------------------------------------------- </text:p>
      <text:p text:style-name="Preformatted_20_Text"/>
      <text:p text:style-name="P3">%----------------------------------- </text:p>
      <text:p text:style-name="P3"/>
      <text:p text:style-name="P2"><text:span text:style-name="T1">kapitl((</text:span>Zjewjenje swjateho Jana, wučerja Božeho.<text:span text:style-name="T6">))</text:span></text:p>
      <text:p text:style-name="P2"/>
      <text:p text:style-name="P2"><text:span text:style-name="T6">staw((</text:span>Prěni staw.<text:span text:style-name="T6">))</text:span> </text:p>
      <text:p text:style-name="P2"/>
      <text:p text:style-name="P2"><text:span text:style-name="T6">detail((</text:span>Potajnstwo sydom swěčnikow a hwězdow.<text:span text:style-name="T6">))</text:span></text:p>
      <text:p text:style-name="P2"/>
      <text:p text:style-name="P3">%----------------------------------- </text:p>
      <text:p text:style-name="P2"><text:span text:style-name="T1"/></text:p>
      <text:p text:style-name="Preformatted_20_Text">1. To je to zjewjenje Jezom Chrysta, kotrež jemu Bóh dał je, zo by pokazał swojim wotročkam, što so w krótkim času stać budźe; a je to přez znamjenja zjewił a pósłał přez swojeho jandźela k swojemu wotročkej Janej, <text:span text:style-name="T6">ref((</text:span>Jan. 3, 32. Zjew. 1, 19. St. 22, 6. 7.<text:span text:style-name="T6">))</text:span></text:p>
      <text:p text:style-name="Preformatted_20_Text"/>
      <text:p text:style-name="P2">2. Kotryž je wobswědčił to słowo Bože a to swědčenje Jezom Chrysta, štož wón widźił je (a štož je a štož so po tym stać dyrbi). <text:span text:style-name="T6">ref((</text:span>St. 6, 9.<text:span text:style-name="T6">))</text:span> </text:p>
      <text:p text:style-name="Preformatted_20_Text"/>
      <text:p text:style-name="P2">3. Zbóžny je tón, kiž lazuje a kotřiž słyša te profetiske słowa a zachowaju, štož w nich napisane je. Přetož tón čas je blisko. <text:span text:style-name="T6">ref((</text:span>St. 22, 7. 10.<text:span text:style-name="T6">))</text:span></text:p>
      <text:p text:style-name="P2"><text:s/></text:p>
      <text:p text:style-name="P2">4. Jan tym sydom wosadam, kiž su we Aziskej: Hnada budź z wami a měr wot teho, kiž je a kiž běše a kiž přińć budźe, a wot tych sydom duchomw, kotřiž su před jeho stołom, <text:span text:style-name="T6">ref((</text:span>2 Mójz. 3, 14.<text:span text:style-name="T6">))</text:span> </text:p>
      <text:p text:style-name="Preformatted_20_Text"/>
      <text:p text:style-name="P2">5. A wot Jezom Chrysta, kiž je tón swěrny swědk a tón přinarodźeny z morwych a tón fěršta tych kralow na zemi; kiž nas lubował a nas wumóhł je wot našich hrěchow přez swoju krej, <text:span text:style-name="T6">ref((</text:span>St. 3, 14. Jap. zk. 26, 23. 1 Kor. 15, 20. Kol. 1, 18. Gal. 2, 20. Hebr. 9, 14. 1 Jan. 1,7.<text:span text:style-name="T6">))</text:span></text:p>
      <text:p text:style-name="P2"><text:s/></text:p>
      <text:p text:style-name="P2">6. A je nas kralow a měšnikow sčinił před Bohom a před swojim Wótcom; temu samemu budź česća móc wot wěčnosće hač do wěčnosće. Hamjeń. <text:span text:style-name="T6">ref((</text:span>2 Mójz. 19, 6. 1 Pětr. 2, 5. 9.<text:span text:style-name="T6">))</text:span></text:p>
      <text:p text:style-name="P2"><text:s/></text:p>
      <text:p text:style-name="Preformatted_20_Text">7. Hlaj, wón dźe z tymi mróčelemi, a budźa jeho widźeć wšitke woči, tež ći, kiž jeho kałali su; a budźa skiwlić wšitke narody teje zemje. Haj, hamjeń. </text:p>
      <text:p text:style-name="Preformatted_20_Text"/>
      <text:p text:style-name="P2">8. Ja sym to A a to O, tón započatk a kónc, praji tón Knjez, kiž je a kiž běše a kiž přińć budźe, tón wšehomócny. <text:span text:style-name="T6">ref((</text:span>Jez. 41, 4. St. 44, 6. Zjew. 21, 6. St. 22, 13.<text:span text:style-name="T6">))</text:span></text:p>
      <text:p text:style-name="Preformatted_20_Text"/>
      <text:p text:style-name="P2">9. Ja, Jan, kiž tež waš bratr a waš towarš sym teje tyšnosće a kralestwa a sćerpliwosće we Jezusu Chrystusu, běch na tej inzuli (kupje), kotrejž Patmos rěkaju, teho słowa Božeho dla a teho swědčenja Jezom Chrysta dla. <text:span text:style-name="T6">ref((</text:span>pom. 8, 17.<text:span text:style-name="T6">))</text:span></text:p>
      <text:p text:style-name="Preformatted_20_Text"/>
      <text:p text:style-name="P2">10. Ja běch w duchu na Knjezowym dnju a słyšach zady mje wulki hłós, jako jedneje truby,</text:p>
      <text:p text:style-name="P2"><text:s/></text:p>
      <text:p text:style-name="Preformatted_20_Text">11. Tón dźeše: Ja sym alpha a omega, tón prěni a tón posleni; a štož widźiš, to zapiš do knihow a pósćel to same tym sydom wosadam, kiž su we Aziskej, do Epheza a do Smyrny a do Pergama a do Thyatiry a do Sardesa a do Philadelphije a do Laodizeje. </text:p>
      <text:p text:style-name="Preformatted_20_Text"/>
      <text:p text:style-name="P2">12. A ja so wobroćich, zo bych so po tym hłosu wohladał, kiž zo mnu rěčeše; a wobroćiwši so widźich sydom złotych swěčnikow; <text:span text:style-name="T6">ref((</text:span>2 Mójz. 25, 37.<text:span text:style-name="T6">))</text:span> </text:p>
      <text:p text:style-name="Preformatted_20_Text"/>
      <text:p text:style-name="Preformatted_20_Text"><text:soft-page-break/></text:p>
      <text:p text:style-name="P2">13. A srjedźa tych sydom swěčnikow jeneho, podobneho na člo<text:span text:style-name="T6">w</text:span>zkeho Syna, kiž běše dołhu drastu wodźety a wopasany wokoło nadrow ze złotym pasom; <text:span text:style-name="T6">ref((</text:span>St 3, 1. Ez 1, 36.<text:span text:style-name="T6">))</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1.tif.large.jpg </text:p>
      <text:p text:style-name="Preformatted_20_Text">%----------------------------------------------------------- </text:p>
      <text:p text:style-name="Preformatted_20_Text"/>
      <text:p text:style-name="Preformatted_20_Text">14. Jeho hłowa pak a włosy běchu běłe, jako běła wołma, jako tón sněh, a jeho woči jako wohenjowe płomjo; </text:p>
      <text:p text:style-name="Preformatted_20_Text"/>
      <text:p text:style-name="P2">15. A jeho nocy běštej podobnej mosazej, jako w pjezy horjazej, a jeho hłós jako hłós wjele wodow; <text:span text:style-name="T6">ref((</text:span>St. 14, 2.<text:span text:style-name="T6">))</text:span> </text:p>
      <text:p text:style-name="Preformatted_20_Text"/>
      <text:p text:style-name="P2">16. A měješe sydom hwězdow w swojej prawej rucy, a z jeho erta dźěše z wobeju stronow wótry mječ, a jeho wobličo swěćeše jako jasne słónco.</text:p>
      <text:p text:style-name="P2"><text:s/></text:p>
      <text:p text:style-name="P2">17. A jako jeho widźich, padźech ja k jeho nohomaj jako morwy; a wón połoži swoju prawu ruku na mnje a dźeše ke mni: Njebój so, ja sym tón prěni a posleni, <text:span text:style-name="T6">ref((</text:span>Dan. 8, 18.<text:span text:style-name="T6">))</text:span></text:p>
      <text:p text:style-name="Preformatted_20_Text"/>
      <text:p text:style-name="P2">18. A tón žiwy. Ja běch morwy, a hlaj, ja sym žiwy wot wěčnosće hač do wěčnosće (hamjeń), a mam kluče teje hele a teje smjerće. <text:span text:style-name="T6">ref((</text:span>Rom. 6, 9.<text:span text:style-name="T6">))</text:span></text:p>
      <text:p text:style-name="P2"/>
      <text:p text:style-name="Preformatted_20_Text">19. Napiš, štož sy widźił a štož to je a štož so potom stać budźe; </text:p>
      <text:p text:style-name="Preformatted_20_Text"/>
      <text:p text:style-name="Preformatted_20_Text">20. To potajnstwo tych sydom hwězdow, kotrež sy widźił w mojej prawej rucy, a tych sydom złotych swěčnikow. Te sydom hwězdy su jandźeljo tych sydom zyrkwjow, a te sydom swěčniki, kotrež sy widźił, su sydom wosady. </text:p>
      <text:p text:style-name="Preformatted_20_Text"/>
      <text:p text:style-name="P3">%----------------------------------- </text:p>
      <text:p text:style-name="P3"/>
      <text:p text:style-name="P2"><text:span text:style-name="T2">staw((</text:span>2. staw.<text:span text:style-name="T6">))</text:span></text:p>
      <text:p text:style-name="P2"/>
      <text:p text:style-name="P2"><text:span text:style-name="T6">detail((</text:span>Schtyri listy, kiž napominaju, so falšneje wučby hladać a wobstajny wostać.<text:span text:style-name="T6">))</text:span></text:p>
      <text:p text:style-name="Preformatted_20_Text"/>
      <text:p text:style-name="P3">%----------------------------------- </text:p>
      <text:p text:style-name="P3"/>
      <text:p text:style-name="P2">1. A jandźelej Ephezizkeje wosady piš: To praji, kiž dźerži te sydom hwězdy w swojej prawicy, kiž chodźi srjedźa tych sydom złotych swěčnikow: </text:p>
      <text:p text:style-name="Preformatted_20_Text"/>
      <text:p text:style-name="Preformatted_20_Text">2. Ja wěm twoje skutki a twoju prócu a twoju sćerpliwosć a zo njemóžeš złych znjesć; a sy spytał tych, kiž praja, zo su japoštoli, a njejsu, a sy jich namakał, zo su łharjo; </text:p>
      <text:p text:style-name="Preformatted_20_Text"/>
      <text:p text:style-name="Preformatted_20_Text">3. A znjeseš a maš sćerpliwosć a prócuješ so mojeho mjena dla a njejsy wustał. </text:p>
      <text:p text:style-name="Preformatted_20_Text"/>
      <text:p text:style-name="Preformatted_20_Text">4. Ale ja mam něšto napřećiwo tebi, zo swoju prěńšu lubosć sy wopušćił. <text:span text:style-name="T7">ref((</text:span>Scht. 14, 20.<text:span text:style-name="T7">))</text:span></text:p>
      <text:p text:style-name="Preformatted_20_Text"/>
      <text:p text:style-name="P25">5. Spomń teho dla, z čoho ty sy wupanuł, a čiń pokutu a čiń te prěńše skutki. Jeli zo pak nochzeš, budu ja ći přińć bórzy a twój swěčnik hnuć wot swojeho města, jeli zo pokutu nječiniš. <text:span text:style-name="T7">ref((</text:span>Mat. 3,2.<text:span text:style-name="T7">))</text:span></text:p>
      <text:p text:style-name="Preformatted_20_Text"/>
      <text:p text:style-name="P25">6. Ale to ty maš, zo te skutki tych Mikławšskich hidźiš, kotrež ja tež hidźu. <text:span text:style-name="T7">ref((</text:span>Scht. 15. Pz. 130, 21. 22.<text:span text:style-name="T7">))</text:span></text:p>
      <text:p text:style-name="P25"><text:s/></text:p>
      <text:p text:style-name="P25">7. Štóž wuši ma, tón njech posłucha, što Duch tym wosadam praji: Temu, kiž přewinje, budu ja jěsć dać wot drjewa teho žiwjenja, kotrež je srjedźa w Božim raju. <text:span text:style-name="T7">ref((</text:span>Mat. 11, 15.<text:span text:style-name="T7">))</text:span></text:p>
      <text:p text:style-name="P25"><text:s/></text:p>
      <text:p text:style-name="P25">8. A temu jandźelej teje Smyrnjanzkeje wosady piš: To praji tón prěni a tón posleni, kiž morwy běše a je wožiwił: <text:span text:style-name="T7">ref((</text:span>St. 22, 13.<text:span text:style-name="T7">))</text:span></text:p>
      <text:p text:style-name="P25"/>
      <text:p text:style-name="P25"><text:soft-page-break/><text:s/></text:p>
      <text:p text:style-name="P25">9. Ja wěm twoje skutki a twoju tyšnosć a twoju khudobu (ty sy pak bohaty) a to hanjenje tych, kotřiž rjeknu, zo sami židźi su, a njejsu, ale su zatanzka šula. <text:span text:style-name="T7">ref((</text:span>St. 3, 9.<text:span text:style-name="T7">))</text:span></text:p>
      <text:p text:style-name="P25"><text:s/></text:p>
      <text:p text:style-name="P25">10. Ničo so njebój teho, štož ćerpić maš. Hlaj, djaboł budźe někotrych wot was do jastwa ćisnyć, zo byšće spytowani byli, a budźeće tyšnosć měć přez dźesać dnjow. Budź swěrny hač do smjerće, dha chcu tebi krónu teho žiwjenja dać. <text:span text:style-name="T7">ref((</text:span>Mat. 10, 28. Zjew. 3, 11.<text:span text:style-name="T7">))</text:span></text:p>
      <text:p text:style-name="Preformatted_20_Text"/>
      <text:p text:style-name="P25">11. Štóž ma wuši, njech posłucha, što Duch tym wosadam praji: Štóž přewinje, temu so žana škoda stać njebudźe wot druheje smjerće. <text:span text:style-name="T7">ref((</text:span>Scht. 7.<text:span text:style-name="T7">))</text:span></text:p>
      <text:p text:style-name="P25"><text:s/></text:p>
      <text:p text:style-name="P25">12. A temu jandźelej Pergamenzkeje wosady piš: To praji, kiž <text:s/>ma tón z wobeju stronow wótry mječ: <text:span text:style-name="T7">ref((</text:span>St. 1, 16. Eph. 6, 17. Hebr. 4, 12.<text:span text:style-name="T7">))</text:span></text:p>
      <text:p text:style-name="P25"/>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2.tif.large.jpg </text:p>
      <text:p text:style-name="Preformatted_20_Text">%----------------------------------------------------------- </text:p>
      <text:p text:style-name="Preformatted_20_Text"/>
      <text:p text:style-name="Preformatted_20_Text">13. Ja wěm, što ty činiš a hdźe bydliš, hdźež zatanzki stoł je; a dźeržiš so mojeho mjena, a njejsy moju wěru zaprěł, tež w tych dnjach (nic), jako Antipas, mój swěrny swědk, pola was bu morjeny, hdźež zatan přebywa. </text:p>
      <text:p text:style-name="Preformatted_20_Text"/>
      <text:p text:style-name="P25">14. Ale ja mam něšto małe napřećiwo tebi, zo tam maš tych, kotřiž při Balaamowej wučbje dźerža, kiž Balaka wučeše pohóršenje kłasć před Jzraelzkimi dźěćimi, jěsć přibójske wopory a kurwarstwo hnać. <text:span text:style-name="T7">ref((</text:span>4 Mójz. 25, 2. 2 Pětr. 2, 15. 16. Jud. št. 11.<text:span text:style-name="T7">))</text:span></text:p>
      <text:p text:style-name="P25"/>
      <text:p text:style-name="P25">15. Tak maš tež ty tych, kiž so teje wučby tych Mikławšskich dźerža; to ja hidźu. <text:span text:style-name="T7">ref((</text:span>Scht. 6.<text:span text:style-name="T7">))</text:span></text:p>
      <text:p text:style-name="P25"/>
      <text:p text:style-name="P25">16. Čiń pokutu; a jeli zo nječiniš, budu ja ći bórzy přińć a z nimi wojować z mječom mojeho erta. <text:span text:style-name="T7">ref((</text:span>St. 19, 15. 21.<text:span text:style-name="T7">))</text:span></text:p>
      <text:p text:style-name="P25"/>
      <text:p text:style-name="Preformatted_20_Text">17. Štóž ma wuši, njech posłucha, što Duch tym wosadam praji: Štóž přewinje, temu budu ja jěsć dać wot potajneho mana; a budu jemu dać běły kamješk a z tym kamješkom nowe mjeno napisane, kotrež nichtó njeznaje, chiba tón, kiž to same dóstanje. </text:p>
      <text:p text:style-name="Preformatted_20_Text"/>
      <text:p text:style-name="Preformatted_20_Text">18. A temu jandźelej Thyatirzkeje wosady piš: To praji tón Syn Boži, kiž ma swojej woči jako wohenjowe płomjo a jeho nocy stej podobnej na mosas: </text:p>
      <text:p text:style-name="Preformatted_20_Text"/>
      <text:p text:style-name="P25">19. Ja wěm twoje skutki a twoju lubosć a twoju wěru a twoju słužbu a twoju sćerpliwosć a zo ty dale wjazy činiš. <text:span text:style-name="T7">ref((</text:span>Scht. 2. 9. 13.<text:span text:style-name="T7">))</text:span> </text:p>
      <text:p text:style-name="Preformatted_20_Text"/>
      <text:p text:style-name="P25">20. Ale ja mam něšto małe napřećiwo tebi, zo twojej žonje Jezabeli, kiž praji, zo je profećina, wotpušćiš wučić a zawjesć mojich wotročkow, zo kurwja a jědźa přibójske wopory. <text:span text:style-name="T7">ref((</text:span>Scht. 4. 1 Kral. 16, 31.<text:span text:style-name="T7">))</text:span> </text:p>
      <text:p text:style-name="Preformatted_20_Text"/>
      <text:p text:style-name="P26">21. A ja sym jej čas dał, zo by so nakazała; ale wona nochce so nakazać swojeho kurwarstwa dla. <text:span text:style-name="T7">ref((</text:span>Kn. mudr. 12, 10.<text:span text:style-name="T8">))</text:span> </text:p>
      <text:p text:style-name="Preformatted_20_Text"/>
      <text:p text:style-name="Preformatted_20_Text">22. Hlaj, ja ćisnu ju do łoža, a tych, kotřiž z njej su mandźelstwo łamali, do wulkeje žałozće, jeli zo woni so wobroćić njebudźa wot swojich skutkow; </text:p>
      <text:p text:style-name="Preformatted_20_Text"/>
      <text:p text:style-name="P26">23. A jeje dźěći budu ja pobić do smjerće; a budźa póznać wšitke wosady, zo ja sym, kiž jěrchenje a wutroby wobhonju; a budu kóždemu bjez wami dać po wašich skutkach. <text:span text:style-name="T7">ref((</text:span>Pz. 7, 10. Jer. 11, 20.<text:span text:style-name="T8">))</text:span></text:p>
      <text:p text:style-name="Preformatted_20_Text"/>
      <text:p text:style-name="Preformatted_20_Text">24. Wam pak ja praju a tym druhim, kotřiž w Thyatirje su, kiž nimaju tajkeje wučby a kiž njejsu póznali tu zatanzku hłubokosć, jako woni praja: Ja nochcu na was druhu wobćežnosć pósłać. </text:p>
      <text:p text:style-name="Preformatted_20_Text"/>
      <text:p text:style-name="Preformatted_20_Text">25. Wšak pak, štož wy maće, to dźeržće, hač přińdu. </text:p>
      <text:p text:style-name="Preformatted_20_Text"/>
      <text:p text:style-name="P26">26. A štóž přewinje a dźerži moje skutki hač do kónca, temu budu ja móc dać na tych pohanow, <text:span text:style-name="T7">ref((</text:span><text:span text:style-name="T8">Pf </text:span>2, 8<text:span text:style-name="T8">))</text:span></text:p>
      <text:p text:style-name="Preformatted_20_Text"/>
      <text:p text:style-name="P26">27. A wón budźe jich pasć ze železnym prutom, a jako hornčeŕzke sudobje budźe wón jich rosbić, <text:span text:style-name="T7">ref((</text:span>St. 12, 5.<text:span text:style-name="T8">))</text:span></text:p>
      <text:p text:style-name="Preformatted_20_Text"/>
      <text:p text:style-name="P26">28. Runje jako ja tež wot mojeho Wótca sym dóstał; a budu jemu dać tu rańšu hwězdu. <text:span text:style-name="T7">ref((</text:span>guxt. 22, 29.<text:span text:style-name="T8">))</text:span> </text:p>
      <text:p text:style-name="Preformatted_20_Text"/>
      <text:p text:style-name="P26">29. Štóž ma wuši, njech posłucha, što Duch tym wosadam praji. <text:span text:style-name="T7">ref((</text:span>Scht. 7. 11.<text:span text:style-name="T8">))</text:span></text:p>
      <text:p text:style-name="P26"><text:soft-page-break/></text:p>
      <text:p text:style-name="P26"><text:s/></text:p>
      <text:p text:style-name="P4">%----------------------------------- </text:p>
      <text:p text:style-name="P4"/>
      <text:p text:style-name="P27"><text:span text:style-name="T3">staw((</text:span>3. staw.<text:span text:style-name="T9">))</text:span> </text:p>
      <text:p text:style-name="P27"/>
      <text:p text:style-name="P27"><text:span text:style-name="T9">detail((</text:span>Tři listy, kiž napominaju, so falšneje wučby, ludanja a njerodnozće hladać a wobstajny wostać.<text:span text:style-name="T9">))</text:span> </text:p>
      <text:p text:style-name="P27"/>
      <text:p text:style-name="P27"><text:span text:style-name="T9">detail((</text:span>Tekst na 25. njedźelu po swj. Trojicy. III.<text:span text:style-name="T9">))</text:span> </text:p>
      <text:p text:style-name="Preformatted_20_Text"/>
      <text:p text:style-name="P4">%----------------------------------- </text:p>
      <text:p text:style-name="P27"><text:span text:style-name="T2"/></text:p>
      <text:p text:style-name="P28">1. [A temu jandźelej Sardizkeje wosady piš: To praji tón, kiž tych sydom duchow Božich ma a te sydom hwězdy: Ja wěm twoje skutki; přetož ty maš to mjeno, zo sy žiwy, ale sy morwy. <text:span text:style-name="T7">ref((</text:span>St. 1, 16.<text:span text:style-name="T9">))</text:span> </text:p>
      <text:p text:style-name="Preformatted_20_Text"/>
      <text:p text:style-name="Preformatted_20_Text">2. Budź zbudliwy a posylń to zbytne, kotrež chce wumrjeć; přetož ja njejsym twoje skutki połne namakał před Bohom. </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3.tif.large.jpg </text:p>
      <text:p text:style-name="Preformatted_20_Text">%----------------------------------------------------------- </text:p>
      <text:p text:style-name="Preformatted_20_Text"/>
      <text:p text:style-name="P28">3. Wopomń pak, kak sy dóstał a słyšał, a dźerž to same a čiń pokutu. Jeli zo teho dla wachować njebudźeš, budu ja na tebje přińć jako paduch, a njebudźeš wjedźić, kotru štundu ja na tebje přińć budu. <text:span text:style-name="T7">ref((</text:span>Luk. 12, 309. 1 Thes. 5, 2. 2 Pětr. 3, 10. Zjew. 16, 15.<text:span text:style-name="T9">))</text:span> </text:p>
      <text:p text:style-name="Preformatted_20_Text"/>
      <text:p text:style-name="Preformatted_20_Text">4. Ty maš tež mało mjenow w Sardesu, kiž njejsu womazali swoje drasty; a woni budźa zo mnu chodźić w běłych drastach, dokelž dostojni su. </text:p>
      <text:p text:style-name="Preformatted_20_Text"/>
      <text:p text:style-name="P28">5. Štóž přewinje, tón budźe woblečeny běłu drastu, a ja njebudu jeho mjeno wumazać z tych knihow teho žiwjenja, ale chcu jeho mjeno póznać před mojim Wótcom a před jeho jandźelemi. <text:span text:style-name="T7">ref((</text:span>Mat. 10, 32. Phil. 4, 3.<text:span text:style-name="T9">))</text:span> </text:p>
      <text:p text:style-name="Preformatted_20_Text"/>
      <text:p text:style-name="Preformatted_20_Text">6. Štóž ma wuši, njech posłucha, što Duch tym wosadam praji. </text:p>
      <text:p text:style-name="Preformatted_20_Text"/>
      <text:p text:style-name="P28">7. A temu jandźelej Philadelphizkeje wosady piš: To praji tón swjaty, tón wěrny, kiž ma tón kluč Dawidowy, kotryž tak wotanka, zo nichtó zamknyć njemóže, a tak zanka, zo nichtó wotanknuć njemóže: <text:span text:style-name="T7">ref((</text:span>Hiob. 12, 14. Jez. 22, 22.<text:span text:style-name="T9">))</text:span> </text:p>
      <text:p text:style-name="Preformatted_20_Text"/>
      <text:p text:style-name="Preformatted_20_Text">8. Ja wěm twoje skutki. Hlaj, ja sym před tobu dał wotewrjene durje, a žadyn njemóže je zamknyć; přetož ty maš snadnu móc a sy moje słowo zachował a njejsy moje mjeno zaprěł. </text:p>
      <text:p text:style-name="Preformatted_20_Text"/>
      <text:p text:style-name="P28">9. Hlaj, ja budu ći někotrych dać ze zatanzkeje šule, kotřiž praja, zo su židźi, a njejsu, ale łžu. Hlaj, ja chcu činić, zo woni přińć dyrbja a so modlić k twojimaj nohomaj a póznać, zo ja će lubował sym. <text:span text:style-name="T7">ref((</text:span>St. 2, 9.<text:span text:style-name="T9">))</text:span> </text:p>
      <text:p text:style-name="Preformatted_20_Text"/>
      <text:p text:style-name="Preformatted_20_Text">10. Dokelž ty sy zachował to słowo mojeje sćerpliwosće, chcu ja tež tebje zachować před tej štundu teho spytowanja, kotraž přińć budźe na tón cyły šěroki swět, zo bychu spytowani byli ći, kiž bydla na zemi. </text:p>
      <text:p text:style-name="Preformatted_20_Text"/>
      <text:p text:style-name="Preformatted_20_Text">11. Hlaj, ja přińdu bórzy; dźerž, štož ty maš, zo by nichtó njewzał twoju krónu.</text:p>
      <text:p text:style-name="Preformatted_20_Text"/>
      <text:p text:style-name="P28">12. Štóž přewinje, teho budu ja sčinić za stołp w tej cyrkwi mojeho Boha, a wjazy z njeje wuńć njedyrbi; a chcu na njeho napisać to mjeno mojeho Boha a to mjeno teho noweho Jerusalema, teho města mojeho Boha, kotrež z njebjes dele přińdźe wot mojeho Boha, a moje mjeno, to nowe. <text:span text:style-name="T7">ref((</text:span>St. 2, 7. 11. 17:<text:span text:style-name="T9">))</text:span> </text:p>
      <text:p text:style-name="Preformatted_20_Text"/>
      <text:p text:style-name="P28">13. Štóž ma wuši, njech posłucha, što Duch tym wosadam praji.</text:p>
      <text:p text:style-name="P28"><text:s/></text:p>
      <text:p text:style-name="P28">14. A temu jandźelej Laodizejzkeje wosady piš: To praji tón hamjeń, tón swěrny a wěrny swědk, tón započatk Božeho stworjenja: <text:span text:style-name="T7">ref((</text:span>St. 1, 5. St. 3, 7.<text:span text:style-name="T9">))</text:span> </text:p>
      <text:p text:style-name="Preformatted_20_Text"/>
      <text:p text:style-name="P28">15. Ja wěm twoje skutki, zo ani zymny ani ćopły njejsy; o! hdy by zymny abo ćopły był! <text:span text:style-name="T7">ref((</text:span>St. 2, 2. 9. 18. 19.<text:span text:style-name="T9">))</text:span> </text:p>
      <text:p text:style-name="Preformatted_20_Text"/>
      <text:p text:style-name="Preformatted_20_Text">16. Dokelž pak liwki sy a ani zymny ani ćopły, budu ja će wuplunuć z mojeho erta. </text:p>
      <text:p text:style-name="Preformatted_20_Text"/>
      <text:p text:style-name="P29">17. Ty prajiš: Ja sym bohaty a mam do wole dosć a njepotrjebam ničeho; a njewěš, zo ty sy hubjeny a žałosny a chudy a slepy a nahi. <text:span text:style-name="T7">ref((</text:span>1 Kor. 4, 8.<text:span text:style-name="T10">))</text:span> </text:p>
      <text:p text:style-name="Preformatted_20_Text"/>
      <text:p text:style-name="P29">18. Ja ći radźu, zo by sebi złoto wote mnje kupił, kotrež přez woheń je wučisćene, zo by bohaty był, a běłe drasty, zo by woblečeny był, a zo by so njezjewiła ta haniba twojeje nahoty; a namaž swojej woči z wočazej žałbu, zo by widźił. <text:span text:style-name="T7">ref((</text:span>1 Pětr. 1, 7. Zjew. 16, 15.<text:span text:style-name="T10">))</text:span></text:p>
      <text:p text:style-name="P29"/>
      <text:p text:style-name="P29"/>
      <text:p text:style-name="P29"><text:soft-page-break/></text:p>
      <text:p text:style-name="P5">%----------------------------------- </text:p>
      <text:p text:style-name="P5"/>
      <text:p text:style-name="P29"><text:span text:style-name="T4">detail((</text:span>Epistola na 27. njedźelu po swj. Trojicy.<text:span text:style-name="T10">))</text:span></text:p>
      <text:p text:style-name="Preformatted_20_Text"/>
      <text:p text:style-name="P5">%----------------------------------- </text:p>
      <text:p text:style-name="P5"/>
      <text:p text:style-name="P29">19. [Kotrychž ja lubo mam, tych ja wuču a pošwikam jako dźěći. Budź teho dla swěrny a čiń pokutu. <text:span text:style-name="T7">ref((</text:span>Přisł. 3, 12. Hebr. 12, 6. Hiob. 5, 17.<text:span text:style-name="T10">))</text:span></text:p>
      <text:p text:style-name="P29"><text:s/></text:p>
      <text:p text:style-name="P30">20. Hlaj, ja steju před durjemi a kłapam; jeli zo štó mój hłós budźe słyšeć a te durje wotewrić, k temu budu zańć a z nim wječerjeć a wón zo mnu. <text:span text:style-name="T7">ref((</text:span>Wys. khěrl. 5, 2.<text:span text:style-name="T11">))</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4.tif.large.jpg </text:p>
      <text:p text:style-name="Preformatted_20_Text">%----------------------------------------------------------- </text:p>
      <text:p text:style-name="Preformatted_20_Text"/>
      <text:p text:style-name="P30">21. Štóž přewinje, temu budu ja dać, zo by zo mnu na mojim stole sedźał; runje jako ja tež pšewinuł sym a sym so sydnył z mojim Wótcom na jeho stoł. <text:span text:style-name="T7">ref((</text:span>Mat. 19, 28.<text:span text:style-name="T11">))</text:span></text:p>
      <text:p text:style-name="Preformatted_20_Text"/>
      <text:p text:style-name="P30">22. Štóž ma wuši, njech posłucha, što Duch tym wosadam praji.)</text:p>
      <text:p text:style-name="P30"/>
      <text:p text:style-name="P30"><text:s/></text:p>
      <text:p text:style-name="P6">%----------------------------------- </text:p>
      <text:p text:style-name="P6"/>
      <text:p text:style-name="P31"><text:span text:style-name="T5">staw((</text:span>4. staw.<text:span text:style-name="T12">))</text:span> </text:p>
      <text:p text:style-name="P31"/>
      <text:p text:style-name="P31"><text:span text:style-name="T12">detail((</text:span>Druhe widźenje wo trónje majeztety a krasnosće Wótca.<text:span text:style-name="T12">))</text:span></text:p>
      <text:p text:style-name="Preformatted_20_Text"/>
      <text:p text:style-name="P6">%----------------------------------- </text:p>
      <text:p text:style-name="P31"><text:span text:style-name="T4"/></text:p>
      <text:p text:style-name="P32">1. Potom widźich, a hlaj, durje běchu wotewrjene w njebjesach; a tón prěni hłós, kotryž ja běch słyšał, zo zo mnu rěči jako truba, dźeše: Stup sem, ja chcu ći pokazać, što so potom stać dyrbi. <text:span text:style-name="T7">ref((</text:span>St. 1, 10.<text:span text:style-name="T13">))</text:span></text:p>
      <text:p text:style-name="Preformatted_20_Text"/>
      <text:p text:style-name="Preformatted_20_Text">2. A hnydom běch ja w duchu, a hlaj, stoł běše stajeny w njebjesach, a na tym stole jedyn sedźeše. </text:p>
      <text:p text:style-name="Preformatted_20_Text"/>
      <text:p text:style-name="P32">3. A tón, kiž sedźeše, běše z wobličom podobny na kamjeń jaspis a zardis; a tučel běše wokoło teho stoła, na wohladanje podobna zmaragdej. <text:span text:style-name="T7">ref((</text:span>Ez. 1, 26.<text:span text:style-name="T13">))</text:span> </text:p>
      <text:p text:style-name="Preformatted_20_Text"/>
      <text:p text:style-name="P32">4. A wokoło teho stoła běše štyri a dwacyći stołow; a na tych stołach widźich ja sedźazych štyri a dwacyći staršich, w běłych drastach woblečenych, a mějachu na swojich hłowach złote króny. <text:span text:style-name="T7">ref((</text:span>St. 11, 16.<text:span text:style-name="T13">))</text:span> </text:p>
      <text:p text:style-name="Preformatted_20_Text"/>
      <text:p text:style-name="P32">5. A z teho stoła wuńdźechu błysk, hłós a hrimanje; a sydom lampy z wohenjom so horjachu před tym stołom, kotrež su te sydom duchi Bože.</text:p>
      <text:p text:style-name="P32"><text:s/></text:p>
      <text:p text:style-name="P32">6. A před tym stołom běše škleńčane morjo, podobne na kryztala, a srjedźa w stole a wokoło stoła štyri zwěrjata, kiž běchu połne wočow na prědku a zady. <text:span text:style-name="T7">ref((</text:span>St. 15, 2.<text:span text:style-name="T13">))</text:span></text:p>
      <text:p text:style-name="P32"/>
      <text:p text:style-name="P32">7. A to prěńše zwěrjo běše podobne na lawa, a to druhe zwěrjo běše podobne na ćelo, a to třeće zwěrjo měješe wobličo jako čłowjek, a to štwórte zwěrjo běše rune lećazemu hodlerjej. <text:span text:style-name="T7">ref((</text:span>E; 1, 10.<text:span text:style-name="T13">))</text:span></text:p>
      <text:p text:style-name="P32"><text:s/></text:p>
      <text:p text:style-name="P32">8. A kóžde tych štyrjoch zwěrjatow měješe wosebje šěsć křidłow wokoło so a běchu znutskach połne wočow a njemějachu žaneho wotpočinka ani wodnjo ani w nocy a dźachu: Swjaty, swjaty, swjaty je Bóh, tón Knjez, tón wšehomócny, kiž běše a kiž je a kiž přińdźe. <text:span text:style-name="T7">ref((</text:span>Jez. 6, 3.<text:span text:style-name="T13">))</text:span> </text:p>
      <text:p text:style-name="Preformatted_20_Text"/>
      <text:p text:style-name="P32">9. A hdyž te zwěrjata dawachu chwalbu a česć a dźak temu, kiž na tym stole sedźeše, kiž je žiwy wot wěčnosće hač do wěčnosće;</text:p>
      <text:p text:style-name="P32"><text:s/></text:p>
      <text:p text:style-name="P32">10. Padźechu dele ći štyrjo a dwacećo starši před tym, kiž na stole sedźeše, a modlachu so před tym, kiž je žiwy wot wěčnosće hač do wěčnosće, a ćisnychu swoje króny před tón stoł a dźachu: <text:span text:style-name="T7">ref((</text:span>St. 5, 14..<text:span text:style-name="T13">))</text:span> </text:p>
      <text:p text:style-name="Preformatted_20_Text"/>
      <text:p text:style-name="P32">11. Knježe, ty sy dostojny, wzać chwalbu a česć a móc; přetož ty sy wšitke wěcy stworił a přez twoju wolu su wone a su stworjene. <text:span text:style-name="T7">ref((</text:span>St. 5, 12. St. 10, 6.<text:span text:style-name="T13">))</text:span></text:p>
      <text:p text:style-name="P32"/>
      <text:p text:style-name="P32"/>
      <text:p text:style-name="P32"/>
      <text:p text:style-name="P32"><text:soft-page-break/></text:p>
      <text:p text:style-name="P7">%----------------------------------- </text:p>
      <text:p text:style-name="P33"><text:s/></text:p>
      <text:p text:style-name="P33"><text:span text:style-name="T14">staw((</text:span>5. staw.<text:span text:style-name="T14">))</text:span> </text:p>
      <text:p text:style-name="P33"/>
      <text:p text:style-name="P33"><text:span text:style-name="T14">detail((</text:span>Chrystus, law a jehnjo, kiž zazyglowane knihi ma, z nowym khěrlušom chwaleny.<text:span text:style-name="T14">))</text:span> </text:p>
      <text:p text:style-name="Preformatted_20_Text"/>
      <text:p text:style-name="P7">%----------------------------------- </text:p>
      <text:p text:style-name="P7"/>
      <text:p text:style-name="P33"><text:span text:style-name="T5"/></text:p>
      <text:p text:style-name="Preformatted_20_Text">1. A ja widźich w prawicy teho, kiž na tym stole sedźeše, knihi napisane znutskach a zwonkach, a běchu zazyglowane ze sydom zyglemi. </text:p>
      <text:p text:style-name="Preformatted_20_Text"/>
      <text:p text:style-name="P33">2. A widźich mócneho jandźela wołazeho z wulkim hłosom: Štó je dostojny, te knihi wotewrić a jich zygle rosłamać? <text:span text:style-name="T7">ref((</text:span>St. 10, 1.<text:span text:style-name="T14">))</text:span></text:p>
      <text:p text:style-name="Preformatted_20_Text"/>
      <text:p text:style-name="Preformatted_20_Text">3. A nichtó ani na njebjesach ani na zemi ani pod zemju njemóžeše te knihi wotewrić ani do nich pohladać. </text:p>
      <text:p text:style-name="Preformatted_20_Text"/>
      <text:p text:style-name="Preformatted_20_Text">4. A ja płakach jara, zo nichtó dostojny njebě namakany, kiž by te knihi wotewrił a lazował abo do nich pohladał. </text:p>
      <text:p text:style-name="Preformatted_20_Text"/>
      <text:p text:style-name="P33">5. A jedyn wot tych staršich dźeše ke mni: Njepłač. Hlaj, přewinuł je tón law, kiž je z teho roda Judoweho, tón korjeń Dawidowy, zo by wotewrił te knihi a zlemił jich sydom zygle. <text:span text:style-name="T7">ref((</text:span>1 Mójz. 49, 9. 10. Jez. 11, 1. 10.<text:span text:style-name="T14">))</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5.tif.large.jpg </text:p>
      <text:p text:style-name="Preformatted_20_Text">%----------------------------------------------------------- </text:p>
      <text:p text:style-name="P33"/>
      <text:p text:style-name="Preformatted_20_Text">6. A ja widźich, a hlaj, srjedźa stoła a tych štyrjoch zwěrjatow a srjedźa tych staršich steješe jehnjo, jako by zabite było, kotrež měješe sydom rohow a sydom wočow, kiž su ći sydom duchojo Boži pósłani na wšě zemje. </text:p>
      <text:p text:style-name="Preformatted_20_Text"/>
      <text:p text:style-name="Preformatted_20_Text">7. A wone přińdźe a wza te knihi z praweje ruki teho, kiž na stole sedźeše. </text:p>
      <text:p text:style-name="Preformatted_20_Text"/>
      <text:p text:style-name="P33">8. A hdyž te knihi wza, padźechu te štyri zwěrjata a ći štyrjo a dwacećo starši před to jehnjo; a měješe kóždy harfy a złote mjedźeńcy, połne wonjazych wěcow, kotrež su te modlitwy tych swjatych; <text:span text:style-name="T7">ref((</text:span>Jez. 24, 23. Zjew. 14, 2. St. 8, 3.<text:span text:style-name="T14">))</text:span></text:p>
      <text:p text:style-name="Preformatted_20_Text"/>
      <text:p text:style-name="P33">9. A spěwachu nowy kěrluš a dźachu: Ty sy dostojne wzać te knihi a wotewrić jich zygle, zo sy było zabite a sy nas Bohu wukupiło přez swoju krej ze wšelkeho naroda a ryče a luda a pohanow; <text:span text:style-name="T7">ref((</text:span>St. 14, 3.<text:span text:style-name="T14">))</text:span> </text:p>
      <text:p text:style-name="Preformatted_20_Text"/>
      <text:p text:style-name="P33">10. A sy nas našemu Bohu za kralow a za měšnikow sčiniło, a my budźemy kralojo na zemi. <text:span text:style-name="T7">ref((</text:span>St. 1,6:<text:span text:style-name="T14">))</text:span> </text:p>
      <text:p text:style-name="Preformatted_20_Text"/>
      <text:p text:style-name="P33">11. A ja widźich a słyšach hłós wjele jandźelow wokoło teho stoła a tych zwěrjatow a wokoło tych staršich; a jich běše wjele tawzynt króć tawzynt; <text:span text:style-name="T7">ref((</text:span>Dan. 7, 10.<text:span text:style-name="T14">))</text:span> </text:p>
      <text:p text:style-name="Preformatted_20_Text"/>
      <text:p text:style-name="Preformatted_20_Text">12. A dźachu z wulkim hłosom: To jehnjo, kiž je zabite, je dostojne wzać móc a bohatstwo a mudrosć a sylnosć a česć a krasnosć a chwalbu. </text:p>
      <text:p text:style-name="Preformatted_20_Text"/>
      <text:p text:style-name="P33">13. A tež wšitko stworjenje, kotrež je na njebju a na zemi a pod zemju a w morju, a wšitko, štož w nich je, słyšach ja, zo dźachu k temu, kiž na tym stole sedźeše, a k temu jehnjeću: Chwalba a česć a krasnosć a móc wot wěčnosće hač do wěčnosće! <text:span text:style-name="T7">ref((</text:span>Pz. 148, 1 c. Phil. ź, 10.<text:span text:style-name="T14">))</text:span></text:p>
      <text:p text:style-name="Preformatted_20_Text"/>
      <text:p text:style-name="P33">14. A te štyri zwěrjata dźachu: Hamjeń. A ći štyrjo a dwacećo starši padźechu dele a modlachu so k temu, kiž je žiwy wot wěčnosće hač do wěčnosće. <text:span text:style-name="T7">ref((</text:span>St. 19, 4.<text:span text:style-name="T14">))</text:span></text:p>
      <text:p text:style-name="P33"/>
      <text:p text:style-name="P7">%----------------------------------- </text:p>
      <text:p text:style-name="P33"><text:s/></text:p>
      <text:p text:style-name="P33"><text:span text:style-name="T14">staw((</text:span>6. staw.<text:span text:style-name="T14">))</text:span> </text:p>
      <text:p text:style-name="P33"/>
      <text:p text:style-name="P33"><text:span text:style-name="T14">detail((</text:span>Wo wotewrjenju šěsć wšelakich zyglow, wo byću cyrkwje, kiž tudy wojuje.<text:span text:style-name="T14">))</text:span></text:p>
      <text:p text:style-name="Preformatted_20_Text"/>
      <text:p text:style-name="P7">%----------------------------------- </text:p>
      <text:p text:style-name="P33"/>
      <text:p text:style-name="Preformatted_20_Text">1. A ja widźich, zo to jehnjo wot tych zyglow jedyn wotewri, a słyšach, zo jene wot tych štyrjoch zwěrjatow dźeše, jako by zahrimało: Pój a pohladaj! </text:p>
      <text:p text:style-name="Preformatted_20_Text"/>
      <text:p text:style-name="Preformatted_20_Text">2. A ja hladach, a hlaj, běły kóń; a kiž na nim sedźeše, měješe tzělbu, a jemu bě data króna; a wón wuńdźe jako kiž dobywa a zo by dobył. </text:p>
      <text:p text:style-name="Preformatted_20_Text"/>
      <text:p text:style-name="P34">3. A jako wón tón druhi zygl wotewri, słyšach ja, zo to druhe zwěrjo dźeše: Pój a pohladaj! <text:span text:style-name="T7">ref((</text:span>St. 4, 7.<text:span text:style-name="T15">))</text:span></text:p>
      <text:p text:style-name="Preformatted_20_Text"/>
      <text:p text:style-name="P34">4. A druhi kóń wuńdźe, kiž ryzy běše; a temu, kiž na nim sedźeše, bě date, zo by měr preč wzał wot zemje a zo bychu so bjez sobu kónzowali; a jemu bě wulki mječ daty. <text:span text:style-name="T7">ref((</text:span>Sach. 1, 8.<text:span text:style-name="T15">))</text:span></text:p>
      <text:p text:style-name="P34"/>
      <text:p text:style-name="P34"/>
      <text:p text:style-name="P34"/>
      <text:p text:style-name="P34"><text:soft-page-break/></text:p>
      <text:p text:style-name="P34">5. A hdyž tón třeći zygl wotewri, słyšach ja, zo to třeće zwěrjo dźeše: Pój a pohladaj! A ja hladach, a hlaj, bruny kóń; a tón, kiž na nim sedźeše, měješe wahu w swojej rucy. <text:span text:style-name="T7">ref((</text:span>St. 4, 7.<text:span text:style-name="T15">))</text:span></text:p>
      <text:p text:style-name="P34"><text:s/></text:p>
      <text:p text:style-name="Preformatted_20_Text">6. A ja słyšach hłós srjedźa tych štyrjoch zwěrjatow, kiž dźeše: Měrza pšeńzy za slěborny kroš, a tři měrzy ječmjenja za slěborny kroš; ale woliju a winu nječiń— žaneje škody. </text:p>
      <text:p text:style-name="Preformatted_20_Text"/>
      <text:p text:style-name="P34">7. A hdyž tón štwórty zygl wotewri, słyšach ja hłós teho štwórteho zwěrjeća, zo dźeše: Pój a wohladaj! <text:span text:style-name="T7">ref((</text:span>St. 4, 7.<text:span text:style-name="T15">))</text:span> </text:p>
      <text:p text:style-name="Preformatted_20_Text"/>
      <text:p text:style-name="P35">8. A ja pohladach, a hlaj, pławy kóń; a kiž na nim sedźeše, teho mjeno běše smjerć, a ta hela ćehnješe za nim. A jimaj bě móc data, zo byštej moriłej na zemi tón štwórty dźěl z mječom a z hłodom a z morom a přez te zwěrjata na zemi. <text:span text:style-name="T7">ref((</text:span>St. 20, 14.<text:span text:style-name="T16">))</text:span></text:p>
      <text:p text:style-name="P35"/>
      <text:p text:style-name="P35"/>
      <text:p text:style-name="P35"/>
      <text:p text:style-name="P35"/>
      <text:p text:style-name="P35"/>
      <text:p text:style-name="P1"><text:s/></text:p>
      <text:p text:style-name="Preformatted_20_Text">%----------------------------------- </text:p>
      <text:p text:style-name="Preformatted_20_Text">% https://digital.slub-dresden.de/data/kitodo/BibltojeZ_478590679/BibltojeZ_478590679_tif/jpegs/00001666.tif.large.jpg </text:p>
      <text:p text:style-name="Preformatted_20_Text">%----------------------------------------------------------- </text:p>
      <text:p text:style-name="Preformatted_20_Text"/>
      <text:p text:style-name="P36">9. A hdyž tón pjaty zygl wotewri, widźich ja pod wołtarjom te duše tych ludźi, kiž běchu zabići Božeho słowa dla a teho swědčenja dla, kotrež dawachu.</text:p>
      <text:p text:style-name="P36"><text:s/></text:p>
      <text:p text:style-name="Preformatted_20_Text">10. A wone wołachu z wulkim hłosom a dźachu: Knježe, ty swjaty a wěrny, kak dołho njesudźiš ty a njewjećiš našu krej nad tymi, kiž na zemi bydla? </text:p>
      <text:p text:style-name="Preformatted_20_Text"/>
      <text:p text:style-name="Preformatted_20_Text">11. A jenemu kóždemu bjez nimi bě data běła drasta; a bu k nim prajene, zo bychu wotpočowali hišće mału chwilu, hač bychu tež k nim přišli jich sobuwotročzy a jich bratřa, kiž tež hišće dyrbja skóncowani być, runje jako woni. <text:span text:style-name="T17">v</text:span>St. 3, 5. St. 7, ó.<text:span text:style-name="T17">))</text:span></text:p>
      <text:p text:style-name="Preformatted_20_Text"/>
      <text:p text:style-name="Preformatted_20_Text">12. A ja widźich, zo wone tón šesty zygl wotewri; a hlaj, sta so wulke zemjerženje,z a słónco sčini so čorne jako włosowy měch, a měsac bu jako krej. </text:p>
      <text:p text:style-name="Preformatted_20_Text"/>
      <text:p text:style-name="Preformatted_20_Text">13. A te njebjeske hwězdy padachu na zemju, runje jako figowc swoje figi wotćisnje, hdyž wón wot sylneho wětra budźe tšaseny. </text:p>
      <text:p text:style-name="Preformatted_20_Text"/>
      <text:p text:style-name="Preformatted_20_Text">14. A njebjesa wotztupichu, jako zwinjene knihi; a wšitke hory a inzule (kupy) buchu ze swojich městow preč hnute. </text:p>
      <text:p text:style-name="Preformatted_20_Text"/>
      <text:p text:style-name="Preformatted_20_Text">15. A ći kralojo na zemi a wyši a bohaći a hejtmanojo a mócni a wšitcy wotročcy a wšitcy swobodni schowachu so we jamach a zkałach tych horow; </text:p>
      <text:p text:style-name="Preformatted_20_Text"/>
      <text:p text:style-name="P36">16. A dźachu k horam a zkałam: Padajće na nas a pšikryjće nas před wobličom teho, kiž na tym stole sedźi, a před hněwom teho jehnjeća; <text:span text:style-name="T7">ref((</text:span>žez. 2, 19. Hoz. 10, 8. Luk. 23, 30.<text:span text:style-name="T17">))</text:span></text:p>
      <text:p text:style-name="P36"/>
      <text:p text:style-name="Preformatted_20_Text">17. Přetož přišoł je tón wulki dźeń teho hněwa, a štó budźe móc wobstać? </text:p>
      <text:p text:style-name="Preformatted_20_Text"/>
      <text:p text:style-name="P8">%----------------------------------- </text:p>
      <text:p text:style-name="P36"><text:s/></text:p>
      <text:p text:style-name="P36"><text:span text:style-name="T17">staw((</text:span>7. staw.<text:span text:style-name="T17">))</text:span> </text:p>
      <text:p text:style-name="P36"/>
      <text:p text:style-name="P36"><text:span text:style-name="T17">detail((</text:span>Trošt cyrkwje we jejnym zrudnym štanće.<text:span text:style-name="T17">))</text:span></text:p>
      <text:p text:style-name="P36"><text:s/></text:p>
      <text:p text:style-name="P8">%----------------------------------- </text:p>
      <text:p text:style-name="P36"/>
      <text:p text:style-name="Preformatted_20_Text">1. A potom widźich ja štyrjoch jandźelow ztejazych na tych štyrjoch kóncach teje zemje; ći dźeržachu te štyri wětry teje zemje, zo by žadyn wětr njeduł na zemi ani na morju ani na žane drjewo. </text:p>
      <text:p text:style-name="Preformatted_20_Text"/>
      <text:p text:style-name="Preformatted_20_Text">2. A ja widźich druheho jandźela, kiž horje dźěše wot schadźenja słónca; tón měješe zygl teho žiweho Boha a wołaše z wulkim hłosom k tym štyrjom jandźelam, kotrymž date běše, zemi a morju škodu činić, </text:p>
      <text:p text:style-name="Preformatted_20_Text"/>
      <text:p text:style-name="P37">3. A dźeše: Nječińće žaneje škody zemi ani morju ani štomam, hač my zazyglujemy tych wotročkow našeho Boha na jich čołach. <text:span text:style-name="T7">ref((</text:span>Ezech. 9, 4.<text:span text:style-name="T18">))</text:span></text:p>
      <text:p text:style-name="Preformatted_20_Text"/>
      <text:p text:style-name="Preformatted_20_Text">4. A ja słyšach tu syłu tych zazyglowanych, sto a štyri a štyrcyći tawzynt, kiž běchu zazyglowani wot wšitkich narodow Israelskich dźěći. </text:p>
      <text:p text:style-name="Preformatted_20_Text"/>
      <text:p text:style-name="Preformatted_20_Text">5. S roda Judoweho běše dwanaće tawzynt zazyglowanych; z roda Rubenoweho dwanaće tawzynt zazyglowanych; z roda Gadoweho dwanaće tawzynt zazyglowanych; </text:p>
      <text:p text:style-name="Preformatted_20_Text"/>
      <text:p text:style-name="Preformatted_20_Text">6. S roda Azeroweho dwanaće tawzynt zazyglowanych; z roda Naphthalimoweho dwanaće tawzynt zazyglowanych; z roda Manasesoweho dwanaće tawzynt zazyglowanych; </text:p>
      <text:p text:style-name="Preformatted_20_Text"><text:soft-page-break/></text:p>
      <text:p text:style-name="Preformatted_20_Text">7. S roda Simeonoweho dwanaće tawzynt zazyglowanych; z roda Levioweho dwanaće tawzynt zazyglowanych; z roda Jzašaroweho dwanaće tawzynt zazyglowanych; </text:p>
      <text:p text:style-name="Preformatted_20_Text"/>
      <text:p text:style-name="P37">8. S roda Zabulonoweho dwanaće tawzynt zazyglowanych; z roda Jozefoweho dwanaće tawzynt zazyglowanych; zroda Benjaminoweho dwanaće tawzynt zazyglowanych. </text:p>
      <text:p text:style-name="P37"/>
      <text:p text:style-name="P9">%----------------------------------- </text:p>
      <text:p text:style-name="P37"><text:s/></text:p>
      <text:p text:style-name="P37"><text:span text:style-name="T18">detail((</text:span>Tekst na 26. njedźelu po swj. Trojicy. III.<text:span text:style-name="T18">))</text:span></text:p>
      <text:p text:style-name="Preformatted_20_Text"/>
      <text:p text:style-name="P9">%----------------------------------- </text:p>
      <text:p text:style-name="P37"><text:s/></text:p>
      <text:p text:style-name="P38">9. [Potom widźich ja, a hlaj, wulki lud, kotrehož nichtó njemóžeše pšerachnować, ze wšitkich pohanow a rodow a ludźi a ryčow, kiž stejachu před tym stołom a před tym jehnjećom a běchu woblečeni do běłych draztow a mějachu palmy w swojimaj rukomaj, </text:p>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7.tif.large.jpg </text:p>
      <text:p text:style-name="Preformatted_20_Text">%----------------------------------------------------------- </text:p>
      <text:p text:style-name="Preformatted_20_Text"/>
      <text:p text:style-name="Preformatted_20_Text">10. A wołachu z wulkim hłosom a dźachu: Zbožo budź našemu Bohu, kiž na tym stole sedźi, a temu jehnjeću! </text:p>
      <text:p text:style-name="Preformatted_20_Text"/>
      <text:p text:style-name="P38">11. A wšitcy jandźeljo stejachu wokoło stoła a wokoło tych staršich a wokoło tych štyrjoch zwěrjatow; a padźechu před tym stołom na swoje wobliča a modlachu so před Bohom, <text:span text:style-name="T7">ref((</text:span>St. 5, 11.<text:span text:style-name="T19">))</text:span></text:p>
      <text:p text:style-name="Preformatted_20_Text"/>
      <text:p text:style-name="P38">12. A dźachu: Hamjeń, chwalba a česć a mudrosć a dźak a krasnosć a móc a sylnosć budź našemu Bohu wot wěčnosće hač do wěčnosće! Hamjeń. <text:span text:style-name="T7">ref((</text:span>St. 5, 12.<text:span text:style-name="T19">))</text:span></text:p>
      <text:p text:style-name="P38"><text:s/></text:p>
      <text:p text:style-name="Preformatted_20_Text">13. A jedyn tych staršich wotmołwi a dźeše ke mni: Štó su ći z běłymi draztami woblečeni? A z wotkal su woni přišli? </text:p>
      <text:p text:style-name="Preformatted_20_Text"/>
      <text:p text:style-name="Preformatted_20_Text">14. A ja dźach k njemu: Knježe, ty to same wěš. A wón dźeše ke mni: To su ći, kotřiž su přišli z wulkeje tyšnosće a su swoje drasty wumyli a je wubělili w tej jehnjećowej krej; </text:p>
      <text:p text:style-name="Preformatted_20_Text"/>
      <text:p text:style-name="Preformatted_20_Text">15. Teho dla su woni před tym stołom Božim a słuža jemu wodnjo a w nocy we jeho cyrkwi; a tón, kiž sedźi na stole, budźe wyše nich bydlić. </text:p>
      <text:p text:style-name="Preformatted_20_Text"/>
      <text:p text:style-name="P38">16. Jim so wjazy njezechce jěsć ani pić; tež njebudźe na nich padnyć słónco ani žana hěza. <text:span text:style-name="T7">ref((</text:span>Jez. 49, 10.<text:span text:style-name="T19">))</text:span> </text:p>
      <text:p text:style-name="Preformatted_20_Text"/>
      <text:p text:style-name="P38">17. Přetož to jehnjo, kiž je srjedźa stoła, budźe jich pasć a pšewodźeć k žiwym žórłam wody; a Bóh budźe wottrěć wšitke sylzy z jich wočow.) <text:span text:style-name="T7">ref((</text:span>St. 5, 6. źj. 23, 2. Jez. 25, 8. Zjew. 21, 4.<text:span text:style-name="T19">))</text:span></text:p>
      <text:p text:style-name="P38"><text:s/></text:p>
      <text:p text:style-name="P10">%----------------------------------- </text:p>
      <text:p text:style-name="P38"><text:s/></text:p>
      <text:p text:style-name="P38"><text:span text:style-name="T19">staw((</text:span>8. staw.<text:span text:style-name="T19">))</text:span> </text:p>
      <text:p text:style-name="P38"/>
      <text:p text:style-name="P38"><text:span text:style-name="T19">detail((</text:span>Třeće widźenje a wotewrjenje sedmeho zygla; wo kezarjach.<text:span text:style-name="T19">))</text:span></text:p>
      <text:p text:style-name="P38"/>
      <text:p text:style-name="P10">%----------------------------------- </text:p>
      <text:p text:style-name="P38"><text:s/></text:p>
      <text:p text:style-name="P39">1. A hdyž wone tón sedmy zygl wotewri, sta so mjelčenje na njebju, jako na poł štundy. <text:span text:style-name="T7">ref((</text:span>Jez. 32, 17.<text:span text:style-name="T20">))</text:span></text:p>
      <text:p text:style-name="P38"/>
      <text:p text:style-name="P39">2. A ja widźich sydom jandźelow, kotřiž před Božim wobličom stejachu; a jim buchu sydom truby date. <text:span text:style-name="T7">ref((</text:span>1 Kor. 15, 52.<text:span text:style-name="T20">))</text:span></text:p>
      <text:p text:style-name="P39"><text:s/></text:p>
      <text:p text:style-name="P39">3. A druhi jandźel přińdźe a stupi před wołtar a měješe złotu kadźenicu; a jemu bu wjele kadźenja datě, zo by je dał k modlitwam wšitkich swjatych na tón złoty wołtar, kiž běše před stołom. <text:span text:style-name="T7">ref((</text:span>St. 5, 8.<text:span text:style-name="T20">))</text:span> </text:p>
      <text:p text:style-name="Preformatted_20_Text"/>
      <text:p text:style-name="P39">4. A dym z teho kadźenja wot modlitwow tych swjatych stupi horje z ruki teho jandźela před Boha. <text:span text:style-name="T7">ref((</text:span>Pz. 141, 2.<text:span text:style-name="T20">))</text:span></text:p>
      <text:p text:style-name="P39"><text:s/></text:p>
      <text:p text:style-name="P39">5. A tón jandźel wza tu kadźenicu a napjelni ju z wohenjom z wołtarja a wusypny jón na zemju; tuž sta so hłós a hrimanje a błyskanje a zemjerženje. <text:span text:style-name="T7">ref((</text:span>Jap. zk. 2, 1 . Zjew. 4, 5.<text:span text:style-name="T20">))</text:span></text:p>
      <text:p text:style-name="P39"><text:s/></text:p>
      <text:p text:style-name="Preformatted_20_Text">6. A ći sydom jandźeljo z tymi sydom trubami běchu so přihotowali, zo bychu trubili. </text:p>
      <text:p text:style-name="Preformatted_20_Text"/>
      <text:p text:style-name="Preformatted_20_Text"/>
      <text:p text:style-name="Preformatted_20_Text"/>
      <text:p text:style-name="Preformatted_20_Text"><text:soft-page-break/></text:p>
      <text:p text:style-name="Preformatted_20_Text">7. A tón prěni jandźel zatrubi; a přińdźechu krupy a woheń, z krwju naměšane, a padźechu na zemju; a tzećina wot drjewa bu spalena, a wšitka zelena trawa bu spalena. </text:p>
      <text:p text:style-name="Preformatted_20_Text"/>
      <text:p text:style-name="Preformatted_20_Text">8. Potom zatrubi tón druhi jandźel; a jako wulka hora, z wohenjom horjaza, ćisnu so do morja; a tzećina teho morja bu krej, </text:p>
      <text:p text:style-name="Preformatted_20_Text"/>
      <text:p text:style-name="Preformatted_20_Text">9. A tzećina žiwych stworjenjow w morju wumrě a tzećina łódźow bu skažena. </text:p>
      <text:p text:style-name="Preformatted_20_Text"/>
      <text:p text:style-name="P39">10. A třeći jandźel zatrubi; a wulka hwězda z njebjes padźe, kotraž so horješe jako swěca a padźe na třećinu tych rěkow a na tych wodow žórła. <text:span text:style-name="T7">ref((</text:span>St. 9, 1.<text:span text:style-name="T20">))</text:span> </text:p>
      <text:p text:style-name="Preformatted_20_Text"/>
      <text:p text:style-name="Preformatted_20_Text">11. A temu mjenu teje hwězdy rěka połon, a ta tzećina tych wodow bu połon; a wjele ludźi wumrě wot tych wodow, zo běchu so hórke sčiniłe. </text:p>
      <text:p text:style-name="Preformatted_20_Text"/>
      <text:p text:style-name="P40">12. Potom štwórty jandźel zatrubi; a tzećina teho słónca bu dyrjena a tzećina teho měsaca a ta tzećina tych hwězdow, tak zo so jich tzećina zaćmi a tzećina teho dnja njeswěćeše, tež ta nóc teje runosć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8.tif.large.jpg </text:p>
      <text:p text:style-name="Preformatted_20_Text">%----------------------------------------------------------- </text:p>
      <text:p text:style-name="Preformatted_20_Text"/>
      <text:p text:style-name="P40">13. A ja widźich a słyšach jeneho jandźela, lětaceho srjedźa přez te njebjesa, kiž dźeše z wulkim hłosom: Běda, běda, běda tym, kiž na zemi bydla, dla zbytknych trubinych hłosow tych třoch jandźelow, kotřiž hišće trubić maju. <text:span text:style-name="T7">ref((</text:span>St. 9, 12. St. 11, 14.<text:span text:style-name="T21">))</text:span></text:p>
      <text:p text:style-name="Preformatted_20_Text"/>
      <text:p text:style-name="P11">%----------------------------------- </text:p>
      <text:p text:style-name="P41"><text:s/></text:p>
      <text:p text:style-name="P41"><text:span text:style-name="T22">staw((</text:span>9. staw.<text:span text:style-name="T22">))</text:span> </text:p>
      <text:p text:style-name="P40"/>
      <text:p text:style-name="P40"><text:span text:style-name="T22">detail((</text:span>Wo antikhryztu we wječornym a rańšim kraju.<text:span text:style-name="T22">))</text:span></text:p>
      <text:p text:style-name="P40"/>
      <text:p text:style-name="P11">%----------------------------------- </text:p>
      <text:p text:style-name="P41"/>
      <text:p text:style-name="P41">1. A pjaty jandźel zatrubi; a ja widźich, zo hwězda běše zpanuła z njebjes na zemju; a jej bu kluč k ztudni teje hłubiny daty. <text:span text:style-name="T7">ref((</text:span>St. 8, 10. St. 17, 8.<text:span text:style-name="T22">))</text:span></text:p>
      <text:p text:style-name="P41"><text:s/></text:p>
      <text:p text:style-name="P41">2. A wotewri tu studnju teje hłubiny; a pozběže so dym teje studnje, jako kad wulkeje pjezy; a zaćmi so słónco a lóft wot teho dyma teje studnje. <text:span text:style-name="T7">ref((</text:span>St. 8, 12.<text:span text:style-name="T22">))</text:span></text:p>
      <text:p text:style-name="P41"><text:s/></text:p>
      <text:p text:style-name="P41">3. A z teho dyma wuńdźechu skóčki na zemju, a jim bu móc data, runje jako móc maju zerzke skorpiony. <text:span text:style-name="T7">ref((</text:span>2 Mójz. 10, 14.<text:span text:style-name="T22">))</text:span> </text:p>
      <text:p text:style-name="Preformatted_20_Text"/>
      <text:p text:style-name="P41">4. A prajene bu jim, zo bychu nješkodźiłe tej trawje na zemi ani žadnemu zelenemu ani žadnemu drjewu, ale jeno samym čłowjekam, kotřiž nimaju Boži zygl na swojich čołach. <text:span text:style-name="T7">ref((</text:span>St. 7, 3.<text:span text:style-name="T22">))</text:span></text:p>
      <text:p text:style-name="P41"><text:s/></text:p>
      <text:p text:style-name="Preformatted_20_Text">5. A jim bu date, nic, zo bychu jich moriłe, ale zo bychu jich čwilowałe přez pjeć měsacow; a jich čwěla běše jako čwěla wot skorpiona, hdyž čłowjeka rubnje. </text:p>
      <text:p text:style-name="Preformatted_20_Text"/>
      <text:p text:style-name="P41">6. A w tych samych dnjach budźa ludźo tu smjerć pytać, ale njebudźa ju namakać; a budźa požadać wumrjeć, ale smjerć budźe wot nich ćěkać. <text:span text:style-name="T7">ref((</text:span>St. 6, 16. Luk. 23, 30.<text:span text:style-name="T22">))</text:span></text:p>
      <text:p text:style-name="Preformatted_20_Text"/>
      <text:p text:style-name="P41">7. A te skóčki běchu podobne na konje, kiž su k wójnje přihotowane; a na jich hłowach běchu jako złote króny, a jich wobliča běchu jako čłowječne wobliča; <text:span text:style-name="T7">ref((</text:span>Joel. 2, 4.<text:span text:style-name="T22">))</text:span></text:p>
      <text:p text:style-name="P41"><text:s/></text:p>
      <text:p text:style-name="Preformatted_20_Text">8. A mějachu włosy jako žónske włosy, a jich zuby běchu jako tych lawow; </text:p>
      <text:p text:style-name="Preformatted_20_Text"/>
      <text:p text:style-name="P41">9. A mějachu kabaty jako železne kabaty; a to šumjenje jich křidłow běše jako ropot tych wozow z wjele konjemi, kiž do wójny běža; <text:span text:style-name="T7">ref((</text:span>Jer. 47, 3. ;<text:span text:style-name="T22">))</text:span> </text:p>
      <text:p text:style-name="Preformatted_20_Text"/>
      <text:p text:style-name="Preformatted_20_Text">10. A mějachu wopuše, kajkež skorpiony maju, a žahadła běchu we jich wopušach; a jich móc běše, ludźom škodźić pjeć měsacow. </text:p>
      <text:p text:style-name="Preformatted_20_Text"/>
      <text:p text:style-name="P41">11. A mějachu na sebi krala, teho jandźela teje hłubiny, kotremuž po Hebrejskej rěkaju Abaddon, a po Grichizkej ma wón to mjeno Apollion. <text:span text:style-name="T7">ref((</text:span>Scht. 1.<text:span text:style-name="T22">))</text:span> </text:p>
      <text:p text:style-name="Preformatted_20_Text"/>
      <text:p text:style-name="Preformatted_20_Text">12. Jene běda je so pominuło; hlaj, druhe dwoje běda po tym pšińdźetej. </text:p>
      <text:p text:style-name="Preformatted_20_Text"/>
      <text:p text:style-name="Preformatted_20_Text">13. A tón šesty jandźel zatrubi; a ja słyšach jedyn hłós z tych štyrjoch rohow teho złoteho wołtarja, kiž je před Bohom, </text:p>
      <text:p text:style-name="Preformatted_20_Text"/>
      <text:p text:style-name="Preformatted_20_Text">14. Tón dźeše k temu šeztemu jandźelej, kiž tu trubu měješe: Wotwjež tych štyrjoch jandźelow, kiž su zwjazani při tej wulkej rězy Euphrates. </text:p>
      <text:p text:style-name="Preformatted_20_Text"/>
      <text:p text:style-name="Preformatted_20_Text"><text:soft-page-break/></text:p>
      <text:p text:style-name="Preformatted_20_Text">15. A ći štyrjo jandźeljo buchu wotwjazani, kiž hotowi běchu na štundu a na dźeń a na měsac a na lěto, zo bychu třećinu tych čłowjekow skóncowali. </text:p>
      <text:p text:style-name="Preformatted_20_Text"/>
      <text:p text:style-name="Preformatted_20_Text">16. A ta syła teho jězdneho wójska běše wjele tawzynt króć tawzynt; a ja słyšach, wjele jich běše. </text:p>
      <text:p text:style-name="Preformatted_20_Text"/>
      <text:p text:style-name="Preformatted_20_Text">17. A tak widźich ja te konje we widźenju a tych, kotřiž na nich sedźichu, zo woni mějachu wohenjowe a hiazintowe a šwabelowe panzery; a te hłowy tych konjow běchu jako hłowy tych lawow, a z jich erta wuńdźe woheń a kad a šwabel. </text:p>
      <text:p text:style-name="Preformatted_20_Text"/>
      <text:p text:style-name="Preformatted_20_Text">18. A wot teho trojeho bu zkónzowana ta tzećina tych čłowjekow, to je wot wohenja a wot kada a wot šwabela, kiž z jich erta won dźěš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9.tif.large.jpg </text:p>
      <text:p text:style-name="Preformatted_20_Text">%----------------------------------------------------------- </text:p>
      <text:p text:style-name="Preformatted_20_Text"/>
      <text:p text:style-name="Preformatted_20_Text">19. Přetož jich móc běše we jich rće. A jich wopuše běchu podobne tym hadam a mějachu hłowy; a z tymi samymi činjachu woni škodu. </text:p>
      <text:p text:style-name="Preformatted_20_Text"/>
      <text:p text:style-name="P42">20. A wostachu hišće ludźo, kiž njebuchu morjeni w tutych čwělach; ale woni so njewobroćichu wot skutkow swojich rukow, zo bychu so njemodlili před čertami a před tymi złotymi, slěbornymi, khoporowymi, kamjeńtnymi a drjewjanymi pšibohami, kiž ani widźeć ani słyšeć ani chodźić njemóža; <text:span text:style-name="T7">ref((</text:span>St. 16, 11. 21. Pz. 115, 4. Pj. 135, 15.<text:span text:style-name="T23">))</text:span></text:p>
      <text:p text:style-name="Preformatted_20_Text"/>
      <text:p text:style-name="Preformatted_20_Text">21. Ani tež pokutu nječinjachu za swoje mordowanje ani za swoje kuzłowanje ani za swoje kurwarstwo ani za swoje paduchztwo. </text:p>
      <text:p text:style-name="Preformatted_20_Text"/>
      <text:p text:style-name="P12">%----------------------------------- </text:p>
      <text:p text:style-name="P42"><text:s/></text:p>
      <text:p text:style-name="P42"><text:span text:style-name="T23">staw((</text:span>10. staw.<text:span text:style-name="T23">))</text:span> </text:p>
      <text:p text:style-name="P42"/>
      <text:p text:style-name="P42"><text:span text:style-name="T23">detail((</text:span>Jan póžrje knihi.<text:span text:style-name="T23">))</text:span> </text:p>
      <text:p text:style-name="Preformatted_20_Text"/>
      <text:p text:style-name="P12">%----------------------------------- </text:p>
      <text:p text:style-name="P42"><text:s/></text:p>
      <text:p text:style-name="P42">1. A ja widźich druheho mócneho jandźela, ztupajo z njebjes dele, kiž běše z mróčelu wodźety, a tučel na jeho hłowje, a jeho wobličo běše jako to słónco a jeho nocy jako wohenjowaj ztołpaj. <text:span text:style-name="T7">ref((</text:span>St. 5, 2. St. 4, 3.<text:span text:style-name="T23">))</text:span></text:p>
      <text:p text:style-name="P42"/>
      <text:p text:style-name="P42">2. A wón měješe w swojej rucy wotewrjene knižki; a staji swoju prawu nohu na morjo, lěwu pak na zemju; <text:span text:style-name="T7">ref((</text:span>St. 5, 1. Pz. 72,8.<text:span text:style-name="T23">))</text:span></text:p>
      <text:p text:style-name="Preformatted_20_Text"/>
      <text:p text:style-name="Preformatted_20_Text">3. A zawoła z wulkim hłosom, jako law ruje; a jako bě přestał wołać, rěčeše sydom hrimanjow swoje hłosy. </text:p>
      <text:p text:style-name="Preformatted_20_Text"/>
      <text:p text:style-name="P42">4. Hdyž te sydom hrimanjow swoje hłosy běchu wuryčałe, chcych ja to same napisać; ale wusłyšach hłós z njebja, kiž ke mni dźeše: Sazygluj to, štož te sydom hrimanjow ryčałe su, a njewopiš to same. <text:span text:style-name="T7">ref((</text:span>Dan. 8, 26. St. 12, 4. 9.<text:span text:style-name="T23">))</text:span></text:p>
      <text:p text:style-name="Preformatted_20_Text"/>
      <text:p text:style-name="P42">5. A tón jandźel, kotrehož ja widźich stejo na morju a na zemi, pozběhnu swoju ruku k njebjesam, <text:span text:style-name="T7">ref((</text:span>1 Mójz. 14, 22.<text:span text:style-name="T23">))</text:span></text:p>
      <text:p text:style-name="P42"/>
      <text:p text:style-name="P42">6. A pšisahnu so při tym, kiž je žiwy wot wěčnosće hač do wěčnosće, kiž stworił je njebjo a to, štož w nim je, a zemju a to, štož na njej je, a morjo a to, štož w nim je, zo tam dale žadyn čas wjazy njebudźe; <text:span text:style-name="T7">ref((</text:span>5 Mójz. 32, 40.<text:span text:style-name="T23">))</text:span> </text:p>
      <text:p text:style-name="Preformatted_20_Text"/>
      <text:p text:style-name="P42">7. Ale w tych dnjach teho hłosa teho sedmeho jandźela, hdyž wón budźe zatrubić, budźe tež dokonjane to potajnstwo Bože, jako wón přez ewangelion wučił je swojich wotročkow a profetow. <text:span text:style-name="T7">ref((</text:span>St. 11, 15. 1 Kor. 15, 51.<text:span text:style-name="T23">))</text:span> </text:p>
      <text:p text:style-name="Preformatted_20_Text"/>
      <text:p text:style-name="P42">8. A ja słyšach hłós z njebjes, kiž zaso zo mnu rěčeše a dźeše: Dźi tam a wzmi te wotewrjene knižki z ruki teho jandźela, kiž na morju a na zemi steji. <text:span text:style-name="T7">ref((</text:span>Scht. 2.<text:span text:style-name="T23">))</text:span></text:p>
      <text:p text:style-name="P42"/>
      <text:p text:style-name="P42">9. A ja dźěch tam k temu jandźelej a dźach k njemu: Daj mi te knižki. A wón dźeše ke mni: Wzmi je sebi a póžeŕ je; a hórke ći budźa w twojim brjuše, ale w twojim rće budźa ći słódke jako měd. <text:span text:style-name="T7">ref((</text:span>Ez. 3, 1. 2. 3.<text:span text:style-name="T23">))</text:span> </text:p>
      <text:p text:style-name="Preformatted_20_Text"/>
      <text:p text:style-name="P42">10. A ja wzach te knižki z ruki teho jandźela a zjěch je; a běchu słódke w mojim rće, jako měd; a jako ja je běch zjědł, bu mi w mojim brjuše hóŕko.</text:p>
      <text:p text:style-name="P42"/>
      <text:p text:style-name="P42"/>
      <text:p text:style-name="P42"><text:soft-page-break/><text:s/></text:p>
      <text:p text:style-name="P43">11. A wón dźeše ke mni: Ty dyrbiš pak zaso wěšćić ludam a póhanam a rěčam a wjele kralam. </text:p>
      <text:p text:style-name="P43"/>
      <text:p text:style-name="P43">St. 11. 1. A zćina bu mi data, podobna na kij, a jandźel při mni steješe a dźeše: Stań a měŕ tón templ Boži a tón wołtar a tych, kotřiž so w nim k Bohu modla. </text:p>
      <text:p text:style-name="P43"/>
      <text:p text:style-name="P43">2. Ale tón znutskomny pšitwark wućisń won a njeměŕ jón, přetož wón je póhanam daty; a woni to swjate město budźa rosteptać dwaj a štyrcyći měsacow. <text:span text:style-name="T7">ref((</text:span>Luk. 21, 24. Zjew. 13, 5.<text:span text:style-name="T24">))</text:span></text:p>
      <text:p text:style-name="P43"/>
      <text:p text:style-name="P13">%----------------------------------- </text:p>
      <text:p text:style-name="P43"/>
      <text:p text:style-name="P43"><text:span text:style-name="T24">staw((</text:span>11. staw.<text:span text:style-name="T24">))</text:span></text:p>
      <text:p text:style-name="P43"/>
      <text:p text:style-name="P43"><text:span text:style-name="T24">detail((</text:span>Wo dwěmaj swědkomaj, jeju zastojństwje a byću.<text:span text:style-name="T24">))</text:span></text:p>
      <text:p text:style-name="Preformatted_20_Text"/>
      <text:p text:style-name="P13">%----------------------------------- </text:p>
      <text:p text:style-name="P43"><text:s/></text:p>
      <text:p text:style-name="P43">3. A ja chcu mojimaj dwěmaj swědkomaj dać, zo budźetaj wěšćić tawzynt dwě sćě a šěsć dźesać dnjow, woblečenaj w měchach. <text:span text:style-name="T7">ref((</text:span>St. 12, 6. 14.<text:span text:style-name="T24">))</text:span> </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70.tif.large.jpg </text:p>
      <text:p text:style-name="Preformatted_20_Text">%----------------------------------------------------------- </text:p>
      <text:p text:style-name="Preformatted_20_Text"/>
      <text:p text:style-name="P44">4. Taj staj dwaj wolijowzaj a dwaj swěčnikaj, kiž před Bohom teje zemje ztejitaj. <text:span text:style-name="T7">ref((</text:span>Sach. 4, 3. 11. 14.<text:span text:style-name="T25">))</text:span></text:p>
      <text:p text:style-name="P44"/>
      <text:p text:style-name="P44">5. A jeli zo štó jimaj chcył škodźić, dha wuńdźe woheń z jeju erta a budźe póžrěć jeju njepřećelow; a jeli zo by jimaj štó chcył křiwdu činić, tón dyrbi tak skóncowany być. <text:span text:style-name="T7">ref((</text:span>2Kral. 1,10.12.<text:span text:style-name="T25">))</text:span> </text:p>
      <text:p text:style-name="Preformatted_20_Text"/>
      <text:p text:style-name="P44">6. Taj mataj móc, njebjesa zankać, zo by dešć nješoł za te dny jeju wěšćenja; a mataj móc na wodach, zo móžetaj je do krwě přewobroćić a zbić tu zemju ze wšelkej čwilu, tak často, hač wonaj chzetaj. <text:span text:style-name="T7">ref((</text:span>1 Kral. 17, 1. 2 Mójz. 7, 19. 20.<text:span text:style-name="T25">))</text:span></text:p>
      <text:p text:style-name="P44"/>
      <text:p text:style-name="Preformatted_20_Text">7. A hdyž staj wonaj swoje swědčenje dokonjałaj, budźe to zwěrjo, kotrež z teje hłubiny wulěze, z nimaj wojować a jeju přewinyć a jeju skóncować. </text:p>
      <text:p text:style-name="Preformatted_20_Text"/>
      <text:p text:style-name="Preformatted_20_Text">8. A jeju ćěłi budźetej ležeć na hasy teho wulkeho města, kotremuž rěkaju duchowne Sodom a Ggiptowzka, hdźež tež naš Knjez křižowany je. </text:p>
      <text:p text:style-name="Preformatted_20_Text"/>
      <text:p text:style-name="Preformatted_20_Text">9. A jeju ćěłi budźa někotři wot tych ludow a rodow a ryčow a pohanow widźeć tři dny a poł dnja; a njebudźa jeju ćěłi dać do rowa kłasć. </text:p>
      <text:p text:style-name="Preformatted_20_Text"/>
      <text:p text:style-name="Preformatted_20_Text">10. A ći, kiž na zemi bydla, budźa so zradować nad nimaj a so wjeselić, a budźa sebi dary jedyn druhemu słać; přetož taj dwaj prophetaj čwilowaštaj tych, kiž na zemi bydlachu. </text:p>
      <text:p text:style-name="Preformatted_20_Text"/>
      <text:p text:style-name="P44">11. A po poł štwórta dnjach přińdźe do njeju duch teho žiwjenja wot Boha, a wonaj stupištaj na swoje nohi, a wulka bojosć padźe na tych, kiž jeju widźichu. <text:span text:style-name="T7">ref((</text:span>Luk. 7, 16.<text:span text:style-name="T25">))</text:span></text:p>
      <text:p text:style-name="P44"><text:s/></text:p>
      <text:p text:style-name="Preformatted_20_Text">12. A wonaj słyšeštaj wulki hłós z njebjes, kotryž k nimaj dźeše: Stuptaj sem horje! A wonaj stupištaj horje do njebjes w mróčeli, a jeju njepřećeljo jeju widźichu. </text:p>
      <text:p text:style-name="Preformatted_20_Text"/>
      <text:p text:style-name="Preformatted_20_Text">13. A w tej samej štundźe bu wulke zemjerženje, a tón dźesaty kruch teho města padźe, a zabitych bu w tym zemjerženju sydom tawzynt mjenow čłowjekow; ći druzy pak so stróžichu a dawachu česć njebjeskemu Bohu. </text:p>
      <text:p text:style-name="Preformatted_20_Text"/>
      <text:p text:style-name="Preformatted_20_Text">14. To druhe běda je wotešło; a hlaj, třeće běda přińdźe nahle. </text:p>
      <text:p text:style-name="Preformatted_20_Text"/>
      <text:p text:style-name="P14">%----------------------------------- </text:p>
      <text:p text:style-name="P44"/>
      <text:p text:style-name="P44"><text:span text:style-name="T25">staw((</text:span>12. staw.<text:span text:style-name="T25">))</text:span> </text:p>
      <text:p text:style-name="P44"/>
      <text:p text:style-name="P44"><text:span text:style-name="T25">detail((</text:span>Schtwórte widźenje wo wójnje a dobyću cyrkwje přećiwo čertej a jeho hromadźe.<text:span text:style-name="T25">))</text:span> </text:p>
      <text:p text:style-name="Preformatted_20_Text"/>
      <text:p text:style-name="P14">%----------------------------------- </text:p>
      <text:p text:style-name="P44"/>
      <text:p text:style-name="P44">15. A tón sedmy jandźel zatrubi; a stachu so wulke hłosy w njebjesach, kiž dźachu: Te kralestwa teho swěta su so doztałe našemu Knjezej a jeho Chrystusej, a wón budźe z kralom wot wěčnosće hač do wěčnosće. </text:p>
      <text:p text:style-name="Preformatted_20_Text"/>
      <text:p text:style-name="Preformatted_20_Text">16. A ći štyrjo a dwacećo starši, kiž před Bohom sedźichu na swojich stołach, padźechu na swoje wobliča a modlachu so k Bohu, </text:p>
      <text:p text:style-name="Preformatted_20_Text"/>
      <text:p text:style-name="Preformatted_20_Text"/>
      <text:p text:style-name="Preformatted_20_Text"/>
      <text:p text:style-name="Preformatted_20_Text"><text:soft-page-break/></text:p>
      <text:p text:style-name="P44">17. A dźachu: My so ći dźakujemy, Knježe, Božo wšehomócny, kiž ty sy a kiž ty běše a kiž ty přińć maš, zo sy na so wzał tu swoju wulku móc a knježiš; <text:span text:style-name="T7">ref((</text:span>St. 1, 4. 8. St. 4, 8.<text:span text:style-name="T25">))</text:span></text:p>
      <text:p text:style-name="Preformatted_20_Text"/>
      <text:p text:style-name="P44">18. A ći póhanjo su so roshněwali, a twój hněw je přišoł a tón čas tych morwych, zo bychu sudźeni byli, a zo by ty dał tu mzdu twojim wotročkam, tym profetam, a swjatym a tym, kotřiž so twojeho mjena boja, małym a wulkim, a zo by tych skazył, kotřiž zemju su zkazyli. <text:span text:style-name="T7">ref((</text:span>St. 6, 16. 17.<text:span text:style-name="T25">))</text:span></text:p>
      <text:p text:style-name="P44"><text:s/></text:p>
      <text:p text:style-name="P44">19. A templ Boži bu wotewrjeny w njebjesach, a ta kšinja jeho zakonja bu we jeho templu widźena; a sta so błyskanje a hłosy a hrimanje a zemjerženje a wulke krupow zbiće. <text:span text:style-name="T7">ref((</text:span>St. 15, 5.<text:span text:style-name="T25">))</text:span></text:p>
      <text:p text:style-name="P44"/>
      <text:p text:style-name="P44">St. 12. Scht. 1. A wulki zejch bu widźeny na njebju: žónska běše ze słónzom woblečena, a měsac běše pod jeje nohomaj, a na jeje hłowje běše króna wot dwanaće hwězdow. </text:p>
      <text:p text:style-name="P44"/>
      <text:p text:style-name="P44"/>
      <text:p text:style-name="P44"/>
      <text:p text:style-name="P44"/>
      <text:p text:style-name="P44"/>
      <text:p text:style-name="P44"/>
      <text:p text:style-name="P44"/>
      <text:p text:style-name="P44"/>
      <text:p text:style-name="P1"><text:s/></text:p>
      <text:p text:style-name="Preformatted_20_Text">%----------------------------------- </text:p>
      <text:p text:style-name="Preformatted_20_Text">% https://digital.slub-dresden.de/data/kitodo/BibltojeZ_478590679/BibltojeZ_478590679_tif/jpegs/00001671.tif.large.jpg </text:p>
      <text:p text:style-name="Preformatted_20_Text">%----------------------------------------------------------- </text:p>
      <text:p text:style-name="Preformatted_20_Text"/>
      <text:p text:style-name="Preformatted_20_Text">2. A wona běše ćežka, wołaše a prócowaše so k porodźenju a měješe wulku čwilu, zo by porodźiła. </text:p>
      <text:p text:style-name="Preformatted_20_Text"/>
      <text:p text:style-name="Preformatted_20_Text">3. A druhi zejch so pokaza na njebju, a hlaj, wulki čeŕwjeny zmij, kiž sydom hłowow měješe a dźesać rohow a na swojich hłowach sydom krónow; </text:p>
      <text:p text:style-name="Preformatted_20_Text"/>
      <text:p text:style-name="P45">4. A jeho wopuš ćehnješe za sobu třećinu tych njebjeskich hwězdow a ćisnu je na zemju. A tón zmij stupi před tu žónsku, kotraž porodźić měješe, zo by, hdyž by porodźiła, jeje dźěćo póžrjeł. <text:span text:style-name="T7">ref((</text:span>Mat. 2, 13.<text:span text:style-name="T26">))</text:span></text:p>
      <text:p text:style-name="Preformatted_20_Text"/>
      <text:p text:style-name="P45">5. A wona porodźi syna, hólčatko, kotrež wšitkich pohanow dyrbješe pasć ze železnym prutom; a jeje dźěćo bu preč torhnjene k Bohu a k jeho ztołu. <text:span text:style-name="T7">ref((</text:span>Pz. 2, 8. 9.<text:span text:style-name="T26">))</text:span></text:p>
      <text:p text:style-name="P45"/>
      <text:p text:style-name="Preformatted_20_Text">6. Ta žónska pak ćeknu do pusćiny, hdźež ma město wot Boha přihotowane, zo by tam zežiwjena była přez tawzynt dwě sćě a šěsć dźesać dnjow. </text:p>
      <text:p text:style-name="Preformatted_20_Text"/>
      <text:p text:style-name="P45">7. A wójna so zběhnu w njebjesach: Michał a jeho jandźeljo wojowachu ze zmijom, a zmij wojowaše a jeho jandźeljo; <text:span text:style-name="T7">ref((</text:span>Dan. 10, 13.21. St. 12, 1.<text:span text:style-name="T26">))</text:span></text:p>
      <text:p text:style-name="P45"/>
      <text:p text:style-name="Preformatted_20_Text">8. A njedobuchu, tež jich město njebu wjazy namakane w njebjesach. </text:p>
      <text:p text:style-name="Preformatted_20_Text"/>
      <text:p text:style-name="P45">9. A tón wulki zmij bu wućisnjeny, tón stary had, kotremuž rěkaju čert a zatan, kiž cyły swět zawjedźe; a wón bu ćisnjeny na zemju, a jeho jandźeljo buchu z nim ćisnjeni. <text:span text:style-name="T7">ref((</text:span>gur. 10, 18. 1 Mójz. 3, 1. 4. 15.<text:span text:style-name="T26">))</text:span> </text:p>
      <text:p text:style-name="Preformatted_20_Text"/>
      <text:p text:style-name="Preformatted_20_Text">10. A ja słyšach wulki hłós, kiž dźeše w njebjesach: Nětk je so wopokazało zbože a móc a kralestwo našeho Boha a wyšnosć jeho Chrystusa; dokelž zaćisnjeny je tón wobzkoržowaŕ našich bratrow, kiž jich pola našeho Boha wobzkoržowaše wodnjo a w nocy. </text:p>
      <text:p text:style-name="Preformatted_20_Text"/>
      <text:p text:style-name="Preformatted_20_Text">11. A woni su jeho přewinyli přez teho jehnjeća krej a přez słowo swojeho swědčenja, a njejsu swoje žiwjenje lubowali hač do smjerće. </text:p>
      <text:p text:style-name="Preformatted_20_Text"/>
      <text:p text:style-name="P45">12. Teho dla wjeselće so, njebjesa, a kiž w nich bydliće. Běda wam, kiž na zemi bydliće a na morju; přetož čert přińdźe k wam dele a ma wulku złobotu, dokelž wě, zo wón mało časa ma. <text:span text:style-name="T7">ref((</text:span>Pz. 96, 11.<text:span text:style-name="T26">))</text:span> </text:p>
      <text:p text:style-name="Preformatted_20_Text"/>
      <text:p text:style-name="P45">13. A jako zmij widźeše, zo bě zaćisnjeny na zemju, přesćěhaše wón tu žónsku, kotraž to hólčatko porodźiła běše. <text:span text:style-name="T7">ref((</text:span>1 Mójz. 3, 15.<text:span text:style-name="T26">))</text:span></text:p>
      <text:p text:style-name="P45"><text:s/></text:p>
      <text:p text:style-name="P45">14. Ale tej žónskej buštej dwě kšidle datej, jako wulkeho hodlerja, zo by do pusćiny lećiła na swoje město, zo by tam była zežiwjena na čas a na dwaj časaj a na połojcu časa před wobličom teho hada. <text:span text:style-name="T7">ref((</text:span>Dan. 7, 25.<text:span text:style-name="T26">))</text:span> </text:p>
      <text:p text:style-name="Preformatted_20_Text"/>
      <text:p text:style-name="Preformatted_20_Text">15. A tón had wupušći ze swojeje klamy za tej žonu wodu, jako rěku, zo by ju tepił. </text:p>
      <text:p text:style-name="Preformatted_20_Text"/>
      <text:p text:style-name="P45">16. Ale zemja zpomože tej žonje a wotewri swój rt a wupi tu rěku, kotruž tón zmij ze swojeje huby wupušći. <text:span text:style-name="T7">ref((</text:span>41 Mójz. 16, 31. 32.<text:span text:style-name="T26">))</text:span> </text:p>
      <text:p text:style-name="Preformatted_20_Text"/>
      <text:p text:style-name="P45">17. A tón zmij so rozhněwa na žónsku a woteńdźe, zo by wojował z tymi zbytknymi wot jeje symjenja, kotřiž zachowaju Bože přikaznje a maju swědčenje Jezusa Chrystusa. <text:span text:style-name="T7">ref((</text:span>St. 14, 12. 1 Jan. 5, 10:<text:span text:style-name="T26">))</text:span> </text:p>
      <text:p text:style-name="Preformatted_20_Text"/>
      <text:p text:style-name="Preformatted_20_Text"/>
      <text:p text:style-name="Preformatted_20_Text"/>
      <text:p text:style-name="Preformatted_20_Text"><text:soft-page-break/></text:p>
      <text:p text:style-name="P15">%----------------------------------- </text:p>
      <text:p text:style-name="P46"/>
      <text:p text:style-name="P46"><text:span text:style-name="T27">staw((</text:span>13. staw.<text:span text:style-name="T27">))</text:span></text:p>
      <text:p text:style-name="P46"/>
      <text:p text:style-name="P46"><text:span text:style-name="T27">detail((</text:span>Wo zwěrjeću hanjenja, kiž ma sydom hłowow, a zawjedźenja, kiž ma dwě hłowje.<text:span text:style-name="T27">))</text:span></text:p>
      <text:p text:style-name="Preformatted_20_Text"/>
      <text:p text:style-name="P15">%----------------------------------- </text:p>
      <text:p text:style-name="P46"/>
      <text:p text:style-name="P46">18. A ja ztupich na móŕzki pězk; </text:p>
      <text:p text:style-name="P46"/>
      <text:p text:style-name="P46">St. 13. Scht. 1. A widźich zwěrjo, kiž z morja wulěze a měješe sydom hłowow a dźesać rohow a na swojich rohach dźesać krónow a na swojich hłowach mjena teho hanjenja. <text:span text:style-name="T7">ref((</text:span>St. 17, 3. 9. 12. Dan. 7, 7.<text:span text:style-name="T27">))</text:span></text:p>
      <text:p text:style-name="Preformatted_20_Text"/>
      <text:p text:style-name="P46">2. A to zwěrjo, kotrež ja widźich, běše podobne na pardela, a jeho nohi běchu jako mjedwjedźowe nohi a jeho klama jako lawowa klama. A tón zmij da jemu swoju sylnosć a swój stoł a wulku móc. <text:span text:style-name="T7">ref((</text:span>St. 12, 3.<text:span text:style-name="T27">))</text:span></text:p>
      <text:p text:style-name="P46"/>
      <text:p text:style-name="P46"/>
      <text:p text:style-name="P46"/>
      <text:p text:style-name="P46"/>
      <text:p text:style-name="P46"><text:s/></text:p>
      <text:p text:style-name="P1"><text:s/></text:p>
      <text:p text:style-name="Preformatted_20_Text">%----------------------------------- </text:p>
      <text:p text:style-name="Preformatted_20_Text">% https://digital.slub-dresden.de/data/kitodo/BibltojeZ_478590679/BibltojeZ_478590679_tif/jpegs/00001672.tif.large.jpg </text:p>
      <text:p text:style-name="Preformatted_20_Text">%----------------------------------------------------------- </text:p>
      <text:p text:style-name="Preformatted_20_Text"/>
      <text:p text:style-name="Preformatted_20_Text">3. A ja widźich jeho hłowow jenu, jako by smjertnje zranjena była; ale jeho smjertna rana bu zahojena, a dźiwaše so cyła zemja zady teho zwěrjeća. </text:p>
      <text:p text:style-name="Preformatted_20_Text"/>
      <text:p text:style-name="Preformatted_20_Text">4. A modlachu so k temu zmijej, kiž zwěrjeću móc da; a modlachu so tež k temu zwěrjeću a dźachu: Štó je runy temu zwěrjeću? A štó móže z nim wojować? </text:p>
      <text:p text:style-name="Preformatted_20_Text"/>
      <text:p text:style-name="P47">5. A jemu bu daty rt, kiž rěčeše wulke wěcy a hanjenje, a bu jemu móc data wójnu načinić na dwaj a štyrcyći měsacow. <text:span text:style-name="T7">ref((</text:span>Dan. 7, 8. 11. Zjew. 11, 2.<text:span text:style-name="T28">))</text:span></text:p>
      <text:p text:style-name="Preformatted_20_Text"/>
      <text:p text:style-name="P47">6. A wone wotewri swój rt k hanjenju přećiwo Bohu, leztrować jeho mjeno a jeho hětu a tych, kiž na njebju bydla. <text:span text:style-name="T7">ref((</text:span>St. 16, 9. 11.<text:span text:style-name="T28">))</text:span> </text:p>
      <text:p text:style-name="Preformatted_20_Text"/>
      <text:p text:style-name="Preformatted_20_Text">7. Tež bu jemu date, zo by wójnu wjedło ze swjatymi a zo by jich pšewinuło; a móc bu jemu data na wšitke narody a ryče a na pohanow. </text:p>
      <text:p text:style-name="Preformatted_20_Text"/>
      <text:p text:style-name="P47">8. A wšitcy, kiž na zemi bydla, budźa so k njemu modlić, kotrychž mjena njejsu napisane w tych žiwych knihach teho jehnjeća, kiž je zkónzowane wot spočatka swěta. <text:span text:style-name="T7">ref((</text:span>St. 8, 13. St. 12, 12.<text:span text:style-name="T28">))</text:span> </text:p>
      <text:p text:style-name="Preformatted_20_Text"/>
      <text:p text:style-name="P47">9. Jeli zo štó ma wuši, njech posłucha!</text:p>
      <text:p text:style-name="P47"><text:s/></text:p>
      <text:p text:style-name="P47">10. Jeli zo štó do jastwa wodźi, tón do jastwa póńdźe; jeli zo štó z mječom zkónzuje, tón dyrbi z mječom skóncowany być. Tu je sćerpliwosć a wěra tych swjatych. <text:span text:style-name="T7">ref((</text:span>1 Mójz. 9, 6. Mat. 26, 52.<text:span text:style-name="T28">))</text:span> </text:p>
      <text:p text:style-name="Preformatted_20_Text"/>
      <text:p text:style-name="P47">11. A ja widźich, zo druhe zwěrjo so zběže wot zemje; a měješe dwaj rohaj, podobnaj jehnjećowymaj, a rěčeše jako zmij.</text:p>
      <text:p text:style-name="P47"><text:s/></text:p>
      <text:p text:style-name="Preformatted_20_Text">12. A wone wšitku móc teho prěńšeho zwěrjeća dokonja před nim; a sčini, zo zemja a ći, kiž na njej bydla, so modlachu před prěńšim zwěrjećom, kotrehož smjertna rana běše zahojena. </text:p>
      <text:p text:style-name="Preformatted_20_Text"/>
      <text:p text:style-name="P47">13. Cžini tež wulke dźiwy, tak zo tež sčini, zo woheń z njebjes padźe před ludźimi na zemju, <text:span text:style-name="T7">ref((</text:span>Mat. 24, 24.<text:span text:style-name="T28">))</text:span> </text:p>
      <text:p text:style-name="Preformatted_20_Text"/>
      <text:p text:style-name="Preformatted_20_Text">14. A zawjedźe tych, kiž na zemi bydla, tych zejchow dla, kiž jemu date su, zo by je činiło před tym zwěrjećom; a kaže tym, kiž na zemi bydla, zo bychu swjećo sčinili, podobne temu zwěrjeću, kotrež tu ranu wot mječa měješe a zaso běše wožiwiło. </text:p>
      <text:p text:style-name="Preformatted_20_Text"/>
      <text:p text:style-name="Preformatted_20_Text">15. A jemu bu date, zo móžeše ducha dać swjećeću teho zwěrjeća, zo by to swjećo teho zwěrjeća rěčało; a wone sčini, zo ći, kotřiž so k swjećeću teho zwěrjeća njemodla, bychu skóncowani byli. </text:p>
      <text:p text:style-name="Preformatted_20_Text"/>
      <text:p text:style-name="P47">16. A pšinući wšitkich, małych a wulkich, bohatych a chudych, zrejnych a wotročkow, zo wot njeho znamjo doztachu na swoju prawu ruku abo na swoje čoło; <text:span text:style-name="T7">ref((</text:span>St. 19, 20.<text:span text:style-name="T28">))</text:span></text:p>
      <text:p text:style-name="Preformatted_20_Text"/>
      <text:p text:style-name="P47">17. So by žadyn njemohł kupować abo pšedawać, chiba tón, kiž ma znamjo abo mjeno teho zwěrjeća, abo rachnowanje, kak wjele z jeho mjena přińdźe. <text:span text:style-name="T7">ref((</text:span>St. 14, o—1.<text:span text:style-name="T28">))</text:span></text:p>
      <text:p text:style-name="P47"/>
      <text:p text:style-name="P47">18. Tudy je mudrosć. Štóž rozum ma, tón njech pšerachnuje, kak wjele to zwěrjo hromadźe sčini; přetož to je člorózke rachnowanje a sčini hromadźe šěsć stow a šěsć a šěsć dźesać. <text:span text:style-name="T7">ref((</text:span>St. 1e, d. St. 15, 2.<text:span text:style-name="T28">))</text:span></text:p>
      <text:p text:style-name="P47"/>
      <text:p text:style-name="P47"/>
      <text:p text:style-name="P47"><text:soft-page-break/><text:s/></text:p>
      <text:p text:style-name="P16">%----------------------------------- </text:p>
      <text:p text:style-name="P48"/>
      <text:p text:style-name="P48"><text:span text:style-name="T29">staw((</text:span>14. staw.<text:span text:style-name="T29">))</text:span> </text:p>
      <text:p text:style-name="P48"/>
      <text:p text:style-name="P48"><text:span text:style-name="T29">detail((</text:span>Jehnjo na horje Cion; Chrystus z tym serpom w mróčeli.<text:span text:style-name="T29">))</text:span></text:p>
      <text:p text:style-name="Preformatted_20_Text"/>
      <text:p text:style-name="P16">%----------------------------------- </text:p>
      <text:p text:style-name="P48"/>
      <text:p text:style-name="P48">1. A ja widźich, a hlaj, jehnjo steješe na horje Cion, a z nim sto a štyri a štyrcyći tawzynt, kotřiž mějachu mjeno jeho Wótca napisane na swojich čołach. <text:span text:style-name="T7">ref((</text:span>Pz. 2, 6. Zjew. 7, 4. St. 3, 12.<text:span text:style-name="T29">))</text:span></text:p>
      <text:p text:style-name="P48"/>
      <text:p text:style-name="P48">2. A ja słyšach hłós z njebja, jako hłós wjele wodow a jako hłós wulkeho hrimanja; a tón hłós, kotryž ja słyšach, běše jako zithariztow, kiž na swojich zitharach hraju. <text:span text:style-name="T7">ref((</text:span>St. 1, 15.<text:span text:style-name="T29">))</text:span> </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73.tif.large.jpg </text:p>
      <text:p text:style-name="Preformatted_20_Text">%----------------------------------------------------------- </text:p>
      <text:p text:style-name="Preformatted_20_Text"/>
      <text:p text:style-name="Preformatted_20_Text">3. A woni spěwachu nowy kěrluš před stołom a před tymi štyrimi zwěrjatami a před tymi staršimi. A žadyn njemóžeše tón kěrluš nawuknyć, chiba ći sto a štyri a štyrcyći tawzynt, kiž su wot zemje wukupjeni. </text:p>
      <text:p text:style-name="Preformatted_20_Text"/>
      <text:p text:style-name="Preformatted_20_Text">4. Ći to su, kotřiž ze žónskimi njejsu womazani; přetož woni su knježny a chodźa za tym jehnjećom, hdźež wone chodźi. Ći su wukupjeni z tych čłowjekow za prěnički Bohu a temu jehnjeću. </text:p>
      <text:p text:style-name="Preformatted_20_Text"/>
      <text:p text:style-name="P49">5. A we jich rće njeje žane jebanje namakane; přetož woni su bjez winy před Božim stołom. <text:span text:style-name="T7">ref((</text:span>Pj. 32, 2.<text:span text:style-name="T30">))</text:span></text:p>
      <text:p text:style-name="Preformatted_20_Text"/>
      <text:p text:style-name="P49">6. A ja widźich druheho jandźela lětaceho srjedźa přez te njebjesa, kiž měješe wěčne ewangelion, zo by připowědał tym, kiž na zemi bydla, a wšitkim póhanam a narodam a rěčam a ludam; <text:span text:style-name="T7">ref((</text:span>St. 8, 13.<text:span text:style-name="T30">))</text:span></text:p>
      <text:p text:style-name="Preformatted_20_Text"/>
      <text:p text:style-name="P49">7. Tón dźeše z wulkim hłosom: Bójće so Boha a dajće jemu česć, přetož tón čas jeho suda je přišoł, a modlće so k temu, kiž je sčinił njebjo a zemju a morjo a wodowe žórła. <text:span text:style-name="T7">ref((</text:span>5 Mójz. 32, 3. Pz. 146, 6. Jap. zk. 14, 15.<text:span text:style-name="T30">))</text:span></text:p>
      <text:p text:style-name="P49"/>
      <text:p text:style-name="P49">8. A druhi jandźel přińdźe za nim, kiž dźeše: Panuło je, panuło je Babylon, to wulke město; přetož wone je z tym winom swojeho wrótneho kurwarstwa napowało wšitkich pohanow. <text:span text:style-name="T7">ref((</text:span>St. 18, 2. Jez. 21, 9. Jer. 51, 8.<text:span text:style-name="T30">))</text:span></text:p>
      <text:p text:style-name="P49"><text:s/></text:p>
      <text:p text:style-name="Preformatted_20_Text">9. A třeći jandźel lećeše za nimaj a dźeše z wulkim hłosom: Jeli zo so štó budźe před tym zwěrjećom modlić a před jeho swjećećom, a jeli zo wozmje jeho znamjo na swoje čoło abo na swoju ruku; </text:p>
      <text:p text:style-name="Preformatted_20_Text"/>
      <text:p text:style-name="P49">10. Tón budźe wot wina teho hněwa Božeho pić, kiž je nalate a lute w khelichu jeho hněwa; a budźe čwilowany z wohenjom a ze šwabelom před swjatymi jandźelemi a před tym jehnjećom. <text:span text:style-name="T7">ref((</text:span>St. 16, 190. Jez. 51, 22. 23. sj. 6o, 5. Zjew. 19, 20.<text:span text:style-name="T30">))</text:span></text:p>
      <text:p text:style-name="Preformatted_20_Text"/>
      <text:p text:style-name="Preformatted_20_Text">11. A tón dym jich čwile póńdźe horje wot wěčnosće hač do wěčnosće; a nimaju žaneho wotpočinka ani wodnjo ani w nocy, kiž so k temu zwěrjeću su modlili a k jeho swjećeću a jeli zo štó wzał je to znamjo jeho mjena. </text:p>
      <text:p text:style-name="Preformatted_20_Text"/>
      <text:p text:style-name="Preformatted_20_Text">12. Tudy je sćerpliwosć tych swjatych; tudy su ći, kiž zachowaju Bože kaznje a tu wěru do Jezusa. </text:p>
      <text:p text:style-name="Preformatted_20_Text"/>
      <text:p text:style-name="Preformatted_20_Text">13. A ja słyšach hłós, kiž z njebja ke mni dźeše: Napiš: Zbóžni su ći morwi, kotřiž w tym Knjezu wumru, wot nětko. Haj tón Duch praji, zo woni wotpočuja wot swojeho dźěła; jich skutki pak du za nimi. </text:p>
      <text:p text:style-name="Preformatted_20_Text"/>
      <text:p text:style-name="P49">14. A ja widźich, a hlaj, běła mróčel so zjewi, a na mróčeli sedźeše podobny na člorózkeho syna, kiž měješe na swojej hłowje złotu krónu a w swojej rucy wótry serp. <text:span text:style-name="T7">ref((</text:span>St. 1, 13. Ez. 1,36.<text:span text:style-name="T30">))</text:span> </text:p>
      <text:p text:style-name="Preformatted_20_Text"/>
      <text:p text:style-name="P49">15. A druhi jandźel wuńdźe z teho templa, zawoławši z wulkim hłosom k temu, kiž na tej mróčeli sedźeše: Sałož twój serp a žni, dokelž čas je přišoł, zo by žnjał, přetož žně teje zemje su wuzkhłe. <text:span text:style-name="T7">ref((</text:span>Joel. 3, 13. Mat. 13, 39:<text:span text:style-name="T30">))</text:span></text:p>
      <text:p text:style-name="P49"><text:s/></text:p>
      <text:p text:style-name="Preformatted_20_Text">16. A tón, kiž na mróčeli sedźeše, załoži swój serp na zemju; a zemja bu póžnjata. </text:p>
      <text:p text:style-name="Preformatted_20_Text"/>
      <text:p text:style-name="Preformatted_20_Text">17. A druhi jandźel wuńdźe z teho templa, kiž w njebjesach je, a tón tež měješe wótry serp. </text:p>
      <text:p text:style-name="Preformatted_20_Text"/>
      <text:p text:style-name="Preformatted_20_Text"><text:soft-page-break/></text:p>
      <text:p text:style-name="Preformatted_20_Text">18. A druhi jandźel wuńdźe z wołtarja, kotryž móc měješe na woheń, a wołaše z wulkim wołanjom k temu, kiž tón wótry serp měješe, a dźeše: Nastaj twój wótry serp a zbjeŕ kity zemzkeje winicy, přetož jeje jahody su zrałe. </text:p>
      <text:p text:style-name="Preformatted_20_Text"/>
      <text:p text:style-name="P50">19. A tón jandźel naztaji swój serp na zemju a zebra winowe kiće teje zemje a ćisnu je do teho wulkeho jězora Božeho hněwa. </text:p>
      <text:p text:style-name="P50"/>
      <text:p text:style-name="P50"/>
      <text:p text:style-name="P50"/>
      <text:p text:style-name="P50"/>
      <text:p text:style-name="P50"/>
      <text:p text:style-name="P1"><text:s/></text:p>
      <text:p text:style-name="Preformatted_20_Text">%----------------------------------- </text:p>
      <text:p text:style-name="Preformatted_20_Text">% https://digital.slub-dresden.de/data/kitodo/BibltojeZ_478590679/BibltojeZ_478590679_tif/jpegs/00001674.tif.large.jpg </text:p>
      <text:p text:style-name="Preformatted_20_Text">%----------------------------------------------------------- </text:p>
      <text:p text:style-name="Preformatted_20_Text"/>
      <text:p text:style-name="P50">20. A tón jězor bu wonkach před měztom teptany; a wuńdźe krej z jězora hač do wuzdow tych konjow, přez tawzynt a šěsć stow honow pol. <text:span text:style-name="T7">ref((</text:span>Jez. 63, 3. Srud. khěrl. 1, 15.<text:span text:style-name="T31">))</text:span></text:p>
      <text:p text:style-name="Preformatted_20_Text"/>
      <text:p text:style-name="P17">%----------------------------------- </text:p>
      <text:p text:style-name="P50"/>
      <text:p text:style-name="P50"><text:span text:style-name="T31">staw((</text:span>15. staw.<text:span text:style-name="T31">))</text:span> </text:p>
      <text:p text:style-name="P50"/>
      <text:p text:style-name="P50"><text:span text:style-name="T31">detail((</text:span>Pjate widźenje wo sydom poslenich čwělach, a prawje wěrjacych chwalba.<text:span text:style-name="T31">))</text:span></text:p>
      <text:p text:style-name="P50"/>
      <text:p text:style-name="P17">%----------------------------------- </text:p>
      <text:p text:style-name="P50"/>
      <text:p text:style-name="P50">1. Potom widźich druhi zejch na njebju, wulki a dźiwny; sydom jandźelow, ći mějachu poslednje sydom čwile; přetož z tymi samymi je dokonjany Boži hněw. <text:span text:style-name="T7">ref((</text:span>Sst. 12, 1. 3.<text:span text:style-name="T31">))</text:span></text:p>
      <text:p text:style-name="P50"/>
      <text:p text:style-name="Preformatted_20_Text">2. A widźich jako škleńčane morjo z wohenjom naměšane; a tych, kiž běchu dobyli na zwěrjeću a na jeho swjećeću, na jeho znamjenju a na wjele jeho mjena, zo woni stejachu při škleńčanym morju a mějachu Bože harfy. </text:p>
      <text:p text:style-name="Preformatted_20_Text"/>
      <text:p text:style-name="P50">3. A spěwachu tón kěrluš Mójzasa, teho wotročka Božeho, a tón kěrluš teho jehnjeća a dźachu: Wulke a dźiwne su twoje skutki, Knježe, Božo wšehomócny; prawe a wěrne su twoje puće, ty kralo tych swjatych. <text:span text:style-name="T7">ref((</text:span>2 Mójz. 15, 1. 5 Mójz. 32, 1.<text:span text:style-name="T31">))</text:span></text:p>
      <text:p text:style-name="Preformatted_20_Text"/>
      <text:p text:style-name="P50">4. Štó by so će njechał bojeć, Knježe, a twoje mjeno česćić? Dokelž sam swjaty sy. Přetož wšitcy póhanjo budźa přińć a so před tobu modlić; přetož twoje prawe sudy su zjewjene. <text:span text:style-name="T7">ref((</text:span>Jer. 10, 7. Jez. 66, 23.<text:span text:style-name="T31">))</text:span> </text:p>
      <text:p text:style-name="Preformatted_20_Text"/>
      <text:p text:style-name="P50">5. A potom widźich, a hlaj, wotewrjeny bu templ teje hěty teho swědčenja na njebju. <text:span text:style-name="T7">ref((</text:span>St 1, 10.<text:span text:style-name="T31">))</text:span> </text:p>
      <text:p text:style-name="Preformatted_20_Text"/>
      <text:p text:style-name="P50">6. A wuńdźechu z njebja ći sedmjo jandźeljo, kiž te sydom čwile mějachu, a běchu woblečeni z čistym a z jasnym płatom a wopasani wokoło wutroby ze złotymi pasami. <text:span text:style-name="T7">ref((</text:span>St. 1, 13.<text:span text:style-name="T31">))</text:span></text:p>
      <text:p text:style-name="P50"><text:s/></text:p>
      <text:p text:style-name="Preformatted_20_Text">7. A jene wot tych štyrjoch zwěrjatow poda tym sydom jandźelam sydom złotych mjedźeńzow napjelnjenych z hněwom teho žiweho Boha wot wěčnosće hač do wěčnosće. </text:p>
      <text:p text:style-name="Preformatted_20_Text"/>
      <text:p text:style-name="P50">8. A templ bu połny kada wot Božeje krasnosće a wot jeho mocy; a nichtó njemóžeše do templa zańć, hač te sydom čwile tych sydom jandźelow dokonjane buchu. <text:span text:style-name="T7">ref((</text:span>Jez. 6, 4.<text:span text:style-name="T31">))</text:span> </text:p>
      <text:p text:style-name="Preformatted_20_Text"/>
      <text:p text:style-name="P17">%----------------------------------- </text:p>
      <text:p text:style-name="P50"/>
      <text:p text:style-name="P50"><text:span text:style-name="T31">staw((</text:span>16. staw.<text:span text:style-name="T31">))</text:span> </text:p>
      <text:p text:style-name="P50"/>
      <text:p text:style-name="P50"><text:span text:style-name="T31">detail((</text:span>Mjedźeńcy Božeho hněwa wot sydom jandźelow wulate.<text:span text:style-name="T31">))</text:span></text:p>
      <text:p text:style-name="Preformatted_20_Text"/>
      <text:p text:style-name="P17">%----------------------------------- </text:p>
      <text:p text:style-name="P50"/>
      <text:p text:style-name="P50">1. A ja słyšach wulki hłós z teho templa, kiž dźeše k tym sydom jandźelam: Dźiće a wulijće te mjedźeńcy teho hněwa Božeho na zemju! <text:span text:style-name="T7">ref((</text:span>St. 15, 7.<text:span text:style-name="T31">))</text:span></text:p>
      <text:p text:style-name="P50"><text:s/></text:p>
      <text:p text:style-name="Preformatted_20_Text">2. A tón prěni woteńdźe a wulinu swoju mjedźeńcu na zemju; a přińdźe zły a škódny brjód na tych ludźi, kotřiž znamjo teho zwěrjeća mějachu a kiž so k jeho swjećeću modlachu. </text:p>
      <text:p text:style-name="Preformatted_20_Text"><text:soft-page-break/></text:p>
      <text:p text:style-name="P51">3. A tón druhi jandźel wulinu swoju mjedźeńcu do morja; a wone bu jako krej morweho; a kóžda žiwa duša wumrě w morju. <text:span text:style-name="T7">ref((</text:span>2 Mójz. 7, 17-21.<text:span text:style-name="T32">))</text:span></text:p>
      <text:p text:style-name="P51"/>
      <text:p text:style-name="Preformatted_20_Text">4. A tón třeći jandźel wulinu swoju mjedźeńcu do rěkow a do wódnych žórłow; a sčini so krej. </text:p>
      <text:p text:style-name="Preformatted_20_Text"/>
      <text:p text:style-name="Preformatted_20_Text">5. A ja słyšach, zo jandźel tych wodow dźeše: Knježe, ty sy prawy, kiž ty sy a kiž ty běše (a kiž ty budźeš), a sy swjaty, dokelž to sudźił sy; </text:p>
      <text:p text:style-name="Preformatted_20_Text"/>
      <text:p text:style-name="P51">6. Přetož woni su tych swjatych a tych profetow krej rosleli; teho dla sy jim krej pić dał, přetož woni su teho hódni. <text:span text:style-name="T7">ref((</text:span>pj,. 7o, 3.<text:span text:style-name="T32">))</text:span></text:p>
      <text:p text:style-name="Preformatted_20_Text"/>
      <text:p text:style-name="P51">7. Tež słyšach ja, zo druhi jandźel z teho wołtarja dźeše: Haj, Knježe, Božo wšehomócny, twoje sudy su wěrne a prawe. <text:span text:style-name="T7">ref((</text:span>Pz,. o, 18.<text:span text:style-name="T32">))</text:span> </text:p>
      <text:p text:style-name="Preformatted_20_Text"/>
      <text:p text:style-name="Preformatted_20_Text">8. A tón štwórty jandźel wulinu swoju mjedźeńcu do słónca, a jemu bu date, zo by tych ludźi z wohenjom čwilował. </text:p>
      <text:p text:style-name="Preformatted_20_Text"/>
      <text:p text:style-name="P52">9. A ći ludźo buchu paleni z wulkej hězu a hanjachu mjeno teho Boha, kiž móc ma na tych čwělach; a nječinichu pokutu, zo bychu jemu česć dali. </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75.tif.large.jpg </text:p>
      <text:p text:style-name="Preformatted_20_Text">%----------------------------------------------------------- </text:p>
      <text:p text:style-name="P52"><text:s/></text:p>
      <text:p text:style-name="P52">10. A tón pjaty jandźel wulinu swoju mjedźeńcu na stoł teho zwěrjeća; a jeho kralestwo bu z ćmu wobdate; a woni žwachu swoje jazyki před bolosću, </text:p>
      <text:p text:style-name="Preformatted_20_Text"/>
      <text:p text:style-name="P52">11. A swarjachu na Boha w njebjesach swojich bolosćow dla a dla swojich brjodow; a njewobroćichu so wot swojich skutkow. <text:span text:style-name="T7">ref((</text:span>St. o, 20.<text:span text:style-name="T33">))</text:span></text:p>
      <text:p text:style-name="Preformatted_20_Text"/>
      <text:p text:style-name="P52">12. A tón šesty jandźel wulinu swoju mjedźeńcu na tu wulku rěku Euphrates; a jeje woda wuschnu, zo by puć přihotowany był tym kralam wot schadźenja słónca. <text:span text:style-name="T7">ref((</text:span>Jez. 11, 15. 16.<text:span text:style-name="T33">))</text:span> </text:p>
      <text:p text:style-name="Preformatted_20_Text"/>
      <text:p text:style-name="P52">13. A ja widźich, zo z teje huby teho zmija a z teje huby teho zwěrjeća a ze erta teho falšneho profety třjo nječisći duchojo wuńdźechu, kiž podobni běchu žabam; <text:span text:style-name="T7">ref((</text:span>St. 12, 9. 17.<text:span text:style-name="T33">))</text:span> <text:s/></text:p>
      <text:p text:style-name="P52"/>
      <text:p text:style-name="P52">14. A su čertowscy duchojo, kiž činja zejchi a chodźa won k tym kralam na zemi a do cyłeho šěrokeho swěta, zo bychu jich zhromadźili na wójnu na tamny wulki dźeń teho wšehomócneho Boha. </text:p>
      <text:p text:style-name="P52"/>
      <text:p text:style-name="P52">15. Hlaj, ja přińdu jako paduch. Zbóžny je, kiž njezpi a dźerži swoje drasty, zo by nahi njekhodźił, a jeho hanibu njewidźeli. <text:span text:style-name="T7">ref((</text:span>St. 3, 3. Luk. 12, 39. 1 Thes. 5, 2. 3. 2 Pětr. 3, 10. 2 Kor. 5, 3.<text:span text:style-name="T33">))</text:span></text:p>
      <text:p text:style-name="Preformatted_20_Text"/>
      <text:p text:style-name="Preformatted_20_Text">16. A wón jich zhromadźi na město, kotremuž rěkaju po Hebrejskej Harmageddon. </text:p>
      <text:p text:style-name="Preformatted_20_Text"/>
      <text:p text:style-name="Preformatted_20_Text">17. A tón sedmy jandźel wulinu swoju mjedźeńcu do lofta; a wulki hłós wuńdźe z njebjeskeho templa wot stoła, kiž dźeše: Stało so je! </text:p>
      <text:p text:style-name="Preformatted_20_Text"/>
      <text:p text:style-name="Preformatted_20_Text">18. A stachu so hłosy a hrimanja a błyzkanja; tež bu wulke zemjerženje, kajkež njeje było wot časa, hač su ludźo na zemi byli, tajke zemjerženje, tak wulke. </text:p>
      <text:p text:style-name="Preformatted_20_Text"/>
      <text:p text:style-name="P52">19. A to wulke město bu na troje rostorhane a te města tych pohanow zpadźechu. A Babilona, teho wulkeho, bu zpomnjene před Bohom, zo by jemu dał kelich teho wina swojeho suroweho hněwa. <text:span text:style-name="T7">ref((</text:span>St. 14, 10.<text:span text:style-name="T33">))</text:span> </text:p>
      <text:p text:style-name="Preformatted_20_Text"/>
      <text:p text:style-name="P52">20. A wšitke mórske kupy ćeknychu a žane hory njebuchu namakane. <text:span text:style-name="T7">ref((</text:span>St. 6, 14.<text:span text:style-name="T33">))</text:span></text:p>
      <text:p text:style-name="P52"><text:s/></text:p>
      <text:p text:style-name="P52">21. A wulke krupy, jako zentnaŕ ćežke, padachu z njebjes na ludźi; a ći ludźo hroznje swarjachu Boha tajkeje krupoweje čwile dla, přetož jich čwěla běše jara wulka. <text:span text:style-name="T7">ref((</text:span>2 Mójz. 9, 23. Hiob. 38, 22. 23.<text:span text:style-name="T33">))</text:span> </text:p>
      <text:p text:style-name="Preformatted_20_Text"/>
      <text:p text:style-name="P18">%----------------------------------- </text:p>
      <text:p text:style-name="P52"/>
      <text:p text:style-name="P52"><text:span text:style-name="T33">staw((</text:span>17. staw.<text:span text:style-name="T33">))</text:span> </text:p>
      <text:p text:style-name="P52"/>
      <text:p text:style-name="P52"><text:span text:style-name="T33">detail((</text:span>Schezte widźenje; wopisanje antikhryztzkeho kralestwa ze znamjenjom wulkeje kurwy.<text:span text:style-name="T33">))</text:span> </text:p>
      <text:p text:style-name="Preformatted_20_Text"/>
      <text:p text:style-name="P18">%----------------------------------- </text:p>
      <text:p text:style-name="P52"/>
      <text:p text:style-name="P52">1. A jedyn wot tych sydom jandźelow, kiž te sydom mjedźeńcy mějachu, přińdźe a rěčeše zo mnu a dźeše ke mni: Pój sem, ja chcu ći pokazać, kak je wotsudźena ta wulka kurwa, kiž na wjele wodach sedźi; <text:span text:style-name="T7">ref((</text:span>Jer. 51, 13.<text:span text:style-name="T33">))</text:span></text:p>
      <text:p text:style-name="Preformatted_20_Text"/>
      <text:p text:style-name="P52">2. S kotrejž su kurwili ći zerizzy kralojo a wot kotrejež kurwaŕzkeho wina so su wopili ći, kiž na zemi bydla. <text:span text:style-name="T7">ref((</text:span>St. 14, 8. Jer. 51, 7.<text:span text:style-name="T33">))</text:span> </text:p>
      <text:p text:style-name="Preformatted_20_Text"/>
      <text:p text:style-name="Preformatted_20_Text"><text:soft-page-break/></text:p>
      <text:p text:style-name="P52">3. A wón přinjese mje w duchu do pusćiny. A ja widźich tu žónsku sedźo na šarlatowym čeŕwjenym zwěrjeću, kotrež połne běše mjenow teho hanjenja a měješe sydom hłowow a dźesać rohow. <text:span text:style-name="T7">ref((</text:span>Mat. 4, 1.<text:span text:style-name="T33">))</text:span> </text:p>
      <text:p text:style-name="Preformatted_20_Text"/>
      <text:p text:style-name="P52">4. A ta žónska běše nawoblečena z purpurom a ze šarlatom; a běše pozłoćena ze złotom a z krasnymi kamjenjemi a z parlemi; a měješe złoty kelich w swojej rucy, kotryž połny běše hroznosće a nješwarnozće jeje kurwarstwa; <text:span text:style-name="T7">ref((</text:span>St. 18, 16. Jer. 51, 7.<text:span text:style-name="T33">))</text:span></text:p>
      <text:p text:style-name="Preformatted_20_Text"/>
      <text:p text:style-name="P52">5. A na swojim čole měješe wona napisane mjeno: To potajnstwo, Babylon, to wulke, mać teho kurwarstwa a wšitkeje hroznosće teje zemje. <text:span text:style-name="T7">ref((</text:span>2 Thes. 2, 7. Zjew. 14, 8. St. 16, 19. St. 16, 2. 0.<text:span text:style-name="T33">))</text:span></text:p>
      <text:p text:style-name="P52"><text:s/></text:p>
      <text:p text:style-name="P53">6. A ja widźich tu žónsku pjanu wot krwě tych swjatych a wot krwě tych swědkow Jezusowych; a ja, jako ju wuhladach, dźiwach so jara. <text:span text:style-name="T7">ref((</text:span>t. 15, 24.<text:span text:style-name="T34">))</text:span></text:p>
      <text:p text:style-name="P53"/>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76.tif.large.jpg </text:p>
      <text:p text:style-name="Preformatted_20_Text">%----------------------------------------------------------- </text:p>
      <text:p text:style-name="Preformatted_20_Text"/>
      <text:p text:style-name="Preformatted_20_Text">7. Tuž dźeše tón jandźel ke mni: Ežoho dla so dźiwaš? Ja chcu ći powjedźić to potajnstwo wot teje žónskeje a wot teho zwěrjeća, kotrež ju njese a ma sydom hłowow a dźesać rohow. </text:p>
      <text:p text:style-name="Preformatted_20_Text"/>
      <text:p text:style-name="P53">8. To zwěrjo, kotrež ty widźił sy, je było, a njeje, a budźe zaso wuztupić z teje hłubokosće a póńdźe do zatamanstwa; a budźa so dźiwać ći, kotřiž na zemi bydla (kotrychž mjena njejsu napisane w knihach teho žiwjenja wot spočatka swěta), hdyž to zwěrjo widźeć budźa, kotrež było je, a njeje, a wšak tola je. <text:span text:style-name="T7">ref((</text:span>St. 11, 7. St. 13, 3. 2 Mójz. 32, 32. Dan. 12, 1. Phil. 4, 3.<text:span text:style-name="T34">))</text:span></text:p>
      <text:p text:style-name="Preformatted_20_Text"/>
      <text:p text:style-name="P53">9. Tudy je rozum, kiž mudrosć ma. Te sydom hłowy su sydom hory, na kotrychž ta žónska sedźi, a tych kralow je sydom. <text:span text:style-name="T7">ref((</text:span>St. 13, 18. St. 13, 1.<text:span text:style-name="T34">))</text:span> </text:p>
      <text:p text:style-name="Preformatted_20_Text"/>
      <text:p text:style-name="Preformatted_20_Text">10. Pjeć je jich panuło, a jedyn je, tón druhi hišće njeje přišoł; a hdyž wón přińdźe, dyrbi wón mału chwilu trać. </text:p>
      <text:p text:style-name="Preformatted_20_Text"/>
      <text:p text:style-name="Preformatted_20_Text">11. To zwěrjo pak, kotrež je było, a wjazy njeje, to je tón wosmy, a je wot tych sydom a dźe do skaženja. </text:p>
      <text:p text:style-name="Preformatted_20_Text"/>
      <text:p text:style-name="P53">12. A te dźesać rohi, kotrež sy widźił, su dźesaćo kralojo, kotřiž kralestwo hišće njejsu dóstali; ale budźa jako kralojo móc na jenu štundu dostać z tym zwěrjećom. <text:span text:style-name="T7">ref((</text:span>St. 13, 1. Dan. ?, 20. 24.<text:span text:style-name="T34">))</text:span></text:p>
      <text:p text:style-name="P53"><text:s/></text:p>
      <text:p text:style-name="Preformatted_20_Text">13. Ći sami maju jenu mysl a budźa swoju móc a krasnosć temu zrděrjeću podać. </text:p>
      <text:p text:style-name="Preformatted_20_Text"/>
      <text:p text:style-name="P53">14. Ći budźa z tym jehnjećom wojować, ale to jehnjo budźe jich přewinyć (přetož wone je tón Knjez wšitkich knježich a kral wšitkich kralow) a z nim ći powołani a wuzwoleni a wěrni. <text:span text:style-name="T7">ref((</text:span>St. 17, 14. St. 19, 16. 1 Tim. 6, 15.<text:span text:style-name="T34">))</text:span> </text:p>
      <text:p text:style-name="Preformatted_20_Text"/>
      <text:p text:style-name="P53">15. A wón dźeše ke mni: Te woduy, kotrež ty widźił sy, hdźež to kurwizko sedźi, su ludy a narody a póhanjo a ryče. <text:span text:style-name="T7">ref((</text:span>Jez. 8, ?. Jer. 47, 2.<text:span text:style-name="T34">))</text:span></text:p>
      <text:p text:style-name="P53"/>
      <text:p text:style-name="P53">16. A te dźesać rohi, kotrež ty widźił sy na zwěrjeću, ći budźa tu kurwu hidźić a ju puztu a nahu sčinić a budźa jeje ćěło žrać a ju samu z wohenjom spalić. <text:span text:style-name="T7">ref((</text:span>St. 16, 8.<text:span text:style-name="T34">))</text:span></text:p>
      <text:p text:style-name="P53"><text:s/></text:p>
      <text:p text:style-name="Preformatted_20_Text">17. Přetož Bóh je jim do jich wutrobow dał, zo bychu činili jeho wolu a to činili w jenej mysli a dali swoje kralestwo temu zwěrjeću, hač bychu Bože słowa dokonjane byłe. </text:p>
      <text:p text:style-name="Preformatted_20_Text"/>
      <text:p text:style-name="P53">18. A ta žónska, kotruž ty widźił sy, je to wulke město, kiž kralestwo ma na tych kralach na zemi. <text:span text:style-name="T7">ref((</text:span>St. 16, 19.<text:span text:style-name="T34">))</text:span></text:p>
      <text:p text:style-name="P53"/>
      <text:p text:style-name="P19">%----------------------------------- </text:p>
      <text:p text:style-name="P53"/>
      <text:p text:style-name="P53"><text:span text:style-name="T34">staw((</text:span>18. staw.<text:span text:style-name="T34">))</text:span> </text:p>
      <text:p text:style-name="P53"/>
      <text:p text:style-name="P53"><text:span text:style-name="T34">detail((</text:span>Wo padźe a štrafje antikhryztzkeho kralestwa.<text:span text:style-name="T34">))</text:span></text:p>
      <text:p text:style-name="P53"/>
      <text:p text:style-name="P19">%----------------------------------- </text:p>
      <text:p text:style-name="P53"/>
      <text:p text:style-name="P53">1. A potom widźich ja druheho jandźela z njebjes přińdźo, kiž wulku móc měješe, a zemja bu rosswětlena wot jeho krasnosće; </text:p>
      <text:p text:style-name="P53"/>
      <text:p text:style-name="Preformatted_20_Text"/>
      <text:p text:style-name="Preformatted_20_Text"/>
      <text:p text:style-name="Preformatted_20_Text"/>
      <text:p text:style-name="Preformatted_20_Text"><text:soft-page-break/></text:p>
      <text:p text:style-name="P54">2. A wón zawoła ze sylnym hłosom a dźeše: Panuło je, panuło je Babylon, to wulke, a je k wobydlenju tych čertow sčinjene a za kłódu wšitkich nječistych duchow a za kłódu wšitkich nječistych a hidźenych ptakow. <text:span text:style-name="T7">ref((</text:span>Jez. 21, 9. Jer. 51, 8. Zjew. 14, 8. Jez. 13, 21. Jer. 50, 3. 39. 40.<text:span text:style-name="T35">))</text:span></text:p>
      <text:p text:style-name="P54"/>
      <text:p text:style-name="P54">3. Přetož wot suroweho wina jeho kurwarstwa su wšitcy póhanjo pili; a ći kralojo na zemi su z nim kurwili, a kupcy teje zemje su so wobohaćili wot jeho wulkeho lóšta. <text:span text:style-name="T7">ref((</text:span>Jer. 51, 7. Nah. 3, 4.<text:span text:style-name="T35">))</text:span></text:p>
      <text:p text:style-name="P54"/>
      <text:p text:style-name="P54">4. A ja słyšach druhi hłós z njebja, kiž dźeše: Dźiće won z njeho, mój ludo, zo byšće so njeztowaŕšili z jeho hrěchami a něšto wot jeho čwilow njedoztali. <text:span text:style-name="T7">ref((</text:span>Jez. 48, 20. Jer. 50, 8.<text:span text:style-name="T35">))</text:span></text:p>
      <text:p text:style-name="P54"><text:s/></text:p>
      <text:p text:style-name="P54">5. Přetož jeho hrěchi dosahaju hač do njebjes, a Bóh zpomina na jeho njeprawdu. <text:span text:style-name="T7">ref((</text:span>1 Mójz. 18, 20. Jer. 51, 9.<text:span text:style-name="T35">))</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77.tif.large.jpg </text:p>
      <text:p text:style-name="Preformatted_20_Text">%----------------------------------------------------------- </text:p>
      <text:p text:style-name="Preformatted_20_Text"/>
      <text:p text:style-name="P55">6. Sapłaćće jemu, kaž je wone wam zapłaćiło, a čińće jemu dwójcy po jeho skutkach; a z kotrejž khanku wone wam je pšipiło, pšipijće jemu dwójcy. <text:span text:style-name="T7">ref((</text:span>Jer. 5O, 15. 29.<text:span text:style-name="T36">))</text:span></text:p>
      <text:p text:style-name="P55"/>
      <text:p text:style-name="P55">7. Tak wjele hač wone so same khwaliło je a je so derje a krasnje měło, tak wjele dajće jemu čwile a ćerpjenja. Přetož wone praji w swojej wutrobje: Ja sedźu jako kralowa a njejsym žana wudowa a žarowanje widźeć njebudu. <text:span text:style-name="T7">ref((</text:span>Jer. 50, 29. Jez. 47, 7. 8.<text:span text:style-name="T36">))</text:span></text:p>
      <text:p text:style-name="Preformatted_20_Text"/>
      <text:p text:style-name="P55">8. Teho dla budźa jeho čwile na jedyn dźeń přińć, smjerć a žarowanje a hłód; a z wohenjom budźe wone spalene. Přetož sylny je Bóh, tón Knjez, kiž jo sudźić budźe. <text:span text:style-name="T7">ref((</text:span>Jez. 47, 9. Jer. 50, 31. Zjew. 17, 16.<text:span text:style-name="T36">))</text:span></text:p>
      <text:p text:style-name="P55"/>
      <text:p text:style-name="P55">9. A budźa pře njo płakać a jeho dla žałosćić ći kralojo na zemi, kotřiž z nim su kurwili a samopašnozć hnali, hdyž woni budźa wohladać tón kad jeho palenja; <text:span text:style-name="T7">ref((</text:span>St. 17, 2. St. 2, 23.<text:span text:style-name="T36">))</text:span></text:p>
      <text:p text:style-name="P55"><text:s/></text:p>
      <text:p text:style-name="P55">10. A budźa z daloka stać před bojosću jeho čwile a prajić: Běda, běda! to wulke město Babylon, to sylne město! dokelž we jenej štundźe je twoje sudźenje přišło. <text:span text:style-name="T7">ref((</text:span>St. 14, 8.<text:span text:style-name="T36">))</text:span></text:p>
      <text:p text:style-name="P55"><text:s/></text:p>
      <text:p text:style-name="P55">11. A ći kupcy na zemi budźa pře njo płakać a žarować, zo jich woru žadyn wjazy kupować njebudźe; <text:span text:style-name="T7">ref((</text:span>Scht. 18. ECz. 27, 36.<text:span text:style-name="T36">))</text:span></text:p>
      <text:p text:style-name="P55"><text:s/></text:p>
      <text:p text:style-name="P55">12. Tu woru teho złota a slěbora a krasnych kamjenjow, tych parlow, teho ćeńkeho płata a purpura a židźaneho a šarlata a wšelke thynowe drjewo, tež wšelke sudobje wot elefantowych kosćow a wšelke sudobje wot krasneho drjewa, wot khopora, wot železa a wot marmora; <text:span text:style-name="T7">ref((</text:span>Ez. 27, 12. 13. 22.<text:span text:style-name="T36">))</text:span></text:p>
      <text:p text:style-name="P55"><text:s/></text:p>
      <text:p text:style-name="Preformatted_20_Text">13. A zimmet a kadźenje a žałbu a wyruch a wino a wolij a załty a pšeńcu a skót a wowcy a konje a wozy a ćěła a duše tych ludźi. </text:p>
      <text:p text:style-name="Preformatted_20_Text"/>
      <text:p text:style-name="Preformatted_20_Text">14. Tež tón sad, kiž sebi twoja duša požada, je wot tebje wotešoł; a wšitko, štož tučne a krasne běše, je wot tebje so zhubiło; a njebudźeš to same wjazy namakać. </text:p>
      <text:p text:style-name="Preformatted_20_Text"/>
      <text:p text:style-name="P56">15. Ći kupcy tajkich wěcow, kiž so wot njeho su wobohaćili, budźa z daloka stać před bojosću jeho čwile a płakać a žarować, <text:span text:style-name="T7">ref((</text:span>Jer. 50, 13. 46.<text:span text:style-name="T37">))</text:span> </text:p>
      <text:p text:style-name="Preformatted_20_Text"/>
      <text:p text:style-name="Preformatted_20_Text">16. A budźa rjec: Běda, běda! to wulke město, kotrež běše nawoblečene ze židu a z purpurom a ze šarlatom a pozłoćane běše ze złotom a z krasnymi kamjenjemi a z parlemi! </text:p>
      <text:p text:style-name="Preformatted_20_Text"/>
      <text:p text:style-name="P56">17. Dokelž za jenu štundu tajke wulke bohatstwo je wutupjene; tež wšitcy roskazowarjo na łódźach a wšitkón lud, kiž so na łódźach wozy, a ći łódźnizy, kiž na morju dobytka pytaju, stejachu z daloka; <text:span text:style-name="T7">ref((</text:span>Jez. 25, 14. ěz. 27, 27.<text:span text:style-name="T37">))</text:span> </text:p>
      <text:p text:style-name="Preformatted_20_Text"/>
      <text:p text:style-name="P56">18. A zawołachu, hdyž tón kad wot jeho zpalenja wuhladachu, a dźachu: Kotre město běše rune temu wulkemu městu? <text:span text:style-name="T7">ref((</text:span>Jez. 34, 10.<text:span text:style-name="T37">))</text:span></text:p>
      <text:p text:style-name="P56"><text:s/></text:p>
      <text:p text:style-name="P56">19. A mjetachu proch na swoje hłowy, wołachu, płakachu a žarowachu a dźachu: Běda, běda! to wulke město, w kotrymž su so wobohaćili wšitcy, kiž łódźe na morju mějachu, wot jeho krasnych wěcow! Přetož za jenu štundu je wone wutupjene. <text:span text:style-name="T7">ref((</text:span>Joz. 7, 6. Hiob. 2, 12.<text:span text:style-name="T37">))</text:span></text:p>
      <text:p text:style-name="P56"/>
      <text:p text:style-name="P56"/>
      <text:p text:style-name="P56"/>
      <text:p text:style-name="P56"><text:soft-page-break/><text:s/></text:p>
      <text:p text:style-name="P56">20. Wjesel so nad nim, njebjo, a wy swjeći japoštoli a profetojo , přetož Bóh je jo sudźił a so waše dla nad nim wjećił! <text:span text:style-name="T7">ref((</text:span>Jer. 51, 48.<text:span text:style-name="T37">))</text:span></text:p>
      <text:p text:style-name="P56"><text:s/></text:p>
      <text:p text:style-name="P56">21. Tuž pozběhnu jedyn sylny jandźel kamjeń, wulki jako młynski kamjeń, a ćisnu jón do morja a dźeše: Tak budźe tež jene dobo zaćisnjene to wulke město Babylon a njebudźe wjazy namakane. <text:span text:style-name="T7">ref((</text:span>Jer. 51, 63. 64. :<text:span text:style-name="T37">))</text:span> </text:p>
      <text:p text:style-name="Preformatted_20_Text"/>
      <text:p text:style-name="P57">22. A hłós tych zpěwarjow a herzow, pizkarjow a trubjerjow wjazy w tebi słyšany njebuüdźe; ani žadyn hantwjeŕzki wšelkeho khumšta njebudźe wjazy w tebi namakany; ani młynski hłós njebudźe wjazy w tebi słyšany; <text:span text:style-name="T7">ref((</text:span>Jez. 24, 8. Ez. 26, 13.<text:span text:style-name="T38">))</text:span></text:p>
      <text:p text:style-name="P57"/>
      <text:p text:style-name="P57"/>
      <text:p text:style-name="P57"/>
      <text:p text:style-name="P57"/>
      <text:p text:style-name="P57"/>
      <text:p text:style-name="P57"/>
      <text:p text:style-name="P57"><text:s/></text:p>
      <text:p text:style-name="P1"><text:s/></text:p>
      <text:p text:style-name="Preformatted_20_Text">%----------------------------------- </text:p>
      <text:p text:style-name="Preformatted_20_Text">% https://digital.slub-dresden.de/data/kitodo/BibltojeZ_478590679/BibltojeZ_478590679_tif/jpegs/00001678.tif.large.jpg </text:p>
      <text:p text:style-name="Preformatted_20_Text">%----------------------------------------------------------- </text:p>
      <text:p text:style-name="Preformatted_20_Text"/>
      <text:p text:style-name="P58">23. A to swětło wot swěcy njebudźe so wjazy w tebi swěćić; ani hłós nawoženjowy a njewjezćiny njebudźe wjazy w tebi słyšany, přetož twoji kupcy běchu wulcy knježa na zemi, zo přez twoje kuzłowanje su byli zawjedźeniwšitzy póhanjo. <text:span text:style-name="T7">ref((</text:span>Jer. 7, 34. Jez. 23, 8.<text:span text:style-name="T39">))</text:span></text:p>
      <text:p text:style-name="Preformatted_20_Text"/>
      <text:p text:style-name="P58">24. A ta krej tych profetow a swjatych je w nim namakana, a wšitkich tych, kotřiž su na zemi skóncowani. <text:span text:style-name="T7">ref((</text:span>St. 17, 6. Mat. 23, 37.<text:span text:style-name="T39">))</text:span> </text:p>
      <text:p text:style-name="Preformatted_20_Text"/>
      <text:p text:style-name="P20">%----------------------------------- </text:p>
      <text:p text:style-name="P59"/>
      <text:p text:style-name="P59"><text:span text:style-name="T40">staw((</text:span>19. staw.<text:span text:style-name="T40">))</text:span></text:p>
      <text:p text:style-name="P58"/>
      <text:p text:style-name="P58"><text:span text:style-name="T40">detail((</text:span>Chwalobny kěrluš wuzwolenych wuwjedźenja Božeho suda dla, štož nastupa wulku kurwu.<text:span text:style-name="T40">))</text:span> </text:p>
      <text:p text:style-name="Preformatted_20_Text"/>
      <text:p text:style-name="P20">%----------------------------------- </text:p>
      <text:p text:style-name="P59"/>
      <text:p text:style-name="P60">1. Potom słyšach ja wulki hłós wulkeho luda na njebju, kiž dźeše: Haleluja! Zbožo a chwalba a česć a móc budź Bohu, našemu Knjezej! <text:span text:style-name="T7">ref((</text:span>St. 11, 15.<text:span text:style-name="T41">))</text:span></text:p>
      <text:p text:style-name="Preformatted_20_Text"/>
      <text:p text:style-name="P60">2. Přetož wěrne a prawe su jeho sudy, zo wón tu wulku kurwu je sudźił, kotraž tu zemju ze swojim kurwaŕztwom je zkazyła, a je tu krej swojich wotročkow z jeje ruki wjećił. <text:span text:style-name="T7">ref((</text:span>5 Mójz. 32, 43.<text:span text:style-name="T41">))</text:span> </text:p>
      <text:p text:style-name="Preformatted_20_Text"/>
      <text:p text:style-name="P60">3. A dźachu z nowoh': Haleluja! A jeje kad wuztupa do wšeje wěčneje wěčnosće. <text:span text:style-name="T7">ref((</text:span>Jez. 34, 10.<text:span text:style-name="T41">))</text:span> </text:p>
      <text:p text:style-name="Preformatted_20_Text"/>
      <text:p text:style-name="P60">4. A ći štyrjo a dwacećo starši a te štyri zwěrjata padźechu dele a modlachu so k Bohu, kiž na stole sedźeše, a dźachu: Hamjeń, haleluja! <text:span text:style-name="T7">ref((</text:span>St. 4, 4. 10.<text:span text:style-name="T41">))</text:span></text:p>
      <text:p text:style-name="P60"/>
      <text:p text:style-name="P60">5. A hłós wuńdźe ze stoła, kiž dźeše: Khwalće našeho Boha wšitcy jeho wotročcy a kotřiž so jeho bojiće, małi a wulcy! </text:p>
      <text:p text:style-name="Preformatted_20_Text"/>
      <text:p text:style-name="P60">6. Tež słyšach ja jako hłós wulkeje syły a jako šumjenje wjele wodow a jako hłós sylnych hrimanjow, kiž dźachu: Haleluja! Přetož tón Knjez, tón wšehomócny Bóh, jako kral knježi. <text:span text:style-name="T7">ref((</text:span>St. 11, 15.<text:span text:style-name="T41">))</text:span> </text:p>
      <text:p text:style-name="Preformatted_20_Text"/>
      <text:p text:style-name="P60">7. Wjeselmy so a zradujmy so a dajmy jemu česć; přetož kwas teho jehnjeća je přišoł a jeho mandźelska je so pšihotowała. <text:span text:style-name="T7">ref((</text:span>Mat. 22, 2. St. 25, 6. 10.<text:span text:style-name="T41">))</text:span></text:p>
      <text:p text:style-name="P60"><text:s/></text:p>
      <text:p text:style-name="P60">8. A jej bu date, zo by so woblekła rjanu a čistu židu (ta žida pak je ta prawdosć tych swjatych). <text:span text:style-name="T7">ref((</text:span>Pz. 45, 14. 15.<text:span text:style-name="T41">))</text:span> </text:p>
      <text:p text:style-name="Preformatted_20_Text"/>
      <text:p text:style-name="P60">9. A wón dźeše ke mni: Napiš: Zbóžni su, kotřiž k kwasnej wječeri teho jehnjeća su powołani. Tež dźeše wón ke mni: To su wěrne słowa Bože. <text:span text:style-name="T7">ref((</text:span>Luk. 14, 16. Zjew. 21, 5.<text:span text:style-name="T41">))</text:span></text:p>
      <text:p text:style-name="Preformatted_20_Text"/>
      <text:p text:style-name="P60">10. A ja padźech před nim k jeho nohomaj, zo bych so k njemu modlił; ale wón dźeše ke mni: Hladaj, zo by to nječinił; ja sym twojeho runja wotročk a twojich bratrow a tych, kiž maju to swědčenje Jezusowe. Modl so k Bohu. To swědčenje Jezusowe pak je tón prophetizki duch. <text:span text:style-name="T7">ref((</text:span>St. 22, 8. Jap. zk. 10, 25. 26.<text:span text:style-name="T41">))</text:span></text:p>
      <text:p text:style-name="P60"><text:s/></text:p>
      <text:p text:style-name="P60">11. A ja widźich njebjesa wotewrjene, a hlaj, běły kóń; a temu, kiž na nim sedźeše, rěkaju swěrny a wěrny, a kiž po prawdosći sudźi a wojuje. <text:span text:style-name="T7">ref((</text:span>St. 6, 2.<text:span text:style-name="T41">))</text:span></text:p>
      <text:p text:style-name="P60"><text:s/></text:p>
      <text:p text:style-name="Preformatted_20_Text"/>
      <text:p text:style-name="Preformatted_20_Text"><text:soft-page-break/></text:p>
      <text:p text:style-name="P61">12. A jeho woči běštej jako wohenjowe płomjo, a na jeho hłowje běše wjele krónow;, a měješe mjeno napisane, kotrež nichtó njewědźeše, chiba wón sam. <text:span text:style-name="T7">ref((</text:span>St. 1, 14.<text:span text:style-name="T42">))</text:span></text:p>
      <text:p text:style-name="P61"/>
      <text:p text:style-name="P61">13. A běše woblečeny drastu, kiž z krwju běše wobkrjepjena; a jeho mjenu rěkaju Bože słowo. <text:span text:style-name="T7">ref((</text:span>Jez. 63, 1. Jan. 1,1.<text:span text:style-name="T42">))</text:span></text:p>
      <text:p text:style-name="P61"><text:s/></text:p>
      <text:p text:style-name="Preformatted_20_Text">14. A wójska, kiž w njebjesach su, ćehnjechu za nim na běłych konjach a běchu woblečene z běłej a z čistej židu. </text:p>
      <text:p text:style-name="Preformatted_20_Text"/>
      <text:p text:style-name="P61">15. A ze erta jemu wuńdźe na woběmaj bokomaj wótry mječ, zo by z tym samym tych pohanow zrubał; a wón budźe na nich knježić ze železnym prutom. A wón tepce tón winowy jězor teho suroweho hněwa teho wšehomócneho Boha. <text:span text:style-name="T7">ref((</text:span>Pj. 2, 9. Jez. 63, 3.<text:span text:style-name="T42">))</text:span></text:p>
      <text:p text:style-name="P61"/>
      <text:p text:style-name="P61"/>
      <text:p text:style-name="P61"/>
      <text:p text:style-name="P61"/>
      <text:p text:style-name="P61"/>
      <text:p text:style-name="P61"/>
      <text:p text:style-name="P1"><text:s/></text:p>
      <text:p text:style-name="Preformatted_20_Text">%----------------------------------- </text:p>
      <text:p text:style-name="Preformatted_20_Text">% https://digital.slub-dresden.de/data/kitodo/BibltojeZ_478590679/BibltojeZ_478590679_tif/jpegs/00001679.tif.large.jpg </text:p>
      <text:p text:style-name="Preformatted_20_Text">%----------------------------------------------------------- </text:p>
      <text:p text:style-name="Preformatted_20_Text"/>
      <text:p text:style-name="P62">16. A ma to mjeno na swojej drasće a na swojich ledźbach napisane: Kral kralow a Knjez knježich. <text:span text:style-name="T7">ref((</text:span>1 Tim. 6, 15. Zjew. 17, 14.<text:span text:style-name="T43">))</text:span></text:p>
      <text:p text:style-name="P62"/>
      <text:p text:style-name="Preformatted_20_Text">17. A ja widźich jeneho jandźela stejo w słóncu; a wón wołaše z wulkim hłosom a dźeše k wšitkim ptakam, kiž pod njebjesami lětaju: Pójće a zhromadźće so k wulkej wječeri Božej, </text:p>
      <text:p text:style-name="Preformatted_20_Text"/>
      <text:p text:style-name="P62">18. So byšće jědli ćěła tych kralow a ćěła tych hejtmanow, te ćěła tych sylnych a ćěła tych konjow a tych, kiž na nich sedźa, a ćěła wšitkich frejnych a wotročkow, tych małych a wulkich. <text:span text:style-name="T7">ref((</text:span>Jez. 49, 26.<text:span text:style-name="T43">))</text:span> </text:p>
      <text:p text:style-name="Preformatted_20_Text"/>
      <text:p text:style-name="Preformatted_20_Text">19. A ja widźich to zwěrjo a tych kralow na zemi a jich wójska zhromadźene, zo bychu bitwu dźerželi z tym, kiž na tym konju sedźeše, a z jeho wójzkom. </text:p>
      <text:p text:style-name="Preformatted_20_Text"/>
      <text:p text:style-name="P62">20. A to zwěrjo bu pšijate a z nim tón falšny profeta, kiž te zejchi činješe před nim, přez kotrež wón zawjedźeše tych, kiž znamjo teho zwěrjeća wzachu a kiž so modlachu k temu swjećeću teho zwěrjeća; a wonaj wobaj buštaj žiwaj do teje wohenjoweje łuže ćisnjenaj, kotraž ze šwablom so horješe. <text:span text:style-name="T7">ref((</text:span>St. 13, 1. 15. St. 20, 10. Jez. 30, 33. Dan. 7, 11. 26.<text:span text:style-name="T43">))</text:span></text:p>
      <text:p text:style-name="Preformatted_20_Text"/>
      <text:p text:style-name="P62">21. A ći druzy buchu skóncowani z mječom teho, kiž na konju sedźeše, kotryž jemu ze erta won dźěše; a wšitke ptaki buchu nasyćene wot jich mjasa.</text:p>
      <text:p text:style-name="P62"><text:s/></text:p>
      <text:p text:style-name="P21">%----------------------------------- </text:p>
      <text:p text:style-name="P63"/>
      <text:p text:style-name="P63"><text:span text:style-name="T44">staw((</text:span>20. staw.<text:span text:style-name="T44">))</text:span> </text:p>
      <text:p text:style-name="P62"/>
      <text:p text:style-name="P62"><text:span text:style-name="T44">detail((</text:span>Wo zwjazanym a wotwjazanym zmiju: Gogu a Magogu, a sudnym dnju.<text:span text:style-name="T44">))</text:span></text:p>
      <text:p text:style-name="Preformatted_20_Text"/>
      <text:p text:style-name="P21">%----------------------------------- </text:p>
      <text:p text:style-name="P63"/>
      <text:p text:style-name="P63">1. A ja widźich jandźela dele přińdźo z njebjes, kiž měješe kluč k hłubinje a wulki rjećas w swojej rucy. <text:span text:style-name="T7">ref((</text:span>St. 1, 18.<text:span text:style-name="T44">))</text:span></text:p>
      <text:p text:style-name="P63"/>
      <text:p text:style-name="P63">2. A wón zapšija teho zmija, teho stareho hada, kiž je čert a zatan, a zwjaza jeho na tawzynt lět; <text:span text:style-name="T7">ref((</text:span>St. 12, 9.<text:span text:style-name="T44">))</text:span> </text:p>
      <text:p text:style-name="Preformatted_20_Text"/>
      <text:p text:style-name="Preformatted_20_Text">3. A ćisnu jeho do teje hłubiny a zankny jeho a zazyglowa z wjercha na nim, zo by wjazy tych pohanow njezawjedł, hač było dokonjane tawzynt lět; a potom dyrbi wón roswjazany być na mały čas. </text:p>
      <text:p text:style-name="Preformatted_20_Text"/>
      <text:p text:style-name="P63">4. A ja widźich stoły, a zesydachu so na nje, a jim bu sudźenje date; a te duše tych, kotrymž hłowa běše wotćata swědčenja Jezusoweho dla a Božeho dla, a tych, kotřiž so njeběchu modlili k temu zwěrjeću ani k temu swjećeću a njeběchu wzali to znamjo na swoje čoło ani na swoju ruku; a ći běchu žiwi a knježachu z Chrystusom tawzynt lět. <text:span text:style-name="T7">ref((</text:span>Dan. 7, 9. 22. 27. Mat. 19, 28.<text:span text:style-name="T44">))</text:span> </text:p>
      <text:p text:style-name="Preformatted_20_Text"/>
      <text:p text:style-name="P63">5. Ći druzy morwi pak njebuchu zaso žiwi, hač byłe tawzynt lět dokonjane. To je to prěnje horjestawanje. <text:span text:style-name="T7">ref((</text:span>Jez. 26, 14.<text:span text:style-name="T44">))</text:span> </text:p>
      <text:p text:style-name="Preformatted_20_Text"/>
      <text:p text:style-name="P63">6. Zbóžny a swjaty je tón, kiž ma dźěl na tym prěnim horjestawanju; přetož nad tymi ta druha smjerć žaneje mocy nima; ale woni budźa měšnicy Boži a Chrystusowi a budźa z nim knježić tawzynt lět. <text:span text:style-name="T7">ref((</text:span>St. 5, 10.<text:span text:style-name="T44">))</text:span></text:p>
      <text:p text:style-name="P63"><text:s/></text:p>
      <text:p text:style-name="Preformatted_20_Text">7. Hdyž pak te tawzynt lěta dokonjane budźa, budźe zatan wupušćeny ze swojeho jastwa, </text:p>
      <text:p text:style-name="Preformatted_20_Text"/>
      <text:p text:style-name="Preformatted_20_Text"><text:soft-page-break/></text:p>
      <text:p text:style-name="P64">8. A budźe, wuńć, zo by zawjedł tych póhanomw, kiž su na tych štyrjoch kóncach teje zemje teho Goga a Magoga, zo by jich zhromadźił na bitwu, kotrychž wjele je jako pěska při morju. <text:span text:style-name="T7">ref((</text:span>Ez. 38, 2. 1 Makk 11, 1.<text:span text:style-name="T45">))</text:span> </text:p>
      <text:p text:style-name="Preformatted_20_Text"/>
      <text:p text:style-name="P64">9. A woni wustupichu na tu šěrokosć teje zemje a wobdachu koło wokoło to wójzko tych swjatych a to lube město; ale woheń padźe wot Boha z njebjes a póžrje jich. <text:span text:style-name="T7">ref((</text:span>Ez. 88, 22. St. 30, 6.<text:span text:style-name="T45">))</text:span> </text:p>
      <text:p text:style-name="Preformatted_20_Text"/>
      <text:p text:style-name="P65">10. A tón čert, kiž jich zawjedł běše, bu ćisnjeny do jězora, kiž z wohenjom a ze šwablom so pali, hdźež to zwěrjo a tón falšny profeta běštaj; a budźa tam čwilowani wodnjo a w nocy do wšeje wěčneje wěčnosće. <text:span text:style-name="T7">ref((</text:span>St. 19, 20. St. 14, 10. 11.<text:span text:style-name="T46">))</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80.tif.large.jpg </text:p>
      <text:p text:style-name="Preformatted_20_Text">%----------------------------------------------------------- </text:p>
      <text:p text:style-name="Preformatted_20_Text"/>
      <text:p text:style-name="Preformatted_20_Text">11. A ja widźich wulki běły stoł a teho, kiž na nim sedźeše, před kotrehož wobličom ćěkaše zemja a te njebjesa, a njebu žane město za nich namakane. </text:p>
      <text:p text:style-name="Preformatted_20_Text"/>
      <text:p text:style-name="P65">12. A ja widźich tych morwych, małych a wulkich před Bohom stejo, a knihi buchu wotewrjene; tež buchu knihi wotewrjene, kotrež su teho žiwjenja. A ći morwi buchu sudźeni po tym, jako pisane běše w tych knihach, po swojich skutkach. <text:span text:style-name="T7">ref((</text:span>St. 3, 5. Phil. 4, 3.<text:span text:style-name="T46">))</text:span></text:p>
      <text:p text:style-name="Preformatted_20_Text"/>
      <text:p text:style-name="Preformatted_20_Text">13. A to morjo dawaše tych morwych, kotřiž w nim běchu; a ta smjerć a ta hela dawaštaj tych morwych, kiž w njej běchu; a woni buchu sudźeni, kóždy po swojich skutkach. </text:p>
      <text:p text:style-name="Preformatted_20_Text"/>
      <text:p text:style-name="P65">14. A ta smjerć a ta hela buštej ćisnjenej do teho wohenjoweho jězora. To je ta druha smjerć. <text:span text:style-name="T7">ref((</text:span>St. 6, 8. 1 Kor. 15, 26. 54. 55.<text:span text:style-name="T46">))</text:span></text:p>
      <text:p text:style-name="Preformatted_20_Text"/>
      <text:p text:style-name="P65">15. A štóž njebu namakany w tych knihach teho žiwjenja napisany, tón bu ćisnjeny do teho wohenjoweho jězora. <text:span text:style-name="T7">ref((</text:span>Mat. 25, 41.<text:span text:style-name="T46">))</text:span> </text:p>
      <text:p text:style-name="Preformatted_20_Text"/>
      <text:p text:style-name="P22">%----------------------------------- </text:p>
      <text:p text:style-name="P66"/>
      <text:p text:style-name="P66"><text:span text:style-name="T47">staw((</text:span>21. staw.<text:span text:style-name="T47">))</text:span></text:p>
      <text:p text:style-name="P65"/>
      <text:p text:style-name="P65"><text:span text:style-name="T47">detail((</text:span>Ssedme widźenje wo nowym Jerusalemje.<text:span text:style-name="T47">))</text:span></text:p>
      <text:p text:style-name="P65"><text:s/></text:p>
      <text:p text:style-name="P22">%----------------------------------- </text:p>
      <text:p text:style-name="P66"/>
      <text:p text:style-name="P66">1. A ja widźich nowe njebjesa a nowu zemju. Přetož te prěnje njebjesa a ta prěnja zemja bě zašła a to morjo wjazy njeběše. <text:span text:style-name="T7">ref((</text:span>Jez. 65, 17. St. 66, 22. 2 Pětr. 3, 13.<text:span text:style-name="T47">))</text:span></text:p>
      <text:p text:style-name="P66"/>
      <text:p text:style-name="P66">2. A ja, Jan, widźich to swjate město, to nowe Jerusalem, kiž wot Boha z njebjes dele přińdźe, tak přihotowane jako wupyšena njewjesta swojemu mužej. <text:span text:style-name="T7">ref((</text:span>Gal. 4, 26. Hebr. 11, 10.<text:span text:style-name="T47">))</text:span></text:p>
      <text:p text:style-name="Preformatted_20_Text"/>
      <text:p text:style-name="P66">3. A ja słyšach wulki hłós z njebjes, tón dźeše: Hlaj, hěta Boža pola čłowjekow; a wón budźe při nich bydlić, a woni budźa jeho lud, a Bóh sam z nimi budźe jich Bóh. <text:span text:style-name="T7">ref((</text:span>2 Kor. 6, 16. Ez. 37, 27.<text:span text:style-name="T47">))</text:span></text:p>
      <text:p text:style-name="P66"><text:s/></text:p>
      <text:p text:style-name="P66">4. A Bóh budźe z jich wočow wšitke sylzy zetrěć; a smjerć wjazy njebudźe, ani zrudoba ani wołanje ani bolosć wjazy njebudźe; přetož prěnje je zašło. <text:span text:style-name="T7">ref((</text:span>St. 7, 17. Jez. 35, 10.<text:span text:style-name="T47">))</text:span></text:p>
      <text:p text:style-name="P66"/>
      <text:p text:style-name="P66">5. A tón, kiž na stole sedźeše, dźeše: Hlaj, ja činju wšo nowe. A wón dźeše ke mni: Piš; přetož te słowa su wěste a wěrne. <text:span text:style-name="T7">ref((</text:span>2 Kor. 5, 17.<text:span text:style-name="T47">))</text:span></text:p>
      <text:p text:style-name="P66"><text:s/></text:p>
      <text:p text:style-name="P66">6. Zaso dźeše wón ke mni: Stało so je. Ja sym to Aa to O, tón započatk a tón kónc. Ja budu lačnemu dać z teje studnje žiweje wody darmo. <text:span text:style-name="T7">ref((</text:span>St. 1,8.<text:span text:style-name="T47">))</text:span> </text:p>
      <text:p text:style-name="Preformatted_20_Text"/>
      <text:p text:style-name="P66">7. Štóž přewinje, budźe wšitko herbować, a ja budu jeho Bóh a wón budźe mój syn. <text:span text:style-name="T7">ref((</text:span>St. 2, 26—28. Sach. 8, 8.<text:span text:style-name="T47">))</text:span></text:p>
      <text:p text:style-name="P66"/>
      <text:p text:style-name="P66">8. Tym bojaznym pak a njewěrnym a hroznym a mordarjam a kurwarjam a kuzłarjam a pšibójzkim a wšitkim łharjam, jich dźěl budźe w tej łuži, kiž so z wohenjom a ze šwablom hori; kotrež je ta druha smjerć. <text:span text:style-name="T7">ref((</text:span>St. 22, 15.<text:span text:style-name="T47">))</text:span> </text:p>
      <text:p text:style-name="Preformatted_20_Text"/>
      <text:p text:style-name="Preformatted_20_Text"/>
      <text:p text:style-name="Preformatted_20_Text"/>
      <text:p text:style-name="Preformatted_20_Text"><text:soft-page-break/></text:p>
      <text:p text:style-name="P66">9. A jedyn wot tych sydom jandźelow přińdźe ke mni, kiž te sydom mjedźeńcy mějachu połne tych poslenich sydom čwilow; a rěčeše zo mnu a dźeše: Pój sem, ja chcu ći tu žonu pokazać, tu njewjeztu teho jehnjeća. <text:span text:style-name="T7">ref((</text:span>St: 15, 1.6. ?: St.19, 7.<text:span text:style-name="T47">))</text:span></text:p>
      <text:p text:style-name="Preformatted_20_Text"/>
      <text:p text:style-name="P66">10. A wjedźeše mje w duchu na wulku a wysoku horu a pokaza mi to wulke město, to swjate Jerusalem, kotrež běše dele přišło z njebjes wot Boha; <text:span text:style-name="T7">ref((</text:span>Ez. 40, 2.<text:span text:style-name="T47">))</text:span> </text:p>
      <text:p text:style-name="P66"/>
      <text:p text:style-name="P66">11. A měješe tu krasnosć Božu, a jeho swětło běše podobne na najkrasniši kamjeń, jako na jasny kamjeń jaspis; <text:span text:style-name="T7">ref((</text:span>Ez. 48, 35..<text:span text:style-name="T47">))</text:span></text:p>
      <text:p text:style-name="P66"><text:s/></text:p>
      <text:p text:style-name="P66">12. A měješe wulke a wysoke murje, a měješe tež dwanaće wrotow a na tych wrotach dwanaće jandźelow a mjena napisane, kotrež su tych dwanaće rodow Israelskich dźěći. <text:span text:style-name="T7">ref((</text:span>Ez. 48, 31.<text:span text:style-name="T47">))</text:span></text:p>
      <text:p text:style-name="P66"/>
      <text:p text:style-name="P66"/>
      <text:p text:style-name="P66"/>
      <text:p text:style-name="P66"/>
      <text:p text:style-name="P66"/>
      <text:p text:style-name="P66"/>
      <text:p text:style-name="P66"><text:s/></text:p>
      <text:p text:style-name="P1"><text:s/></text:p>
      <text:p text:style-name="Preformatted_20_Text">%----------------------------------- </text:p>
      <text:p text:style-name="Preformatted_20_Text">% https://digital.slub-dresden.de/data/kitodo/BibltojeZ_478590679/BibltojeZ_478590679_tif/jpegs/00001681.tif.large.jpg </text:p>
      <text:p text:style-name="Preformatted_20_Text">%----------------------------------------------------------- </text:p>
      <text:p text:style-name="Preformatted_20_Text"/>
      <text:p text:style-name="Preformatted_20_Text">13. Wot ranja běchu tři wrota, wot połnocy tři wrota, wot połdnja tři wrota, wot wječora tři wrota. </text:p>
      <text:p text:style-name="Preformatted_20_Text"/>
      <text:p text:style-name="P66">14. A ta murja teho města měješe dwanaće gruntow a na nich te mjena tych dwanaće japoštołow teho jehnjeća. <text:span text:style-name="T7">ref((</text:span>Eph. 2, 20.<text:span text:style-name="T47">))</text:span> </text:p>
      <text:p text:style-name="Preformatted_20_Text"/>
      <text:p text:style-name="P66">15. A tón, kiž zo mnu rěčeše, měješe złotu sćinu za měru, zo by to město měrił a jeho wrota a jeho murje. <text:span text:style-name="T7">ref((</text:span>Ez. 40, 3.<text:span text:style-name="T47">))</text:span> </text:p>
      <text:p text:style-name="Preformatted_20_Text"/>
      <text:p text:style-name="Preformatted_20_Text">16. A to město běše załožene na štwore róžki a jeho dołhosć tajka, kajkaž tež šěrokosć je. A wón měrješe to město z tej sćinu na dwanaće tawzynt honow pol; a dołhosć a šěrokosć a wysokosć teho města su rune. </text:p>
      <text:p text:style-name="Preformatted_20_Text"/>
      <text:p text:style-name="Preformatted_20_Text">17. A wón měrješe jeho murje, sto a štyri a štyrcyći łohćow, po člorózkej měrje, kiž tež je měra jandźelzka. </text:p>
      <text:p text:style-name="Preformatted_20_Text"/>
      <text:p text:style-name="Preformatted_20_Text">18. A twar jeho murjow běše wot jazpisa a to město wot čisteho złota, kiž běše podobne čistej škleńzy. </text:p>
      <text:p text:style-name="Preformatted_20_Text"/>
      <text:p text:style-name="P67">19. A murjowy grunt teho města běše rjenje wuhotowany ze wšelkimi krasnymi kamjenjemi; tón prěni grunt běše jaspis, tón druhi zaphir, tón třeći chalzedon, tón štwórty zmaragd, <text:span text:style-name="T7">ref((</text:span>2 Mójz. 28, 17. Jez. 54, 11. 12.<text:span text:style-name="T48">))</text:span> </text:p>
      <text:p text:style-name="Preformatted_20_Text"/>
      <text:p text:style-name="Preformatted_20_Text">20. Tón pjaty zardonix, tón šesty zardius, tón sedmy chryzolith, tón wosmy berillus, tón dźewjaty topazius, tón dźesaty chrizopras, tón jidnaty hyazinth, tón dwanaty amethizt. </text:p>
      <text:p text:style-name="Preformatted_20_Text"/>
      <text:p text:style-name="P67">21. A te dwanaće wrota běchu dwanaće parle, a kóžde tych wrotow běše wot jedneje parle; a hasy teho města běchu čiste złoto, jako jasna škleńza. <text:span text:style-name="T7">ref((</text:span>St. 22, 2.<text:span text:style-name="T48">))</text:span> </text:p>
      <text:p text:style-name="Preformatted_20_Text"/>
      <text:p text:style-name="Preformatted_20_Text">22. A ja njewidźich žadyn templ w nim; přetož tón Knjez, tón wšehomócny Bóh, je jeho templ a to jehnjo. </text:p>
      <text:p text:style-name="Preformatted_20_Text"/>
      <text:p text:style-name="P67">23. A to město njepotrjeba słónca ani měsaca, zo byštej w nim swěćiłej; přetož ta krasnosć Boža rozswěći to same, a jeho swěca je to jehnjo. <text:span text:style-name="T7">ref((</text:span>Jez. 60, 19. Zjew. 22, 5.<text:span text:style-name="T48">))</text:span></text:p>
      <text:p text:style-name="Preformatted_20_Text"/>
      <text:p text:style-name="P67">24. A ći póhanjo, kiž zbóžni budźa, chodźa w jeho swětle; a ći kralojo na zemi budźa swoju krasnosć a česć do njeho přinjesć. <text:span text:style-name="T7">ref((</text:span>Jez. 60, 3. 5.<text:span text:style-name="T48">))</text:span></text:p>
      <text:p text:style-name="P67"><text:s/></text:p>
      <text:p text:style-name="P67">25. A jeho wrota njebudźa zankane wodnjo, přetož tam žana nóc njebudźe. <text:span text:style-name="T7">ref((</text:span>Jez. 60, 11. 20. Zjew. 22, 5.<text:span text:style-name="T48">))</text:span> </text:p>
      <text:p text:style-name="Preformatted_20_Text"/>
      <text:p text:style-name="Preformatted_20_Text">26. A woni budźa tu krasnosć a česć tych pohanow do njeho přinjesć. </text:p>
      <text:p text:style-name="Preformatted_20_Text"/>
      <text:p text:style-name="P67">27. A njebudźe ničo nječiste do njeho přińć, ani štož hroznosć čini a łžu rěči; ale kotřiž napisani su w knihach žiwjenja teho jehnjeća. <text:span text:style-name="T7">ref((</text:span>Phil. 4, 3.<text:span text:style-name="T48">))</text:span> </text:p>
      <text:p text:style-name="Preformatted_20_Text"/>
      <text:p text:style-name="P23">%----------------------------------- </text:p>
      <text:p text:style-name="P68"/>
      <text:p text:style-name="P68"><text:span text:style-name="T49">staw((</text:span>22. staw.<text:span text:style-name="T49">))</text:span></text:p>
      <text:p text:style-name="P67"/>
      <text:p text:style-name="P67"><text:span text:style-name="T49">detail((</text:span>Wo wěztym wjeselu we wěčnym žiwjenju.<text:span text:style-name="T49">))</text:span></text:p>
      <text:p text:style-name="Preformatted_20_Text"/>
      <text:p text:style-name="P23">%----------------------------------- </text:p>
      <text:p text:style-name="P68"/>
      <text:p text:style-name="P68"><text:soft-page-break/></text:p>
      <text:p text:style-name="P69">1. A wón pokaza mi čistu rěku žiweje wody, jasnu jako kryztal, kiž won dźěše ze stoła Božeho a teho jehnjeća. <text:span text:style-name="T7">ref((</text:span>Ez. 47, 1. Sach. 14, 8.<text:span text:style-name="T50">))</text:span></text:p>
      <text:p text:style-name="P68"><text:s/></text:p>
      <text:p text:style-name="Preformatted_20_Text">2. Srjedźa na jeho hasy a na woběmaj ztronomaj teje rěki steješe drjewo teho žiwjenja, kiž přinjese dwanaćore płody; kóždy měsac dawa wone swój płód; a te lizće teho drjewa hodźa so k wustrowjenju tych pohanow. </text:p>
      <text:p text:style-name="Preformatted_20_Text"/>
      <text:p text:style-name="P69">3. A žane pokleće w nim wjazy njebudźe; ale stoł Boži a teho jehnjeća budźe w nim; a jeho wotročcy budźa jemu słužić, <text:span text:style-name="T7">ref((</text:span>Sach. 14, 11.<text:span text:style-name="T50">))</text:span> </text:p>
      <text:p text:style-name="Preformatted_20_Text"/>
      <text:p text:style-name="Preformatted_20_Text">4. A budźa jeho wobličo widźeć, a jeho mjeno budźe na jich čołach. </text:p>
      <text:p text:style-name="Preformatted_20_Text"/>
      <text:p text:style-name="P69">5. Tam tež žana nóc njebudźe, a njebudźa potrjebać žaneje swěcy abo słónčneje swětłosće; přetož Bóh tón Knjez budźe jich rozswětlić, a woni budźa knježić do wšeje wěčneje wěčnosće. <text:span text:style-name="T7">ref((</text:span>Jez. 60, 19. Pz. 36, 10. Zjew. 21, 25. St. 20, 6.<text:span text:style-name="T50">))</text:span></text:p>
      <text:p text:style-name="P69"/>
      <text:p text:style-name="P70">6. A wón dźeše ke mni: Te słowa su wěste a wěrne. A Bóh, tón Knjez tych swjatych profetow, je swojeho jandźela pósłał, zo by swojim wotročkam zjewił, štož so bórzy stać dyrbi. </text:p>
      <text:p text:style-name="P70"/>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82.tif.large.jpg </text:p>
      <text:p text:style-name="Preformatted_20_Text">%----------------------------------------------------------- </text:p>
      <text:p text:style-name="Preformatted_20_Text"/>
      <text:p text:style-name="P70">7. Hlaj, ja přińdu bórzy. Zbóžny je, kiž dźerži te profetiske słowa w tych knihach. <text:span text:style-name="T7">ref((</text:span>St. 3, 11. St. 1, 3.<text:span text:style-name="T51">))</text:span></text:p>
      <text:p text:style-name="Preformatted_20_Text"/>
      <text:p text:style-name="P70">8. A ja, Jan, sym tón, kiž to widźił a słyšał je. A hdyž to słyšał a widźił běch, padźech ja dele, zo bych so modlił k tymaj nohomaj teho jandźela, kiž mi to same pokaza. <text:span text:style-name="T7">ref((</text:span>St. 19, 10.<text:span text:style-name="T51">))</text:span> </text:p>
      <text:p text:style-name="Preformatted_20_Text"/>
      <text:p text:style-name="Preformatted_20_Text">9. Ale wón dźeše ke mni: Hladaj, zo by to nječinił; přetož ja sym twojeho runja wotročk a twojich bratrow, tych profetow, a tych, kiž dźerža te słowa tych knihow. Modl so k Bohu! </text:p>
      <text:p text:style-name="Preformatted_20_Text"/>
      <text:p text:style-name="P70">10. Dale dźeše wón ke mni: Njezazygluj te profetiske słowa w tych knihach, přetož tón čas je blisko. <text:span text:style-name="T7">ref((</text:span>Dan. 8, 26. Phil. 4, 5.<text:span text:style-name="T51">))</text:span> </text:p>
      <text:p text:style-name="Preformatted_20_Text"/>
      <text:p text:style-name="P70">11. Štóž zły je, njech je hišće dale zły; a štóž nječisty je, njech hišće dale je nječisty; štóž pak prawy je, njech hišće dale je prawy; a štóž swjaty je, njech je hišće dale swjaty. <text:span text:style-name="T7">ref((</text:span>2 Tim. 3, 13.<text:span text:style-name="T51">))</text:span></text:p>
      <text:p text:style-name="P70"/>
      <text:p text:style-name="P24">%----------------------------------- </text:p>
      <text:p text:style-name="P70"/>
      <text:p text:style-name="P70"><text:span text:style-name="T51">detail((</text:span>Tekst na 27. njedźelu po swj. Trojicy. III.<text:span text:style-name="T51">))</text:span></text:p>
      <text:p text:style-name="Preformatted_20_Text"/>
      <text:p text:style-name="P24">%----------------------------------- </text:p>
      <text:p text:style-name="P70"/>
      <text:p text:style-name="P70">12. A hlaj, ja přińdu bórzy a moja mzda zo mnu, zo bych dał kóždemu, kajkež jeho skutki budźa. <text:span text:style-name="T7">ref((</text:span>Scht. 7. St. 3, 11. Rom. 2, 6. Jez. 40, 10.<text:span text:style-name="T51">))</text:span></text:p>
      <text:p text:style-name="P70"><text:s/></text:p>
      <text:p text:style-name="P70">13. Ja sym to A a to O, tón spočatk a kónc, tón prěni a posleni. <text:span text:style-name="T7">ref((</text:span>Jez. 41, 4. St. 44, 6. St. 48, 12. «Zjew. 1, 8. St. 21, 6.<text:span text:style-name="T51">))</text:span></text:p>
      <text:p text:style-name="Preformatted_20_Text"/>
      <text:p text:style-name="P70">14. Zbóžni su, kotřiž jeho kaznje dźerža, zo bychu měli prawo k drjewu teho žiwjenja, a zo bychu woni z wrotami nutř šli do teho města. <text:span text:style-name="T7">ref((</text:span>St. 12, 17.<text:span text:style-name="T51">))</text:span></text:p>
      <text:p text:style-name="P70"><text:s/></text:p>
      <text:p text:style-name="P70">15. Přetož wonkach su te psy a ći kuzłarjo a ći kurwarjo a ći mordarjo a ći pšibójzzy, a wšitcy, kiž lubuja a činja te łžě. <text:span text:style-name="T7">ref((</text:span>St. 21, 8. 1 Kor. 6, 10.<text:span text:style-name="T51">))</text:span> </text:p>
      <text:p text:style-name="Preformatted_20_Text"/>
      <text:p text:style-name="P70">16. Ja, Jezus, sym pósłał swojeho jandźela, zo by wam to wobswědčił w zyrkwjach. Ja sym tón korjeń a narod Dawidowy, ta jasna a jutrna hwězda. <text:span text:style-name="T7">ref((</text:span>St. 1, 1. St. 1, 2. Jez. 11, 10. Rom. 15, 12. 2 Pětr. 1, 10.<text:span text:style-name="T51">))</text:span></text:p>
      <text:p text:style-name="Preformatted_20_Text"/>
      <text:p text:style-name="P70">17. A tón Duch a ta njewjesta prajitaj: Přińdź! A štóž to słyši, njech rjeknje: Přińdź! A komuž so pić chce, njech přińdźe; a štóž chce, njech wozmje wodu teho žiwjenja darmo.) <text:span text:style-name="T7">ref((</text:span>Jez. 55, 1. Jan:?7, 37. Zjew. 21, 6:<text:span text:style-name="T51">))</text:span></text:p>
      <text:p text:style-name="P70"><text:s/></text:p>
      <text:p text:style-name="Preformatted_20_Text">18. Ja wobswědču pak wšitkim, kotřiž słyša słowa teho wěšćenja tych knihow: Jeli zo štó k temu něšto přistajić budźe, dha budźe tež Bóh jemu přistajić te čwile, kotrež w tych knihach napisane steja. </text:p>
      <text:p text:style-name="Preformatted_20_Text"/>
      <text:p text:style-name="P70">19. A jeli zo štó wot tych słowow tych wěšćeŕzkich knihow něšto budźe preč wzać, dha budźe tež Bóh preč wzać jeho dźěl z tych knihow teho žiwjenja a z teho swjateho města a z teho, štož je napisane w tych knihach. <text:span text:style-name="T7">ref((</text:span>5 Mójz. 4, 2. St. 12, ź2. Phil. 4, 3.<text:span text:style-name="T51">))</text:span></text:p>
      <text:p text:style-name="Preformatted_20_Text"/>
      <text:p text:style-name="P70">20. Tak praji tón, kiž to swědči: Haj, ja přińdu bórzy! Hamjeń. Haj, přińdź, Knježe Jezu! Ta hnada našeho Knjeza Jezom Chrysta budź z wami wšitkimi! Hamjeń. <text:span text:style-name="T7">ref((</text:span>St. 1, 7. 2 Tim. 4, 22. Hebr. 13, 25.<text:span text:style-name="T51">))</text:span></text:p>
      <text:p text:style-name="P70"/>
      <text:p text:style-name="P70"><text:soft-page-break/></text:p>
      <text:p text:style-name="P70">Ssamemu budź Bohu cżezć! Hamjeń. </text:p>
      <text:p text:style-name="P70"/>
      <text:p text:style-name="P70"/>
      <text:p text:style-name="P70"/>
      <text:p text:style-name="P70"/>
      <text:p text:style-name="P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7P0" style:volatile="true">
      <number:number number:decimal-places="0" number:min-decimal-places="0" number:min-integer-digits="1" number:grouping="true"/>
      <number:text> </number:text>
      <number:currency-symbol number:language="de" number:country="DE">DM</number:currency-symbol>
    </number:currency-style>
    <number:currency-style style:name="N107">
      <number:text>-</number:text>
      <number:number number:decimal-places="0" number:min-decimal-places="0" number:min-integer-digits="1" number:grouping="true"/>
      <number:text> </number:text>
      <number:currency-symbol number:language="de" number:country="DE">DM</number:currency-symbol>
      <style:map style:condition="value()&gt;=0" style:apply-style-name="N107P0"/>
    </number:currency-style>
    <number:currency-style style:name="N108P0" style:volatile="true">
      <number:number number:decimal-places="2" number:min-decimal-places="2" number:min-integer-digits="1" number:grouping="true"/>
      <number:text> </number:text>
      <number:currency-symbol number:language="de" number:country="DE">DM</number:currency-symbol>
    </number:currency-style>
    <number:currency-style style:name="N108">
      <number:text>-</number:text>
      <number:number number:decimal-places="2" number:min-decimal-places="2" number:min-integer-digits="1" number:grouping="true"/>
      <number:text> </number:text>
      <number:currency-symbol number:language="de" number:country="DE">DM</number:currency-symbol>
      <style:map style:condition="value()&gt;=0" style:apply-style-name="N108P0"/>
    </number:currency-style>
    <number:currency-style style:name="N109P0" style:volatile="true">
      <number:number number:decimal-places="0" number:min-decimal-places="0" number:min-integer-digits="1" number:grouping="true"/>
      <number:text> </number:text>
      <number:currency-symbol number:language="de" number:country="DE">DM</number:currency-symbol>
    </number:currency-style>
    <number:currency-style style:name="N10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09P0"/>
    </number:currency-style>
    <number:currency-style style:name="N110P0" style:volatile="true">
      <number:number number:decimal-places="2" number:min-decimal-places="2" number:min-integer-digits="1" number:grouping="true"/>
      <number:text> </number:text>
      <number:currency-symbol number:language="de" number:country="DE">DM</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10P0"/>
    </number:currency-style>
    <number:currency-style style:name="N111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11P0"/>
    </number:currency-style>
    <number:number-style style:name="N10107" number:language="hsb" number:country="DE" loext:transliteration-spellout="cardinal" number:transliteration-language="hsb" number:transliteration-country="DE">
      <number:number number:decimal-places="0" number:min-decimal-places="0" number:min-integer-digits="1"/>
    </number:number-style>
    <number:number-style style:name="N10108" number:language="hsb" number:country="DE" loext:transliteration-spellout="capitalize cardinal" number:transliteration-language="hsb" number:transliteration-country="DE">
      <number:number number:decimal-places="0" number:min-decimal-places="0" number:min-integer-digits="1"/>
    </number:number-style>
    <number:number-style style:name="N10109" number:language="hsb" number:country="DE" loext:transliteration-spellout="upper cardinal" number:transliteration-language="hsb" number:transliteration-country="DE">
      <number:number number:decimal-places="0" number:min-decimal-places="0" number:min-integer-digits="1"/>
    </number:number-style>
    <number:number-style style:name="N10110" number:language="hsb" number:country="DE" loext:transliteration-spellout="EUR" number:transliteration-language="hsb" number:transliteration-country="DE">
      <number:number number:decimal-places="0" number:min-decimal-places="0" number:min-integer-digits="1"/>
    </number:number-style>
    <number:number-style style:name="N10111" number:language="hsb" number:country="DE" loext:transliteration-spellout="EUR" number:transliteration-language="hsb" number:transliteration-country="DE">
      <number:number number:decimal-places="2" number:min-decimal-places="2" number:min-integer-digits="1"/>
    </number:number-style>
    <number:number-style style:name="N10112" number:language="hsb" number:country="DE" loext:transliteration-spellout="upper EUR" number:transliteration-language="hsb" number:transliteration-country="DE">
      <number:number number:decimal-places="0" number:min-decimal-places="0" number:min-integer-digits="1"/>
    </number:number-style>
    <number:number-style style:name="N10113" number:language="hsb" number:country="DE" loext:transliteration-spellout="upper EUR" number:transliteration-language="hsb" number:transliteration-country="DE">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1-01T18:50:55.953325387</dc:date>
    <meta:editing-duration>PT5H5M16S</meta:editing-duration>
    <meta:editing-cycles>49</meta:editing-cycles>
    <meta:document-statistic meta:table-count="0" meta:image-count="0" meta:object-count="0" meta:page-count="46" meta:paragraph-count="678" meta:word-count="12797" meta:character-count="75754" meta:non-whitespace-character-count="63051"/>
  </office:meta>
</office:document-meta>
</file>